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draw:fill="none" fo:min-height="7.122cm"/>
    </style:style>
    <style:style style:name="gr5" style:family="graphic" style:parent-style-name="standard">
      <style:graphic-properties draw:fill="solid" draw:fill-color="#333333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-color="#eeeee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super 58%"/>
    </style:style>
    <style:style style:name="P3" style:family="paragraph">
      <style:paragraph-properties fo:text-align="center"/>
      <style:text-properties style:text-position="super 58%" fo:font-size="18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833cm" svg:height="2.75cm" svg:x="3cm" svg:y="3cm">
          <text:p/>
        </draw:rect>
        <draw:g>
          <draw:g>
            <draw:rect draw:style-name="gr2" draw:text-style-name="P1" draw:layer="layout" svg:width="0.227cm" svg:height="0.239cm" svg:x="3.515cm" svg:y="3.275cm">
              <text:p/>
            </draw:rect>
            <draw:rect draw:style-name="gr2" draw:text-style-name="P1" draw:layer="layout" svg:width="0.227cm" svg:height="0.239cm" svg:x="3.787cm" svg:y="3.275cm">
              <text:p/>
            </draw:rect>
            <draw:rect draw:style-name="gr2" draw:text-style-name="P1" draw:layer="layout" svg:width="0.226cm" svg:height="0.239cm" svg:x="4.06cm" svg:y="3.275cm">
              <text:p/>
            </draw:rect>
            <draw:rect draw:style-name="gr2" draw:text-style-name="P1" draw:layer="layout" svg:width="0.227cm" svg:height="0.239cm" svg:x="4.331cm" svg:y="3.275cm">
              <text:p/>
            </draw:rect>
            <draw:rect draw:style-name="gr2" draw:text-style-name="P1" draw:layer="layout" svg:width="0.226cm" svg:height="0.239cm" svg:x="3.243cm" svg:y="3.275cm">
              <text:p/>
            </draw:rect>
          </draw:g>
          <draw:g>
            <draw:rect draw:style-name="gr2" draw:text-style-name="P1" draw:layer="layout" svg:width="0.227cm" svg:height="0.238cm" svg:x="3.515cm" svg:y="3.562cm">
              <text:p/>
            </draw:rect>
            <draw:rect draw:style-name="gr2" draw:text-style-name="P1" draw:layer="layout" svg:width="0.227cm" svg:height="0.238cm" svg:x="3.787cm" svg:y="3.562cm">
              <text:p/>
            </draw:rect>
            <draw:rect draw:style-name="gr2" draw:text-style-name="P1" draw:layer="layout" svg:width="0.226cm" svg:height="0.238cm" svg:x="4.06cm" svg:y="3.562cm">
              <text:p/>
            </draw:rect>
            <draw:rect draw:style-name="gr2" draw:text-style-name="P1" draw:layer="layout" svg:width="0.227cm" svg:height="0.238cm" svg:x="4.331cm" svg:y="3.562cm">
              <text:p/>
            </draw:rect>
            <draw:rect draw:style-name="gr2" draw:text-style-name="P1" draw:layer="layout" svg:width="0.226cm" svg:height="0.238cm" svg:x="3.243cm" svg:y="3.562cm">
              <text:p/>
            </draw:rect>
          </draw:g>
          <draw:g>
            <draw:rect draw:style-name="gr2" draw:text-style-name="P1" draw:layer="layout" svg:width="0.227cm" svg:height="0.239cm" svg:x="3.515cm" svg:y="3.848cm">
              <text:p/>
            </draw:rect>
            <draw:rect draw:style-name="gr2" draw:text-style-name="P1" draw:layer="layout" svg:width="0.227cm" svg:height="0.239cm" svg:x="3.787cm" svg:y="3.848cm">
              <text:p/>
            </draw:rect>
            <draw:rect draw:style-name="gr2" draw:text-style-name="P1" draw:layer="layout" svg:width="0.226cm" svg:height="0.239cm" svg:x="4.06cm" svg:y="3.848cm">
              <text:p/>
            </draw:rect>
            <draw:rect draw:style-name="gr2" draw:text-style-name="P1" draw:layer="layout" svg:width="0.227cm" svg:height="0.239cm" svg:x="4.331cm" svg:y="3.848cm">
              <text:p/>
            </draw:rect>
            <draw:rect draw:style-name="gr2" draw:text-style-name="P1" draw:layer="layout" svg:width="0.226cm" svg:height="0.239cm" svg:x="3.243cm" svg:y="3.848cm">
              <text:p/>
            </draw:rect>
          </draw:g>
          <draw:g>
            <draw:rect draw:style-name="gr2" draw:text-style-name="P1" draw:layer="layout" svg:width="0.227cm" svg:height="0.239cm" svg:x="3.515cm" svg:y="4.135cm">
              <text:p/>
            </draw:rect>
            <draw:rect draw:style-name="gr2" draw:text-style-name="P1" draw:layer="layout" svg:width="0.227cm" svg:height="0.239cm" svg:x="3.787cm" svg:y="4.135cm">
              <text:p/>
            </draw:rect>
            <draw:rect draw:style-name="gr2" draw:text-style-name="P1" draw:layer="layout" svg:width="0.226cm" svg:height="0.239cm" svg:x="4.06cm" svg:y="4.135cm">
              <text:p/>
            </draw:rect>
            <draw:rect draw:style-name="gr2" draw:text-style-name="P1" draw:layer="layout" svg:width="0.227cm" svg:height="0.239cm" svg:x="4.331cm" svg:y="4.135cm">
              <text:p/>
            </draw:rect>
            <draw:rect draw:style-name="gr2" draw:text-style-name="P1" draw:layer="layout" svg:width="0.226cm" svg:height="0.239cm" svg:x="3.243cm" svg:y="4.135cm">
              <text:p/>
            </draw:rect>
          </draw:g>
          <draw:g>
            <draw:rect draw:style-name="gr2" draw:text-style-name="P1" draw:layer="layout" svg:width="0.227cm" svg:height="0.239cm" svg:x="3.515cm" svg:y="4.422cm">
              <text:p/>
            </draw:rect>
            <draw:rect draw:style-name="gr2" draw:text-style-name="P1" draw:layer="layout" svg:width="0.227cm" svg:height="0.239cm" svg:x="3.787cm" svg:y="4.422cm">
              <text:p/>
            </draw:rect>
            <draw:rect draw:style-name="gr2" draw:text-style-name="P1" draw:layer="layout" svg:width="0.226cm" svg:height="0.239cm" svg:x="4.06cm" svg:y="4.422cm">
              <text:p/>
            </draw:rect>
            <draw:rect draw:style-name="gr2" draw:text-style-name="P1" draw:layer="layout" svg:width="0.227cm" svg:height="0.239cm" svg:x="4.331cm" svg:y="4.422cm">
              <text:p/>
            </draw:rect>
            <draw:rect draw:style-name="gr2" draw:text-style-name="P1" draw:layer="layout" svg:width="0.226cm" svg:height="0.239cm" svg:x="3.243cm" svg:y="4.422cm">
              <text:p/>
            </draw:rect>
          </draw:g>
          <draw:g>
            <draw:rect draw:style-name="gr2" draw:text-style-name="P1" draw:layer="layout" svg:width="0.227cm" svg:height="0.239cm" svg:x="3.515cm" svg:y="4.709cm">
              <text:p/>
            </draw:rect>
            <draw:rect draw:style-name="gr2" draw:text-style-name="P1" draw:layer="layout" svg:width="0.227cm" svg:height="0.239cm" svg:x="3.787cm" svg:y="4.709cm">
              <text:p/>
            </draw:rect>
            <draw:rect draw:style-name="gr2" draw:text-style-name="P1" draw:layer="layout" svg:width="0.226cm" svg:height="0.239cm" svg:x="4.06cm" svg:y="4.709cm">
              <text:p/>
            </draw:rect>
            <draw:rect draw:style-name="gr2" draw:text-style-name="P1" draw:layer="layout" svg:width="0.227cm" svg:height="0.239cm" svg:x="4.331cm" svg:y="4.709cm">
              <text:p/>
            </draw:rect>
            <draw:rect draw:style-name="gr2" draw:text-style-name="P1" draw:layer="layout" svg:width="0.226cm" svg:height="0.239cm" svg:x="3.243cm" svg:y="4.709cm">
              <text:p/>
            </draw:rect>
          </draw:g>
          <draw:g>
            <draw:rect draw:style-name="gr2" draw:text-style-name="P1" draw:layer="layout" svg:width="0.227cm" svg:height="0.238cm" svg:x="3.515cm" svg:y="4.996cm">
              <text:p/>
            </draw:rect>
            <draw:rect draw:style-name="gr2" draw:text-style-name="P1" draw:layer="layout" svg:width="0.227cm" svg:height="0.238cm" svg:x="3.787cm" svg:y="4.996cm">
              <text:p/>
            </draw:rect>
            <draw:rect draw:style-name="gr2" draw:text-style-name="P1" draw:layer="layout" svg:width="0.226cm" svg:height="0.238cm" svg:x="4.06cm" svg:y="4.996cm">
              <text:p/>
            </draw:rect>
            <draw:rect draw:style-name="gr2" draw:text-style-name="P1" draw:layer="layout" svg:width="0.227cm" svg:height="0.238cm" svg:x="4.331cm" svg:y="4.996cm">
              <text:p/>
            </draw:rect>
            <draw:rect draw:style-name="gr2" draw:text-style-name="P1" draw:layer="layout" svg:width="0.226cm" svg:height="0.238cm" svg:x="3.243cm" svg:y="4.996cm">
              <text:p/>
            </draw:rect>
          </draw:g>
          <draw:g>
            <draw:rect draw:style-name="gr2" draw:text-style-name="P1" draw:layer="layout" svg:width="0.227cm" svg:height="0.239cm" svg:x="3.515cm" svg:y="5.282cm">
              <text:p/>
            </draw:rect>
            <draw:rect draw:style-name="gr2" draw:text-style-name="P1" draw:layer="layout" svg:width="0.227cm" svg:height="0.239cm" svg:x="3.787cm" svg:y="5.282cm">
              <text:p/>
            </draw:rect>
            <draw:rect draw:style-name="gr2" draw:text-style-name="P1" draw:layer="layout" svg:width="0.226cm" svg:height="0.239cm" svg:x="4.06cm" svg:y="5.282cm">
              <text:p/>
            </draw:rect>
            <draw:rect draw:style-name="gr2" draw:text-style-name="P1" draw:layer="layout" svg:width="0.227cm" svg:height="0.239cm" svg:x="4.331cm" svg:y="5.282cm">
              <text:p/>
            </draw:rect>
            <draw:rect draw:style-name="gr2" draw:text-style-name="P1" draw:layer="layout" svg:width="0.226cm" svg:height="0.239cm" svg:x="3.243cm" svg:y="5.282cm">
              <text:p/>
            </draw:rect>
          </draw:g>
        </draw:g>
        <draw:rect draw:style-name="gr1" draw:text-style-name="P1" draw:layer="layout" svg:width="1.833cm" svg:height="2.75cm" svg:x="6.667cm" svg:y="3cm">
          <text:p/>
        </draw:rect>
        <draw:g>
          <draw:g>
            <draw:rect draw:style-name="gr2" draw:text-style-name="P1" draw:layer="layout" svg:width="0.226cm" svg:height="0.239cm" svg:x="7.182cm" svg:y="3.275cm">
              <text:p/>
            </draw:rect>
            <draw:rect draw:style-name="gr2" draw:text-style-name="P1" draw:layer="layout" svg:width="0.227cm" svg:height="0.239cm" svg:x="7.454cm" svg:y="3.275cm">
              <text:p/>
            </draw:rect>
            <draw:rect draw:style-name="gr2" draw:text-style-name="P1" draw:layer="layout" svg:width="0.227cm" svg:height="0.239cm" svg:x="7.726cm" svg:y="3.275cm">
              <text:p/>
            </draw:rect>
            <draw:rect draw:style-name="gr2" draw:text-style-name="P1" draw:layer="layout" svg:width="0.227cm" svg:height="0.239cm" svg:x="7.998cm" svg:y="3.275cm">
              <text:p/>
            </draw:rect>
            <draw:rect draw:style-name="gr2" draw:text-style-name="P1" draw:layer="layout" svg:width="0.226cm" svg:height="0.239cm" svg:x="6.91cm" svg:y="3.275cm">
              <text:p/>
            </draw:rect>
          </draw:g>
          <draw:g>
            <draw:rect draw:style-name="gr2" draw:text-style-name="P1" draw:layer="layout" svg:width="0.226cm" svg:height="0.238cm" svg:x="7.182cm" svg:y="3.562cm">
              <text:p/>
            </draw:rect>
            <draw:rect draw:style-name="gr2" draw:text-style-name="P1" draw:layer="layout" svg:width="0.227cm" svg:height="0.238cm" svg:x="7.454cm" svg:y="3.562cm">
              <text:p/>
            </draw:rect>
            <draw:rect draw:style-name="gr2" draw:text-style-name="P1" draw:layer="layout" svg:width="0.227cm" svg:height="0.238cm" svg:x="7.726cm" svg:y="3.562cm">
              <text:p/>
            </draw:rect>
            <draw:rect draw:style-name="gr2" draw:text-style-name="P1" draw:layer="layout" svg:width="0.227cm" svg:height="0.238cm" svg:x="7.998cm" svg:y="3.562cm">
              <text:p/>
            </draw:rect>
            <draw:rect draw:style-name="gr2" draw:text-style-name="P1" draw:layer="layout" svg:width="0.226cm" svg:height="0.238cm" svg:x="6.91cm" svg:y="3.562cm">
              <text:p/>
            </draw:rect>
          </draw:g>
          <draw:g>
            <draw:rect draw:style-name="gr2" draw:text-style-name="P1" draw:layer="layout" svg:width="0.226cm" svg:height="0.239cm" svg:x="7.182cm" svg:y="3.848cm">
              <text:p/>
            </draw:rect>
            <draw:rect draw:style-name="gr2" draw:text-style-name="P1" draw:layer="layout" svg:width="0.227cm" svg:height="0.239cm" svg:x="7.454cm" svg:y="3.848cm">
              <text:p/>
            </draw:rect>
            <draw:rect draw:style-name="gr2" draw:text-style-name="P1" draw:layer="layout" svg:width="0.227cm" svg:height="0.239cm" svg:x="7.726cm" svg:y="3.848cm">
              <text:p/>
            </draw:rect>
            <draw:rect draw:style-name="gr2" draw:text-style-name="P1" draw:layer="layout" svg:width="0.227cm" svg:height="0.239cm" svg:x="7.998cm" svg:y="3.848cm">
              <text:p/>
            </draw:rect>
            <draw:rect draw:style-name="gr2" draw:text-style-name="P1" draw:layer="layout" svg:width="0.226cm" svg:height="0.239cm" svg:x="6.91cm" svg:y="3.848cm">
              <text:p/>
            </draw:rect>
          </draw:g>
          <draw:g>
            <draw:rect draw:style-name="gr2" draw:text-style-name="P1" draw:layer="layout" svg:width="0.226cm" svg:height="0.239cm" svg:x="7.182cm" svg:y="4.135cm">
              <text:p/>
            </draw:rect>
            <draw:rect draw:style-name="gr2" draw:text-style-name="P1" draw:layer="layout" svg:width="0.227cm" svg:height="0.239cm" svg:x="7.454cm" svg:y="4.135cm">
              <text:p/>
            </draw:rect>
            <draw:rect draw:style-name="gr2" draw:text-style-name="P1" draw:layer="layout" svg:width="0.227cm" svg:height="0.239cm" svg:x="7.726cm" svg:y="4.135cm">
              <text:p/>
            </draw:rect>
            <draw:rect draw:style-name="gr2" draw:text-style-name="P1" draw:layer="layout" svg:width="0.227cm" svg:height="0.239cm" svg:x="7.998cm" svg:y="4.135cm">
              <text:p/>
            </draw:rect>
            <draw:rect draw:style-name="gr2" draw:text-style-name="P1" draw:layer="layout" svg:width="0.226cm" svg:height="0.239cm" svg:x="6.91cm" svg:y="4.135cm">
              <text:p/>
            </draw:rect>
          </draw:g>
          <draw:g>
            <draw:rect draw:style-name="gr2" draw:text-style-name="P1" draw:layer="layout" svg:width="0.226cm" svg:height="0.239cm" svg:x="7.182cm" svg:y="4.422cm">
              <text:p/>
            </draw:rect>
            <draw:rect draw:style-name="gr2" draw:text-style-name="P1" draw:layer="layout" svg:width="0.227cm" svg:height="0.239cm" svg:x="7.454cm" svg:y="4.422cm">
              <text:p/>
            </draw:rect>
            <draw:rect draw:style-name="gr2" draw:text-style-name="P1" draw:layer="layout" svg:width="0.227cm" svg:height="0.239cm" svg:x="7.726cm" svg:y="4.422cm">
              <text:p/>
            </draw:rect>
            <draw:rect draw:style-name="gr2" draw:text-style-name="P1" draw:layer="layout" svg:width="0.227cm" svg:height="0.239cm" svg:x="7.998cm" svg:y="4.422cm">
              <text:p/>
            </draw:rect>
            <draw:rect draw:style-name="gr2" draw:text-style-name="P1" draw:layer="layout" svg:width="0.226cm" svg:height="0.239cm" svg:x="6.91cm" svg:y="4.422cm">
              <text:p/>
            </draw:rect>
          </draw:g>
          <draw:g>
            <draw:rect draw:style-name="gr2" draw:text-style-name="P1" draw:layer="layout" svg:width="0.226cm" svg:height="0.239cm" svg:x="7.182cm" svg:y="4.709cm">
              <text:p/>
            </draw:rect>
            <draw:rect draw:style-name="gr2" draw:text-style-name="P1" draw:layer="layout" svg:width="0.227cm" svg:height="0.239cm" svg:x="7.454cm" svg:y="4.709cm">
              <text:p/>
            </draw:rect>
            <draw:rect draw:style-name="gr2" draw:text-style-name="P1" draw:layer="layout" svg:width="0.227cm" svg:height="0.239cm" svg:x="7.726cm" svg:y="4.709cm">
              <text:p/>
            </draw:rect>
            <draw:rect draw:style-name="gr2" draw:text-style-name="P1" draw:layer="layout" svg:width="0.227cm" svg:height="0.239cm" svg:x="7.998cm" svg:y="4.709cm">
              <text:p/>
            </draw:rect>
            <draw:rect draw:style-name="gr2" draw:text-style-name="P1" draw:layer="layout" svg:width="0.226cm" svg:height="0.239cm" svg:x="6.91cm" svg:y="4.709cm">
              <text:p/>
            </draw:rect>
          </draw:g>
          <draw:g>
            <draw:rect draw:style-name="gr2" draw:text-style-name="P1" draw:layer="layout" svg:width="0.226cm" svg:height="0.238cm" svg:x="7.182cm" svg:y="4.996cm">
              <text:p/>
            </draw:rect>
            <draw:rect draw:style-name="gr2" draw:text-style-name="P1" draw:layer="layout" svg:width="0.227cm" svg:height="0.238cm" svg:x="7.454cm" svg:y="4.996cm">
              <text:p/>
            </draw:rect>
            <draw:rect draw:style-name="gr2" draw:text-style-name="P1" draw:layer="layout" svg:width="0.227cm" svg:height="0.238cm" svg:x="7.726cm" svg:y="4.996cm">
              <text:p/>
            </draw:rect>
            <draw:rect draw:style-name="gr2" draw:text-style-name="P1" draw:layer="layout" svg:width="0.227cm" svg:height="0.238cm" svg:x="7.998cm" svg:y="4.996cm">
              <text:p/>
            </draw:rect>
            <draw:rect draw:style-name="gr2" draw:text-style-name="P1" draw:layer="layout" svg:width="0.226cm" svg:height="0.238cm" svg:x="6.91cm" svg:y="4.996cm">
              <text:p/>
            </draw:rect>
          </draw:g>
          <draw:g>
            <draw:rect draw:style-name="gr2" draw:text-style-name="P1" draw:layer="layout" svg:width="0.226cm" svg:height="0.239cm" svg:x="7.182cm" svg:y="5.282cm">
              <text:p/>
            </draw:rect>
            <draw:rect draw:style-name="gr2" draw:text-style-name="P1" draw:layer="layout" svg:width="0.227cm" svg:height="0.239cm" svg:x="7.454cm" svg:y="5.282cm">
              <text:p/>
            </draw:rect>
            <draw:rect draw:style-name="gr2" draw:text-style-name="P1" draw:layer="layout" svg:width="0.227cm" svg:height="0.239cm" svg:x="7.726cm" svg:y="5.282cm">
              <text:p/>
            </draw:rect>
            <draw:rect draw:style-name="gr2" draw:text-style-name="P1" draw:layer="layout" svg:width="0.227cm" svg:height="0.239cm" svg:x="7.998cm" svg:y="5.282cm">
              <text:p/>
            </draw:rect>
            <draw:rect draw:style-name="gr2" draw:text-style-name="P1" draw:layer="layout" svg:width="0.226cm" svg:height="0.239cm" svg:x="6.91cm" svg:y="5.282cm">
              <text:p/>
            </draw:rect>
          </draw:g>
        </draw:g>
        <draw:rect draw:style-name="gr1" draw:text-style-name="P1" draw:layer="layout" svg:width="1.834cm" svg:height="2.75cm" svg:x="4.833cm" svg:y="3cm">
          <text:p/>
        </draw:rect>
        <draw:g>
          <draw:g>
            <draw:rect draw:style-name="gr2" draw:text-style-name="P1" draw:layer="layout" svg:width="0.226cm" svg:height="0.239cm" svg:x="5.349cm" svg:y="3.275cm">
              <text:p/>
            </draw:rect>
            <draw:rect draw:style-name="gr2" draw:text-style-name="P1" draw:layer="layout" svg:width="0.226cm" svg:height="0.239cm" svg:x="5.621cm" svg:y="3.275cm">
              <text:p/>
            </draw:rect>
            <draw:rect draw:style-name="gr2" draw:text-style-name="P1" draw:layer="layout" svg:width="0.226cm" svg:height="0.239cm" svg:x="5.893cm" svg:y="3.275cm">
              <text:p/>
            </draw:rect>
            <draw:rect draw:style-name="gr2" draw:text-style-name="P1" draw:layer="layout" svg:width="0.228cm" svg:height="0.239cm" svg:x="6.164cm" svg:y="3.275cm">
              <text:p/>
            </draw:rect>
            <draw:rect draw:style-name="gr2" draw:text-style-name="P1" draw:layer="layout" svg:width="0.227cm" svg:height="0.239cm" svg:x="5.076cm" svg:y="3.275cm">
              <text:p/>
            </draw:rect>
          </draw:g>
          <draw:g>
            <draw:rect draw:style-name="gr2" draw:text-style-name="P1" draw:layer="layout" svg:width="0.226cm" svg:height="0.238cm" svg:x="5.349cm" svg:y="3.562cm">
              <text:p/>
            </draw:rect>
            <draw:rect draw:style-name="gr2" draw:text-style-name="P1" draw:layer="layout" svg:width="0.226cm" svg:height="0.238cm" svg:x="5.621cm" svg:y="3.562cm">
              <text:p/>
            </draw:rect>
            <draw:rect draw:style-name="gr2" draw:text-style-name="P1" draw:layer="layout" svg:width="0.226cm" svg:height="0.238cm" svg:x="5.893cm" svg:y="3.562cm">
              <text:p/>
            </draw:rect>
            <draw:rect draw:style-name="gr2" draw:text-style-name="P1" draw:layer="layout" svg:width="0.228cm" svg:height="0.238cm" svg:x="6.164cm" svg:y="3.562cm">
              <text:p/>
            </draw:rect>
            <draw:rect draw:style-name="gr2" draw:text-style-name="P1" draw:layer="layout" svg:width="0.227cm" svg:height="0.238cm" svg:x="5.076cm" svg:y="3.562cm">
              <text:p/>
            </draw:rect>
          </draw:g>
          <draw:g>
            <draw:rect draw:style-name="gr2" draw:text-style-name="P1" draw:layer="layout" svg:width="0.226cm" svg:height="0.239cm" svg:x="5.349cm" svg:y="3.848cm">
              <text:p/>
            </draw:rect>
            <draw:rect draw:style-name="gr2" draw:text-style-name="P1" draw:layer="layout" svg:width="0.226cm" svg:height="0.239cm" svg:x="5.621cm" svg:y="3.848cm">
              <text:p/>
            </draw:rect>
            <draw:rect draw:style-name="gr2" draw:text-style-name="P1" draw:layer="layout" svg:width="0.226cm" svg:height="0.239cm" svg:x="5.893cm" svg:y="3.848cm">
              <text:p/>
            </draw:rect>
            <draw:rect draw:style-name="gr2" draw:text-style-name="P1" draw:layer="layout" svg:width="0.228cm" svg:height="0.239cm" svg:x="6.164cm" svg:y="3.848cm">
              <text:p/>
            </draw:rect>
            <draw:rect draw:style-name="gr2" draw:text-style-name="P1" draw:layer="layout" svg:width="0.227cm" svg:height="0.239cm" svg:x="5.076cm" svg:y="3.848cm">
              <text:p/>
            </draw:rect>
          </draw:g>
          <draw:g>
            <draw:rect draw:style-name="gr2" draw:text-style-name="P1" draw:layer="layout" svg:width="0.226cm" svg:height="0.239cm" svg:x="5.349cm" svg:y="4.135cm">
              <text:p/>
            </draw:rect>
            <draw:rect draw:style-name="gr2" draw:text-style-name="P1" draw:layer="layout" svg:width="0.226cm" svg:height="0.239cm" svg:x="5.621cm" svg:y="4.135cm">
              <text:p/>
            </draw:rect>
            <draw:rect draw:style-name="gr2" draw:text-style-name="P1" draw:layer="layout" svg:width="0.226cm" svg:height="0.239cm" svg:x="5.893cm" svg:y="4.135cm">
              <text:p/>
            </draw:rect>
            <draw:rect draw:style-name="gr2" draw:text-style-name="P1" draw:layer="layout" svg:width="0.228cm" svg:height="0.239cm" svg:x="6.164cm" svg:y="4.135cm">
              <text:p/>
            </draw:rect>
            <draw:rect draw:style-name="gr2" draw:text-style-name="P1" draw:layer="layout" svg:width="0.227cm" svg:height="0.239cm" svg:x="5.076cm" svg:y="4.135cm">
              <text:p/>
            </draw:rect>
          </draw:g>
          <draw:g>
            <draw:rect draw:style-name="gr2" draw:text-style-name="P1" draw:layer="layout" svg:width="0.226cm" svg:height="0.239cm" svg:x="5.349cm" svg:y="4.422cm">
              <text:p/>
            </draw:rect>
            <draw:rect draw:style-name="gr2" draw:text-style-name="P1" draw:layer="layout" svg:width="0.226cm" svg:height="0.239cm" svg:x="5.621cm" svg:y="4.422cm">
              <text:p/>
            </draw:rect>
            <draw:rect draw:style-name="gr2" draw:text-style-name="P1" draw:layer="layout" svg:width="0.226cm" svg:height="0.239cm" svg:x="5.893cm" svg:y="4.422cm">
              <text:p/>
            </draw:rect>
            <draw:rect draw:style-name="gr2" draw:text-style-name="P1" draw:layer="layout" svg:width="0.228cm" svg:height="0.239cm" svg:x="6.164cm" svg:y="4.422cm">
              <text:p/>
            </draw:rect>
            <draw:rect draw:style-name="gr2" draw:text-style-name="P1" draw:layer="layout" svg:width="0.227cm" svg:height="0.239cm" svg:x="5.076cm" svg:y="4.422cm">
              <text:p/>
            </draw:rect>
          </draw:g>
          <draw:g>
            <draw:rect draw:style-name="gr2" draw:text-style-name="P1" draw:layer="layout" svg:width="0.226cm" svg:height="0.239cm" svg:x="5.349cm" svg:y="4.709cm">
              <text:p/>
            </draw:rect>
            <draw:rect draw:style-name="gr2" draw:text-style-name="P1" draw:layer="layout" svg:width="0.226cm" svg:height="0.239cm" svg:x="5.621cm" svg:y="4.709cm">
              <text:p/>
            </draw:rect>
            <draw:rect draw:style-name="gr2" draw:text-style-name="P1" draw:layer="layout" svg:width="0.226cm" svg:height="0.239cm" svg:x="5.893cm" svg:y="4.709cm">
              <text:p/>
            </draw:rect>
            <draw:rect draw:style-name="gr2" draw:text-style-name="P1" draw:layer="layout" svg:width="0.228cm" svg:height="0.239cm" svg:x="6.164cm" svg:y="4.709cm">
              <text:p/>
            </draw:rect>
            <draw:rect draw:style-name="gr2" draw:text-style-name="P1" draw:layer="layout" svg:width="0.227cm" svg:height="0.239cm" svg:x="5.076cm" svg:y="4.709cm">
              <text:p/>
            </draw:rect>
          </draw:g>
          <draw:g>
            <draw:rect draw:style-name="gr2" draw:text-style-name="P1" draw:layer="layout" svg:width="0.226cm" svg:height="0.238cm" svg:x="5.349cm" svg:y="4.996cm">
              <text:p/>
            </draw:rect>
            <draw:rect draw:style-name="gr2" draw:text-style-name="P1" draw:layer="layout" svg:width="0.226cm" svg:height="0.238cm" svg:x="5.621cm" svg:y="4.996cm">
              <text:p/>
            </draw:rect>
            <draw:rect draw:style-name="gr2" draw:text-style-name="P1" draw:layer="layout" svg:width="0.226cm" svg:height="0.238cm" svg:x="5.893cm" svg:y="4.996cm">
              <text:p/>
            </draw:rect>
            <draw:rect draw:style-name="gr2" draw:text-style-name="P1" draw:layer="layout" svg:width="0.228cm" svg:height="0.238cm" svg:x="6.164cm" svg:y="4.996cm">
              <text:p/>
            </draw:rect>
            <draw:rect draw:style-name="gr2" draw:text-style-name="P1" draw:layer="layout" svg:width="0.227cm" svg:height="0.238cm" svg:x="5.076cm" svg:y="4.996cm">
              <text:p/>
            </draw:rect>
          </draw:g>
          <draw:g>
            <draw:rect draw:style-name="gr2" draw:text-style-name="P1" draw:layer="layout" svg:width="0.226cm" svg:height="0.239cm" svg:x="5.349cm" svg:y="5.282cm">
              <text:p/>
            </draw:rect>
            <draw:rect draw:style-name="gr2" draw:text-style-name="P1" draw:layer="layout" svg:width="0.226cm" svg:height="0.239cm" svg:x="5.621cm" svg:y="5.282cm">
              <text:p/>
            </draw:rect>
            <draw:rect draw:style-name="gr2" draw:text-style-name="P1" draw:layer="layout" svg:width="0.226cm" svg:height="0.239cm" svg:x="5.893cm" svg:y="5.282cm">
              <text:p/>
            </draw:rect>
            <draw:rect draw:style-name="gr2" draw:text-style-name="P1" draw:layer="layout" svg:width="0.228cm" svg:height="0.239cm" svg:x="6.164cm" svg:y="5.282cm">
              <text:p/>
            </draw:rect>
            <draw:rect draw:style-name="gr2" draw:text-style-name="P1" draw:layer="layout" svg:width="0.227cm" svg:height="0.239cm" svg:x="5.076cm" svg:y="5.282cm">
              <text:p/>
            </draw:rect>
          </draw:g>
        </draw:g>
        <draw:rect draw:style-name="gr1" draw:text-style-name="P1" draw:layer="layout" svg:width="1.834cm" svg:height="2.75cm" svg:x="4.833cm" svg:y="5.75cm">
          <text:p/>
        </draw:rect>
        <draw:g>
          <draw:g>
            <draw:rect draw:style-name="gr2" draw:text-style-name="P1" draw:layer="layout" svg:width="0.226cm" svg:height="0.239cm" svg:x="5.349cm" svg:y="6.025cm">
              <text:p/>
            </draw:rect>
            <draw:rect draw:style-name="gr2" draw:text-style-name="P1" draw:layer="layout" svg:width="0.226cm" svg:height="0.239cm" svg:x="5.621cm" svg:y="6.025cm">
              <text:p/>
            </draw:rect>
            <draw:rect draw:style-name="gr2" draw:text-style-name="P1" draw:layer="layout" svg:width="0.226cm" svg:height="0.239cm" svg:x="5.893cm" svg:y="6.025cm">
              <text:p/>
            </draw:rect>
            <draw:rect draw:style-name="gr2" draw:text-style-name="P1" draw:layer="layout" svg:width="0.228cm" svg:height="0.239cm" svg:x="6.164cm" svg:y="6.025cm">
              <text:p/>
            </draw:rect>
            <draw:rect draw:style-name="gr2" draw:text-style-name="P1" draw:layer="layout" svg:width="0.227cm" svg:height="0.239cm" svg:x="5.076cm" svg:y="6.025cm">
              <text:p/>
            </draw:rect>
          </draw:g>
          <draw:g>
            <draw:rect draw:style-name="gr2" draw:text-style-name="P1" draw:layer="layout" svg:width="0.226cm" svg:height="0.238cm" svg:x="5.349cm" svg:y="6.312cm">
              <text:p/>
            </draw:rect>
            <draw:rect draw:style-name="gr2" draw:text-style-name="P1" draw:layer="layout" svg:width="0.226cm" svg:height="0.238cm" svg:x="5.621cm" svg:y="6.312cm">
              <text:p/>
            </draw:rect>
            <draw:rect draw:style-name="gr2" draw:text-style-name="P1" draw:layer="layout" svg:width="0.226cm" svg:height="0.238cm" svg:x="5.893cm" svg:y="6.312cm">
              <text:p/>
            </draw:rect>
            <draw:rect draw:style-name="gr2" draw:text-style-name="P1" draw:layer="layout" svg:width="0.228cm" svg:height="0.238cm" svg:x="6.164cm" svg:y="6.312cm">
              <text:p/>
            </draw:rect>
            <draw:rect draw:style-name="gr2" draw:text-style-name="P1" draw:layer="layout" svg:width="0.227cm" svg:height="0.238cm" svg:x="5.076cm" svg:y="6.312cm">
              <text:p/>
            </draw:rect>
          </draw:g>
          <draw:g>
            <draw:rect draw:style-name="gr2" draw:text-style-name="P1" draw:layer="layout" svg:width="0.226cm" svg:height="0.239cm" svg:x="5.349cm" svg:y="6.598cm">
              <text:p/>
            </draw:rect>
            <draw:rect draw:style-name="gr2" draw:text-style-name="P1" draw:layer="layout" svg:width="0.226cm" svg:height="0.239cm" svg:x="5.621cm" svg:y="6.598cm">
              <text:p/>
            </draw:rect>
            <draw:rect draw:style-name="gr2" draw:text-style-name="P1" draw:layer="layout" svg:width="0.226cm" svg:height="0.239cm" svg:x="5.893cm" svg:y="6.598cm">
              <text:p/>
            </draw:rect>
            <draw:rect draw:style-name="gr2" draw:text-style-name="P1" draw:layer="layout" svg:width="0.228cm" svg:height="0.239cm" svg:x="6.164cm" svg:y="6.598cm">
              <text:p/>
            </draw:rect>
            <draw:rect draw:style-name="gr2" draw:text-style-name="P1" draw:layer="layout" svg:width="0.227cm" svg:height="0.239cm" svg:x="5.076cm" svg:y="6.598cm">
              <text:p/>
            </draw:rect>
          </draw:g>
          <draw:g>
            <draw:rect draw:style-name="gr2" draw:text-style-name="P1" draw:layer="layout" svg:width="0.226cm" svg:height="0.239cm" svg:x="5.349cm" svg:y="6.885cm">
              <text:p/>
            </draw:rect>
            <draw:rect draw:style-name="gr2" draw:text-style-name="P1" draw:layer="layout" svg:width="0.226cm" svg:height="0.239cm" svg:x="5.621cm" svg:y="6.885cm">
              <text:p/>
            </draw:rect>
            <draw:rect draw:style-name="gr2" draw:text-style-name="P1" draw:layer="layout" svg:width="0.226cm" svg:height="0.239cm" svg:x="5.893cm" svg:y="6.885cm">
              <text:p/>
            </draw:rect>
            <draw:rect draw:style-name="gr2" draw:text-style-name="P1" draw:layer="layout" svg:width="0.228cm" svg:height="0.239cm" svg:x="6.164cm" svg:y="6.885cm">
              <text:p/>
            </draw:rect>
            <draw:rect draw:style-name="gr2" draw:text-style-name="P1" draw:layer="layout" svg:width="0.227cm" svg:height="0.239cm" svg:x="5.076cm" svg:y="6.885cm">
              <text:p/>
            </draw:rect>
          </draw:g>
          <draw:g>
            <draw:rect draw:style-name="gr2" draw:text-style-name="P1" draw:layer="layout" svg:width="0.226cm" svg:height="0.239cm" svg:x="5.349cm" svg:y="7.172cm">
              <text:p/>
            </draw:rect>
            <draw:rect draw:style-name="gr2" draw:text-style-name="P1" draw:layer="layout" svg:width="0.226cm" svg:height="0.239cm" svg:x="5.621cm" svg:y="7.172cm">
              <text:p/>
            </draw:rect>
            <draw:rect draw:style-name="gr2" draw:text-style-name="P1" draw:layer="layout" svg:width="0.226cm" svg:height="0.239cm" svg:x="5.893cm" svg:y="7.172cm">
              <text:p/>
            </draw:rect>
            <draw:rect draw:style-name="gr2" draw:text-style-name="P1" draw:layer="layout" svg:width="0.228cm" svg:height="0.239cm" svg:x="6.164cm" svg:y="7.172cm">
              <text:p/>
            </draw:rect>
            <draw:rect draw:style-name="gr2" draw:text-style-name="P1" draw:layer="layout" svg:width="0.227cm" svg:height="0.239cm" svg:x="5.076cm" svg:y="7.172cm">
              <text:p/>
            </draw:rect>
          </draw:g>
          <draw:g>
            <draw:rect draw:style-name="gr2" draw:text-style-name="P1" draw:layer="layout" svg:width="0.226cm" svg:height="0.239cm" svg:x="5.349cm" svg:y="7.459cm">
              <text:p/>
            </draw:rect>
            <draw:rect draw:style-name="gr2" draw:text-style-name="P1" draw:layer="layout" svg:width="0.226cm" svg:height="0.239cm" svg:x="5.621cm" svg:y="7.459cm">
              <text:p/>
            </draw:rect>
            <draw:rect draw:style-name="gr2" draw:text-style-name="P1" draw:layer="layout" svg:width="0.226cm" svg:height="0.239cm" svg:x="5.893cm" svg:y="7.459cm">
              <text:p/>
            </draw:rect>
            <draw:rect draw:style-name="gr2" draw:text-style-name="P1" draw:layer="layout" svg:width="0.228cm" svg:height="0.239cm" svg:x="6.164cm" svg:y="7.459cm">
              <text:p/>
            </draw:rect>
            <draw:rect draw:style-name="gr2" draw:text-style-name="P1" draw:layer="layout" svg:width="0.227cm" svg:height="0.239cm" svg:x="5.076cm" svg:y="7.459cm">
              <text:p/>
            </draw:rect>
          </draw:g>
          <draw:g>
            <draw:rect draw:style-name="gr2" draw:text-style-name="P1" draw:layer="layout" svg:width="0.226cm" svg:height="0.238cm" svg:x="5.349cm" svg:y="7.746cm">
              <text:p/>
            </draw:rect>
            <draw:rect draw:style-name="gr2" draw:text-style-name="P1" draw:layer="layout" svg:width="0.226cm" svg:height="0.238cm" svg:x="5.621cm" svg:y="7.746cm">
              <text:p/>
            </draw:rect>
            <draw:rect draw:style-name="gr2" draw:text-style-name="P1" draw:layer="layout" svg:width="0.226cm" svg:height="0.238cm" svg:x="5.893cm" svg:y="7.746cm">
              <text:p/>
            </draw:rect>
            <draw:rect draw:style-name="gr2" draw:text-style-name="P1" draw:layer="layout" svg:width="0.228cm" svg:height="0.238cm" svg:x="6.164cm" svg:y="7.746cm">
              <text:p/>
            </draw:rect>
            <draw:rect draw:style-name="gr2" draw:text-style-name="P1" draw:layer="layout" svg:width="0.227cm" svg:height="0.238cm" svg:x="5.076cm" svg:y="7.746cm">
              <text:p/>
            </draw:rect>
          </draw:g>
          <draw:g>
            <draw:rect draw:style-name="gr2" draw:text-style-name="P1" draw:layer="layout" svg:width="0.226cm" svg:height="0.239cm" svg:x="5.349cm" svg:y="8.032cm">
              <text:p/>
            </draw:rect>
            <draw:rect draw:style-name="gr2" draw:text-style-name="P1" draw:layer="layout" svg:width="0.226cm" svg:height="0.239cm" svg:x="5.621cm" svg:y="8.032cm">
              <text:p/>
            </draw:rect>
            <draw:rect draw:style-name="gr2" draw:text-style-name="P1" draw:layer="layout" svg:width="0.226cm" svg:height="0.239cm" svg:x="5.893cm" svg:y="8.032cm">
              <text:p/>
            </draw:rect>
            <draw:rect draw:style-name="gr2" draw:text-style-name="P1" draw:layer="layout" svg:width="0.228cm" svg:height="0.239cm" svg:x="6.164cm" svg:y="8.032cm">
              <text:p/>
            </draw:rect>
            <draw:rect draw:style-name="gr2" draw:text-style-name="P1" draw:layer="layout" svg:width="0.227cm" svg:height="0.239cm" svg:x="5.076cm" svg:y="8.032cm">
              <text:p/>
            </draw:rect>
          </draw:g>
        </draw:g>
        <draw:rect draw:style-name="gr1" draw:text-style-name="P1" draw:layer="layout" svg:width="1.833cm" svg:height="2.75cm" svg:x="6.667cm" svg:y="5.75cm">
          <text:p/>
        </draw:rect>
        <draw:g>
          <draw:g>
            <draw:rect draw:style-name="gr2" draw:text-style-name="P1" draw:layer="layout" svg:width="0.226cm" svg:height="0.239cm" svg:x="7.182cm" svg:y="6.025cm">
              <text:p/>
            </draw:rect>
            <draw:rect draw:style-name="gr2" draw:text-style-name="P1" draw:layer="layout" svg:width="0.227cm" svg:height="0.239cm" svg:x="7.454cm" svg:y="6.025cm">
              <text:p/>
            </draw:rect>
            <draw:rect draw:style-name="gr2" draw:text-style-name="P1" draw:layer="layout" svg:width="0.227cm" svg:height="0.239cm" svg:x="7.726cm" svg:y="6.025cm">
              <text:p/>
            </draw:rect>
            <draw:rect draw:style-name="gr2" draw:text-style-name="P1" draw:layer="layout" svg:width="0.227cm" svg:height="0.239cm" svg:x="7.998cm" svg:y="6.025cm">
              <text:p/>
            </draw:rect>
            <draw:rect draw:style-name="gr2" draw:text-style-name="P1" draw:layer="layout" svg:width="0.226cm" svg:height="0.239cm" svg:x="6.91cm" svg:y="6.025cm">
              <text:p/>
            </draw:rect>
          </draw:g>
          <draw:g>
            <draw:rect draw:style-name="gr2" draw:text-style-name="P1" draw:layer="layout" svg:width="0.226cm" svg:height="0.238cm" svg:x="7.182cm" svg:y="6.312cm">
              <text:p/>
            </draw:rect>
            <draw:rect draw:style-name="gr2" draw:text-style-name="P1" draw:layer="layout" svg:width="0.227cm" svg:height="0.238cm" svg:x="7.454cm" svg:y="6.312cm">
              <text:p/>
            </draw:rect>
            <draw:rect draw:style-name="gr2" draw:text-style-name="P1" draw:layer="layout" svg:width="0.227cm" svg:height="0.238cm" svg:x="7.726cm" svg:y="6.312cm">
              <text:p/>
            </draw:rect>
            <draw:rect draw:style-name="gr2" draw:text-style-name="P1" draw:layer="layout" svg:width="0.227cm" svg:height="0.238cm" svg:x="7.998cm" svg:y="6.312cm">
              <text:p/>
            </draw:rect>
            <draw:rect draw:style-name="gr2" draw:text-style-name="P1" draw:layer="layout" svg:width="0.226cm" svg:height="0.238cm" svg:x="6.91cm" svg:y="6.312cm">
              <text:p/>
            </draw:rect>
          </draw:g>
          <draw:g>
            <draw:rect draw:style-name="gr2" draw:text-style-name="P1" draw:layer="layout" svg:width="0.226cm" svg:height="0.239cm" svg:x="7.182cm" svg:y="6.598cm">
              <text:p/>
            </draw:rect>
            <draw:rect draw:style-name="gr2" draw:text-style-name="P1" draw:layer="layout" svg:width="0.227cm" svg:height="0.239cm" svg:x="7.454cm" svg:y="6.598cm">
              <text:p/>
            </draw:rect>
            <draw:rect draw:style-name="gr2" draw:text-style-name="P1" draw:layer="layout" svg:width="0.227cm" svg:height="0.239cm" svg:x="7.726cm" svg:y="6.598cm">
              <text:p/>
            </draw:rect>
            <draw:rect draw:style-name="gr2" draw:text-style-name="P1" draw:layer="layout" svg:width="0.227cm" svg:height="0.239cm" svg:x="7.998cm" svg:y="6.598cm">
              <text:p/>
            </draw:rect>
            <draw:rect draw:style-name="gr2" draw:text-style-name="P1" draw:layer="layout" svg:width="0.226cm" svg:height="0.239cm" svg:x="6.91cm" svg:y="6.598cm">
              <text:p/>
            </draw:rect>
          </draw:g>
          <draw:g>
            <draw:rect draw:style-name="gr2" draw:text-style-name="P1" draw:layer="layout" svg:width="0.226cm" svg:height="0.239cm" svg:x="7.182cm" svg:y="6.885cm">
              <text:p/>
            </draw:rect>
            <draw:rect draw:style-name="gr2" draw:text-style-name="P1" draw:layer="layout" svg:width="0.227cm" svg:height="0.239cm" svg:x="7.454cm" svg:y="6.885cm">
              <text:p/>
            </draw:rect>
            <draw:rect draw:style-name="gr2" draw:text-style-name="P1" draw:layer="layout" svg:width="0.227cm" svg:height="0.239cm" svg:x="7.726cm" svg:y="6.885cm">
              <text:p/>
            </draw:rect>
            <draw:rect draw:style-name="gr2" draw:text-style-name="P1" draw:layer="layout" svg:width="0.227cm" svg:height="0.239cm" svg:x="7.998cm" svg:y="6.885cm">
              <text:p/>
            </draw:rect>
            <draw:rect draw:style-name="gr2" draw:text-style-name="P1" draw:layer="layout" svg:width="0.226cm" svg:height="0.239cm" svg:x="6.91cm" svg:y="6.885cm">
              <text:p/>
            </draw:rect>
          </draw:g>
          <draw:g>
            <draw:rect draw:style-name="gr2" draw:text-style-name="P1" draw:layer="layout" svg:width="0.226cm" svg:height="0.239cm" svg:x="7.182cm" svg:y="7.172cm">
              <text:p/>
            </draw:rect>
            <draw:rect draw:style-name="gr2" draw:text-style-name="P1" draw:layer="layout" svg:width="0.227cm" svg:height="0.239cm" svg:x="7.454cm" svg:y="7.172cm">
              <text:p/>
            </draw:rect>
            <draw:rect draw:style-name="gr2" draw:text-style-name="P1" draw:layer="layout" svg:width="0.227cm" svg:height="0.239cm" svg:x="7.726cm" svg:y="7.172cm">
              <text:p/>
            </draw:rect>
            <draw:rect draw:style-name="gr2" draw:text-style-name="P1" draw:layer="layout" svg:width="0.227cm" svg:height="0.239cm" svg:x="7.998cm" svg:y="7.172cm">
              <text:p/>
            </draw:rect>
            <draw:rect draw:style-name="gr2" draw:text-style-name="P1" draw:layer="layout" svg:width="0.226cm" svg:height="0.239cm" svg:x="6.91cm" svg:y="7.172cm">
              <text:p/>
            </draw:rect>
          </draw:g>
          <draw:g>
            <draw:rect draw:style-name="gr2" draw:text-style-name="P1" draw:layer="layout" svg:width="0.226cm" svg:height="0.239cm" svg:x="7.182cm" svg:y="7.459cm">
              <text:p/>
            </draw:rect>
            <draw:rect draw:style-name="gr2" draw:text-style-name="P1" draw:layer="layout" svg:width="0.227cm" svg:height="0.239cm" svg:x="7.454cm" svg:y="7.459cm">
              <text:p/>
            </draw:rect>
            <draw:rect draw:style-name="gr2" draw:text-style-name="P1" draw:layer="layout" svg:width="0.227cm" svg:height="0.239cm" svg:x="7.726cm" svg:y="7.459cm">
              <text:p/>
            </draw:rect>
            <draw:rect draw:style-name="gr2" draw:text-style-name="P1" draw:layer="layout" svg:width="0.227cm" svg:height="0.239cm" svg:x="7.998cm" svg:y="7.459cm">
              <text:p/>
            </draw:rect>
            <draw:rect draw:style-name="gr2" draw:text-style-name="P1" draw:layer="layout" svg:width="0.226cm" svg:height="0.239cm" svg:x="6.91cm" svg:y="7.459cm">
              <text:p/>
            </draw:rect>
          </draw:g>
          <draw:g>
            <draw:rect draw:style-name="gr2" draw:text-style-name="P1" draw:layer="layout" svg:width="0.226cm" svg:height="0.238cm" svg:x="7.182cm" svg:y="7.746cm">
              <text:p/>
            </draw:rect>
            <draw:rect draw:style-name="gr2" draw:text-style-name="P1" draw:layer="layout" svg:width="0.227cm" svg:height="0.238cm" svg:x="7.454cm" svg:y="7.746cm">
              <text:p/>
            </draw:rect>
            <draw:rect draw:style-name="gr2" draw:text-style-name="P1" draw:layer="layout" svg:width="0.227cm" svg:height="0.238cm" svg:x="7.726cm" svg:y="7.746cm">
              <text:p/>
            </draw:rect>
            <draw:rect draw:style-name="gr2" draw:text-style-name="P1" draw:layer="layout" svg:width="0.227cm" svg:height="0.238cm" svg:x="7.998cm" svg:y="7.746cm">
              <text:p/>
            </draw:rect>
            <draw:rect draw:style-name="gr2" draw:text-style-name="P1" draw:layer="layout" svg:width="0.226cm" svg:height="0.238cm" svg:x="6.91cm" svg:y="7.746cm">
              <text:p/>
            </draw:rect>
          </draw:g>
          <draw:g>
            <draw:rect draw:style-name="gr2" draw:text-style-name="P1" draw:layer="layout" svg:width="0.226cm" svg:height="0.239cm" svg:x="7.182cm" svg:y="8.032cm">
              <text:p/>
            </draw:rect>
            <draw:rect draw:style-name="gr2" draw:text-style-name="P1" draw:layer="layout" svg:width="0.227cm" svg:height="0.239cm" svg:x="7.454cm" svg:y="8.032cm">
              <text:p/>
            </draw:rect>
            <draw:rect draw:style-name="gr2" draw:text-style-name="P1" draw:layer="layout" svg:width="0.227cm" svg:height="0.239cm" svg:x="7.726cm" svg:y="8.032cm">
              <text:p/>
            </draw:rect>
            <draw:rect draw:style-name="gr2" draw:text-style-name="P1" draw:layer="layout" svg:width="0.227cm" svg:height="0.239cm" svg:x="7.998cm" svg:y="8.032cm">
              <text:p/>
            </draw:rect>
            <draw:rect draw:style-name="gr2" draw:text-style-name="P1" draw:layer="layout" svg:width="0.226cm" svg:height="0.239cm" svg:x="6.91cm" svg:y="8.032cm">
              <text:p/>
            </draw:rect>
          </draw:g>
        </draw:g>
        <draw:rect draw:style-name="gr1" draw:text-style-name="P1" draw:layer="layout" svg:width="1.833cm" svg:height="2.75cm" svg:x="3cm" svg:y="5.75cm">
          <text:p/>
        </draw:rect>
        <draw:g>
          <draw:g>
            <draw:rect draw:style-name="gr2" draw:text-style-name="P1" draw:layer="layout" svg:width="0.227cm" svg:height="0.239cm" svg:x="3.515cm" svg:y="6.025cm">
              <text:p/>
            </draw:rect>
            <draw:rect draw:style-name="gr2" draw:text-style-name="P1" draw:layer="layout" svg:width="0.227cm" svg:height="0.239cm" svg:x="3.787cm" svg:y="6.025cm">
              <text:p/>
            </draw:rect>
            <draw:rect draw:style-name="gr2" draw:text-style-name="P1" draw:layer="layout" svg:width="0.226cm" svg:height="0.239cm" svg:x="4.06cm" svg:y="6.025cm">
              <text:p/>
            </draw:rect>
            <draw:rect draw:style-name="gr2" draw:text-style-name="P1" draw:layer="layout" svg:width="0.227cm" svg:height="0.239cm" svg:x="4.331cm" svg:y="6.025cm">
              <text:p/>
            </draw:rect>
            <draw:rect draw:style-name="gr2" draw:text-style-name="P1" draw:layer="layout" svg:width="0.226cm" svg:height="0.239cm" svg:x="3.243cm" svg:y="6.025cm">
              <text:p/>
            </draw:rect>
          </draw:g>
          <draw:g>
            <draw:rect draw:style-name="gr2" draw:text-style-name="P1" draw:layer="layout" svg:width="0.227cm" svg:height="0.238cm" svg:x="3.515cm" svg:y="6.312cm">
              <text:p/>
            </draw:rect>
            <draw:rect draw:style-name="gr2" draw:text-style-name="P1" draw:layer="layout" svg:width="0.227cm" svg:height="0.238cm" svg:x="3.787cm" svg:y="6.312cm">
              <text:p/>
            </draw:rect>
            <draw:rect draw:style-name="gr2" draw:text-style-name="P1" draw:layer="layout" svg:width="0.226cm" svg:height="0.238cm" svg:x="4.06cm" svg:y="6.312cm">
              <text:p/>
            </draw:rect>
            <draw:rect draw:style-name="gr2" draw:text-style-name="P1" draw:layer="layout" svg:width="0.227cm" svg:height="0.238cm" svg:x="4.331cm" svg:y="6.312cm">
              <text:p/>
            </draw:rect>
            <draw:rect draw:style-name="gr2" draw:text-style-name="P1" draw:layer="layout" svg:width="0.226cm" svg:height="0.238cm" svg:x="3.243cm" svg:y="6.312cm">
              <text:p/>
            </draw:rect>
          </draw:g>
          <draw:g>
            <draw:rect draw:style-name="gr2" draw:text-style-name="P1" draw:layer="layout" svg:width="0.227cm" svg:height="0.239cm" svg:x="3.515cm" svg:y="6.598cm">
              <text:p/>
            </draw:rect>
            <draw:rect draw:style-name="gr2" draw:text-style-name="P1" draw:layer="layout" svg:width="0.227cm" svg:height="0.239cm" svg:x="3.787cm" svg:y="6.598cm">
              <text:p/>
            </draw:rect>
            <draw:rect draw:style-name="gr2" draw:text-style-name="P1" draw:layer="layout" svg:width="0.226cm" svg:height="0.239cm" svg:x="4.06cm" svg:y="6.598cm">
              <text:p/>
            </draw:rect>
            <draw:rect draw:style-name="gr2" draw:text-style-name="P1" draw:layer="layout" svg:width="0.227cm" svg:height="0.239cm" svg:x="4.331cm" svg:y="6.598cm">
              <text:p/>
            </draw:rect>
            <draw:rect draw:style-name="gr2" draw:text-style-name="P1" draw:layer="layout" svg:width="0.226cm" svg:height="0.239cm" svg:x="3.243cm" svg:y="6.598cm">
              <text:p/>
            </draw:rect>
          </draw:g>
          <draw:g>
            <draw:rect draw:style-name="gr2" draw:text-style-name="P1" draw:layer="layout" svg:width="0.227cm" svg:height="0.239cm" svg:x="3.515cm" svg:y="6.885cm">
              <text:p/>
            </draw:rect>
            <draw:rect draw:style-name="gr2" draw:text-style-name="P1" draw:layer="layout" svg:width="0.227cm" svg:height="0.239cm" svg:x="3.787cm" svg:y="6.885cm">
              <text:p/>
            </draw:rect>
            <draw:rect draw:style-name="gr2" draw:text-style-name="P1" draw:layer="layout" svg:width="0.226cm" svg:height="0.239cm" svg:x="4.06cm" svg:y="6.885cm">
              <text:p/>
            </draw:rect>
            <draw:rect draw:style-name="gr2" draw:text-style-name="P1" draw:layer="layout" svg:width="0.227cm" svg:height="0.239cm" svg:x="4.331cm" svg:y="6.885cm">
              <text:p/>
            </draw:rect>
            <draw:rect draw:style-name="gr2" draw:text-style-name="P1" draw:layer="layout" svg:width="0.226cm" svg:height="0.239cm" svg:x="3.243cm" svg:y="6.885cm">
              <text:p/>
            </draw:rect>
          </draw:g>
          <draw:g>
            <draw:rect draw:style-name="gr2" draw:text-style-name="P1" draw:layer="layout" svg:width="0.227cm" svg:height="0.239cm" svg:x="3.515cm" svg:y="7.172cm">
              <text:p/>
            </draw:rect>
            <draw:rect draw:style-name="gr2" draw:text-style-name="P1" draw:layer="layout" svg:width="0.227cm" svg:height="0.239cm" svg:x="3.787cm" svg:y="7.172cm">
              <text:p/>
            </draw:rect>
            <draw:rect draw:style-name="gr2" draw:text-style-name="P1" draw:layer="layout" svg:width="0.226cm" svg:height="0.239cm" svg:x="4.06cm" svg:y="7.172cm">
              <text:p/>
            </draw:rect>
            <draw:rect draw:style-name="gr2" draw:text-style-name="P1" draw:layer="layout" svg:width="0.227cm" svg:height="0.239cm" svg:x="4.331cm" svg:y="7.172cm">
              <text:p/>
            </draw:rect>
            <draw:rect draw:style-name="gr2" draw:text-style-name="P1" draw:layer="layout" svg:width="0.226cm" svg:height="0.239cm" svg:x="3.243cm" svg:y="7.172cm">
              <text:p/>
            </draw:rect>
          </draw:g>
          <draw:g>
            <draw:rect draw:style-name="gr2" draw:text-style-name="P1" draw:layer="layout" svg:width="0.227cm" svg:height="0.239cm" svg:x="3.515cm" svg:y="7.459cm">
              <text:p/>
            </draw:rect>
            <draw:rect draw:style-name="gr2" draw:text-style-name="P1" draw:layer="layout" svg:width="0.227cm" svg:height="0.239cm" svg:x="3.787cm" svg:y="7.459cm">
              <text:p/>
            </draw:rect>
            <draw:rect draw:style-name="gr2" draw:text-style-name="P1" draw:layer="layout" svg:width="0.226cm" svg:height="0.239cm" svg:x="4.06cm" svg:y="7.459cm">
              <text:p/>
            </draw:rect>
            <draw:rect draw:style-name="gr2" draw:text-style-name="P1" draw:layer="layout" svg:width="0.227cm" svg:height="0.239cm" svg:x="4.331cm" svg:y="7.459cm">
              <text:p/>
            </draw:rect>
            <draw:rect draw:style-name="gr2" draw:text-style-name="P1" draw:layer="layout" svg:width="0.226cm" svg:height="0.239cm" svg:x="3.243cm" svg:y="7.459cm">
              <text:p/>
            </draw:rect>
          </draw:g>
          <draw:g>
            <draw:rect draw:style-name="gr2" draw:text-style-name="P1" draw:layer="layout" svg:width="0.227cm" svg:height="0.238cm" svg:x="3.515cm" svg:y="7.746cm">
              <text:p/>
            </draw:rect>
            <draw:rect draw:style-name="gr2" draw:text-style-name="P1" draw:layer="layout" svg:width="0.227cm" svg:height="0.238cm" svg:x="3.787cm" svg:y="7.746cm">
              <text:p/>
            </draw:rect>
            <draw:rect draw:style-name="gr2" draw:text-style-name="P1" draw:layer="layout" svg:width="0.226cm" svg:height="0.238cm" svg:x="4.06cm" svg:y="7.746cm">
              <text:p/>
            </draw:rect>
            <draw:rect draw:style-name="gr2" draw:text-style-name="P1" draw:layer="layout" svg:width="0.227cm" svg:height="0.238cm" svg:x="4.331cm" svg:y="7.746cm">
              <text:p/>
            </draw:rect>
            <draw:rect draw:style-name="gr2" draw:text-style-name="P1" draw:layer="layout" svg:width="0.226cm" svg:height="0.238cm" svg:x="3.243cm" svg:y="7.746cm">
              <text:p/>
            </draw:rect>
          </draw:g>
          <draw:g>
            <draw:rect draw:style-name="gr2" draw:text-style-name="P1" draw:layer="layout" svg:width="0.227cm" svg:height="0.239cm" svg:x="3.515cm" svg:y="8.032cm">
              <text:p/>
            </draw:rect>
            <draw:rect draw:style-name="gr2" draw:text-style-name="P1" draw:layer="layout" svg:width="0.227cm" svg:height="0.239cm" svg:x="3.787cm" svg:y="8.032cm">
              <text:p/>
            </draw:rect>
            <draw:rect draw:style-name="gr2" draw:text-style-name="P1" draw:layer="layout" svg:width="0.226cm" svg:height="0.239cm" svg:x="4.06cm" svg:y="8.032cm">
              <text:p/>
            </draw:rect>
            <draw:rect draw:style-name="gr2" draw:text-style-name="P1" draw:layer="layout" svg:width="0.227cm" svg:height="0.239cm" svg:x="4.331cm" svg:y="8.032cm">
              <text:p/>
            </draw:rect>
            <draw:rect draw:style-name="gr2" draw:text-style-name="P1" draw:layer="layout" svg:width="0.226cm" svg:height="0.239cm" svg:x="3.243cm" svg:y="8.032cm">
              <text:p/>
            </draw:rect>
          </draw:g>
        </draw:g>
        <draw:rect draw:style-name="gr1" draw:text-style-name="P1" draw:layer="layout" svg:width="1.833cm" svg:height="2.75cm" svg:x="8.5cm" svg:y="3cm">
          <text:p/>
        </draw:rect>
        <draw:g>
          <draw:g>
            <draw:rect draw:style-name="gr2" draw:text-style-name="P1" draw:layer="layout" svg:width="0.227cm" svg:height="0.239cm" svg:x="9.015cm" svg:y="3.275cm">
              <text:p/>
            </draw:rect>
            <draw:rect draw:style-name="gr2" draw:text-style-name="P1" draw:layer="layout" svg:width="0.227cm" svg:height="0.239cm" svg:x="9.287cm" svg:y="3.275cm">
              <text:p/>
            </draw:rect>
            <draw:rect draw:style-name="gr2" draw:text-style-name="P1" draw:layer="layout" svg:width="0.226cm" svg:height="0.239cm" svg:x="9.56cm" svg:y="3.275cm">
              <text:p/>
            </draw:rect>
            <draw:rect draw:style-name="gr2" draw:text-style-name="P1" draw:layer="layout" svg:width="0.227cm" svg:height="0.239cm" svg:x="9.831cm" svg:y="3.275cm">
              <text:p/>
            </draw:rect>
            <draw:rect draw:style-name="gr2" draw:text-style-name="P1" draw:layer="layout" svg:width="0.226cm" svg:height="0.239cm" svg:x="8.743cm" svg:y="3.275cm">
              <text:p/>
            </draw:rect>
          </draw:g>
          <draw:g>
            <draw:rect draw:style-name="gr2" draw:text-style-name="P1" draw:layer="layout" svg:width="0.227cm" svg:height="0.238cm" svg:x="9.015cm" svg:y="3.562cm">
              <text:p/>
            </draw:rect>
            <draw:rect draw:style-name="gr2" draw:text-style-name="P1" draw:layer="layout" svg:width="0.227cm" svg:height="0.238cm" svg:x="9.287cm" svg:y="3.562cm">
              <text:p/>
            </draw:rect>
            <draw:rect draw:style-name="gr2" draw:text-style-name="P1" draw:layer="layout" svg:width="0.226cm" svg:height="0.238cm" svg:x="9.56cm" svg:y="3.562cm">
              <text:p/>
            </draw:rect>
            <draw:rect draw:style-name="gr2" draw:text-style-name="P1" draw:layer="layout" svg:width="0.227cm" svg:height="0.238cm" svg:x="9.831cm" svg:y="3.562cm">
              <text:p/>
            </draw:rect>
            <draw:rect draw:style-name="gr2" draw:text-style-name="P1" draw:layer="layout" svg:width="0.226cm" svg:height="0.238cm" svg:x="8.743cm" svg:y="3.562cm">
              <text:p/>
            </draw:rect>
          </draw:g>
          <draw:g>
            <draw:rect draw:style-name="gr2" draw:text-style-name="P1" draw:layer="layout" svg:width="0.227cm" svg:height="0.239cm" svg:x="9.015cm" svg:y="3.848cm">
              <text:p/>
            </draw:rect>
            <draw:rect draw:style-name="gr2" draw:text-style-name="P1" draw:layer="layout" svg:width="0.227cm" svg:height="0.239cm" svg:x="9.287cm" svg:y="3.848cm">
              <text:p/>
            </draw:rect>
            <draw:rect draw:style-name="gr2" draw:text-style-name="P1" draw:layer="layout" svg:width="0.226cm" svg:height="0.239cm" svg:x="9.56cm" svg:y="3.848cm">
              <text:p/>
            </draw:rect>
            <draw:rect draw:style-name="gr2" draw:text-style-name="P1" draw:layer="layout" svg:width="0.227cm" svg:height="0.239cm" svg:x="9.831cm" svg:y="3.848cm">
              <text:p/>
            </draw:rect>
            <draw:rect draw:style-name="gr2" draw:text-style-name="P1" draw:layer="layout" svg:width="0.226cm" svg:height="0.239cm" svg:x="8.743cm" svg:y="3.848cm">
              <text:p/>
            </draw:rect>
          </draw:g>
          <draw:g>
            <draw:rect draw:style-name="gr2" draw:text-style-name="P1" draw:layer="layout" svg:width="0.227cm" svg:height="0.239cm" svg:x="9.015cm" svg:y="4.135cm">
              <text:p/>
            </draw:rect>
            <draw:rect draw:style-name="gr2" draw:text-style-name="P1" draw:layer="layout" svg:width="0.227cm" svg:height="0.239cm" svg:x="9.287cm" svg:y="4.135cm">
              <text:p/>
            </draw:rect>
            <draw:rect draw:style-name="gr2" draw:text-style-name="P1" draw:layer="layout" svg:width="0.226cm" svg:height="0.239cm" svg:x="9.56cm" svg:y="4.135cm">
              <text:p/>
            </draw:rect>
            <draw:rect draw:style-name="gr2" draw:text-style-name="P1" draw:layer="layout" svg:width="0.227cm" svg:height="0.239cm" svg:x="9.831cm" svg:y="4.135cm">
              <text:p/>
            </draw:rect>
            <draw:rect draw:style-name="gr2" draw:text-style-name="P1" draw:layer="layout" svg:width="0.226cm" svg:height="0.239cm" svg:x="8.743cm" svg:y="4.135cm">
              <text:p/>
            </draw:rect>
          </draw:g>
          <draw:g>
            <draw:rect draw:style-name="gr2" draw:text-style-name="P1" draw:layer="layout" svg:width="0.227cm" svg:height="0.239cm" svg:x="9.015cm" svg:y="4.422cm">
              <text:p/>
            </draw:rect>
            <draw:rect draw:style-name="gr2" draw:text-style-name="P1" draw:layer="layout" svg:width="0.227cm" svg:height="0.239cm" svg:x="9.287cm" svg:y="4.422cm">
              <text:p/>
            </draw:rect>
            <draw:rect draw:style-name="gr2" draw:text-style-name="P1" draw:layer="layout" svg:width="0.226cm" svg:height="0.239cm" svg:x="9.56cm" svg:y="4.422cm">
              <text:p/>
            </draw:rect>
            <draw:rect draw:style-name="gr2" draw:text-style-name="P1" draw:layer="layout" svg:width="0.227cm" svg:height="0.239cm" svg:x="9.831cm" svg:y="4.422cm">
              <text:p/>
            </draw:rect>
            <draw:rect draw:style-name="gr2" draw:text-style-name="P1" draw:layer="layout" svg:width="0.226cm" svg:height="0.239cm" svg:x="8.743cm" svg:y="4.422cm">
              <text:p/>
            </draw:rect>
          </draw:g>
          <draw:g>
            <draw:rect draw:style-name="gr2" draw:text-style-name="P1" draw:layer="layout" svg:width="0.227cm" svg:height="0.239cm" svg:x="9.015cm" svg:y="4.709cm">
              <text:p/>
            </draw:rect>
            <draw:rect draw:style-name="gr2" draw:text-style-name="P1" draw:layer="layout" svg:width="0.227cm" svg:height="0.239cm" svg:x="9.287cm" svg:y="4.709cm">
              <text:p/>
            </draw:rect>
            <draw:rect draw:style-name="gr2" draw:text-style-name="P1" draw:layer="layout" svg:width="0.226cm" svg:height="0.239cm" svg:x="9.56cm" svg:y="4.709cm">
              <text:p/>
            </draw:rect>
            <draw:rect draw:style-name="gr2" draw:text-style-name="P1" draw:layer="layout" svg:width="0.227cm" svg:height="0.239cm" svg:x="9.831cm" svg:y="4.709cm">
              <text:p/>
            </draw:rect>
            <draw:rect draw:style-name="gr2" draw:text-style-name="P1" draw:layer="layout" svg:width="0.226cm" svg:height="0.239cm" svg:x="8.743cm" svg:y="4.709cm">
              <text:p/>
            </draw:rect>
          </draw:g>
          <draw:g>
            <draw:rect draw:style-name="gr2" draw:text-style-name="P1" draw:layer="layout" svg:width="0.227cm" svg:height="0.238cm" svg:x="9.015cm" svg:y="4.996cm">
              <text:p/>
            </draw:rect>
            <draw:rect draw:style-name="gr2" draw:text-style-name="P1" draw:layer="layout" svg:width="0.227cm" svg:height="0.238cm" svg:x="9.287cm" svg:y="4.996cm">
              <text:p/>
            </draw:rect>
            <draw:rect draw:style-name="gr2" draw:text-style-name="P1" draw:layer="layout" svg:width="0.226cm" svg:height="0.238cm" svg:x="9.56cm" svg:y="4.996cm">
              <text:p/>
            </draw:rect>
            <draw:rect draw:style-name="gr2" draw:text-style-name="P1" draw:layer="layout" svg:width="0.227cm" svg:height="0.238cm" svg:x="9.831cm" svg:y="4.996cm">
              <text:p/>
            </draw:rect>
            <draw:rect draw:style-name="gr2" draw:text-style-name="P1" draw:layer="layout" svg:width="0.226cm" svg:height="0.238cm" svg:x="8.743cm" svg:y="4.996cm">
              <text:p/>
            </draw:rect>
          </draw:g>
          <draw:g>
            <draw:rect draw:style-name="gr2" draw:text-style-name="P1" draw:layer="layout" svg:width="0.227cm" svg:height="0.239cm" svg:x="9.015cm" svg:y="5.282cm">
              <text:p/>
            </draw:rect>
            <draw:rect draw:style-name="gr2" draw:text-style-name="P1" draw:layer="layout" svg:width="0.227cm" svg:height="0.239cm" svg:x="9.287cm" svg:y="5.282cm">
              <text:p/>
            </draw:rect>
            <draw:rect draw:style-name="gr2" draw:text-style-name="P1" draw:layer="layout" svg:width="0.226cm" svg:height="0.239cm" svg:x="9.56cm" svg:y="5.282cm">
              <text:p/>
            </draw:rect>
            <draw:rect draw:style-name="gr2" draw:text-style-name="P1" draw:layer="layout" svg:width="0.227cm" svg:height="0.239cm" svg:x="9.831cm" svg:y="5.282cm">
              <text:p/>
            </draw:rect>
            <draw:rect draw:style-name="gr2" draw:text-style-name="P1" draw:layer="layout" svg:width="0.226cm" svg:height="0.239cm" svg:x="8.743cm" svg:y="5.282cm">
              <text:p/>
            </draw:rect>
          </draw:g>
        </draw:g>
        <draw:rect draw:style-name="gr1" draw:text-style-name="P1" draw:layer="layout" svg:width="1.833cm" svg:height="2.75cm" svg:x="12.167cm" svg:y="3cm">
          <text:p/>
        </draw:rect>
        <draw:g>
          <draw:g>
            <draw:rect draw:style-name="gr2" draw:text-style-name="P1" draw:layer="layout" svg:width="0.226cm" svg:height="0.239cm" svg:x="12.682cm" svg:y="3.275cm">
              <text:p/>
            </draw:rect>
            <draw:rect draw:style-name="gr2" draw:text-style-name="P1" draw:layer="layout" svg:width="0.227cm" svg:height="0.239cm" svg:x="12.954cm" svg:y="3.275cm">
              <text:p/>
            </draw:rect>
            <draw:rect draw:style-name="gr2" draw:text-style-name="P1" draw:layer="layout" svg:width="0.227cm" svg:height="0.239cm" svg:x="13.226cm" svg:y="3.275cm">
              <text:p/>
            </draw:rect>
            <draw:rect draw:style-name="gr2" draw:text-style-name="P1" draw:layer="layout" svg:width="0.227cm" svg:height="0.239cm" svg:x="13.498cm" svg:y="3.275cm">
              <text:p/>
            </draw:rect>
            <draw:rect draw:style-name="gr2" draw:text-style-name="P1" draw:layer="layout" svg:width="0.226cm" svg:height="0.239cm" svg:x="12.41cm" svg:y="3.275cm">
              <text:p/>
            </draw:rect>
          </draw:g>
          <draw:g>
            <draw:rect draw:style-name="gr2" draw:text-style-name="P1" draw:layer="layout" svg:width="0.226cm" svg:height="0.238cm" svg:x="12.682cm" svg:y="3.562cm">
              <text:p/>
            </draw:rect>
            <draw:rect draw:style-name="gr2" draw:text-style-name="P1" draw:layer="layout" svg:width="0.227cm" svg:height="0.238cm" svg:x="12.954cm" svg:y="3.562cm">
              <text:p/>
            </draw:rect>
            <draw:rect draw:style-name="gr2" draw:text-style-name="P1" draw:layer="layout" svg:width="0.227cm" svg:height="0.238cm" svg:x="13.226cm" svg:y="3.562cm">
              <text:p/>
            </draw:rect>
            <draw:rect draw:style-name="gr2" draw:text-style-name="P1" draw:layer="layout" svg:width="0.227cm" svg:height="0.238cm" svg:x="13.498cm" svg:y="3.562cm">
              <text:p/>
            </draw:rect>
            <draw:rect draw:style-name="gr2" draw:text-style-name="P1" draw:layer="layout" svg:width="0.226cm" svg:height="0.238cm" svg:x="12.41cm" svg:y="3.562cm">
              <text:p/>
            </draw:rect>
          </draw:g>
          <draw:g>
            <draw:rect draw:style-name="gr2" draw:text-style-name="P1" draw:layer="layout" svg:width="0.226cm" svg:height="0.239cm" svg:x="12.682cm" svg:y="3.848cm">
              <text:p/>
            </draw:rect>
            <draw:rect draw:style-name="gr2" draw:text-style-name="P1" draw:layer="layout" svg:width="0.227cm" svg:height="0.239cm" svg:x="12.954cm" svg:y="3.848cm">
              <text:p/>
            </draw:rect>
            <draw:rect draw:style-name="gr2" draw:text-style-name="P1" draw:layer="layout" svg:width="0.227cm" svg:height="0.239cm" svg:x="13.226cm" svg:y="3.848cm">
              <text:p/>
            </draw:rect>
            <draw:rect draw:style-name="gr2" draw:text-style-name="P1" draw:layer="layout" svg:width="0.227cm" svg:height="0.239cm" svg:x="13.498cm" svg:y="3.848cm">
              <text:p/>
            </draw:rect>
            <draw:rect draw:style-name="gr2" draw:text-style-name="P1" draw:layer="layout" svg:width="0.226cm" svg:height="0.239cm" svg:x="12.41cm" svg:y="3.848cm">
              <text:p/>
            </draw:rect>
          </draw:g>
          <draw:g>
            <draw:rect draw:style-name="gr2" draw:text-style-name="P1" draw:layer="layout" svg:width="0.226cm" svg:height="0.239cm" svg:x="12.682cm" svg:y="4.135cm">
              <text:p/>
            </draw:rect>
            <draw:rect draw:style-name="gr2" draw:text-style-name="P1" draw:layer="layout" svg:width="0.227cm" svg:height="0.239cm" svg:x="12.954cm" svg:y="4.135cm">
              <text:p/>
            </draw:rect>
            <draw:rect draw:style-name="gr2" draw:text-style-name="P1" draw:layer="layout" svg:width="0.227cm" svg:height="0.239cm" svg:x="13.226cm" svg:y="4.135cm">
              <text:p/>
            </draw:rect>
            <draw:rect draw:style-name="gr2" draw:text-style-name="P1" draw:layer="layout" svg:width="0.227cm" svg:height="0.239cm" svg:x="13.498cm" svg:y="4.135cm">
              <text:p/>
            </draw:rect>
            <draw:rect draw:style-name="gr2" draw:text-style-name="P1" draw:layer="layout" svg:width="0.226cm" svg:height="0.239cm" svg:x="12.41cm" svg:y="4.135cm">
              <text:p/>
            </draw:rect>
          </draw:g>
          <draw:g>
            <draw:rect draw:style-name="gr2" draw:text-style-name="P1" draw:layer="layout" svg:width="0.226cm" svg:height="0.239cm" svg:x="12.682cm" svg:y="4.422cm">
              <text:p/>
            </draw:rect>
            <draw:rect draw:style-name="gr2" draw:text-style-name="P1" draw:layer="layout" svg:width="0.227cm" svg:height="0.239cm" svg:x="12.954cm" svg:y="4.422cm">
              <text:p/>
            </draw:rect>
            <draw:rect draw:style-name="gr2" draw:text-style-name="P1" draw:layer="layout" svg:width="0.227cm" svg:height="0.239cm" svg:x="13.226cm" svg:y="4.422cm">
              <text:p/>
            </draw:rect>
            <draw:rect draw:style-name="gr2" draw:text-style-name="P1" draw:layer="layout" svg:width="0.227cm" svg:height="0.239cm" svg:x="13.498cm" svg:y="4.422cm">
              <text:p/>
            </draw:rect>
            <draw:rect draw:style-name="gr2" draw:text-style-name="P1" draw:layer="layout" svg:width="0.226cm" svg:height="0.239cm" svg:x="12.41cm" svg:y="4.422cm">
              <text:p/>
            </draw:rect>
          </draw:g>
          <draw:g>
            <draw:rect draw:style-name="gr2" draw:text-style-name="P1" draw:layer="layout" svg:width="0.226cm" svg:height="0.239cm" svg:x="12.682cm" svg:y="4.709cm">
              <text:p/>
            </draw:rect>
            <draw:rect draw:style-name="gr2" draw:text-style-name="P1" draw:layer="layout" svg:width="0.227cm" svg:height="0.239cm" svg:x="12.954cm" svg:y="4.709cm">
              <text:p/>
            </draw:rect>
            <draw:rect draw:style-name="gr2" draw:text-style-name="P1" draw:layer="layout" svg:width="0.227cm" svg:height="0.239cm" svg:x="13.226cm" svg:y="4.709cm">
              <text:p/>
            </draw:rect>
            <draw:rect draw:style-name="gr2" draw:text-style-name="P1" draw:layer="layout" svg:width="0.227cm" svg:height="0.239cm" svg:x="13.498cm" svg:y="4.709cm">
              <text:p/>
            </draw:rect>
            <draw:rect draw:style-name="gr2" draw:text-style-name="P1" draw:layer="layout" svg:width="0.226cm" svg:height="0.239cm" svg:x="12.41cm" svg:y="4.709cm">
              <text:p/>
            </draw:rect>
          </draw:g>
          <draw:g>
            <draw:rect draw:style-name="gr2" draw:text-style-name="P1" draw:layer="layout" svg:width="0.226cm" svg:height="0.238cm" svg:x="12.682cm" svg:y="4.996cm">
              <text:p/>
            </draw:rect>
            <draw:rect draw:style-name="gr2" draw:text-style-name="P1" draw:layer="layout" svg:width="0.227cm" svg:height="0.238cm" svg:x="12.954cm" svg:y="4.996cm">
              <text:p/>
            </draw:rect>
            <draw:rect draw:style-name="gr2" draw:text-style-name="P1" draw:layer="layout" svg:width="0.227cm" svg:height="0.238cm" svg:x="13.226cm" svg:y="4.996cm">
              <text:p/>
            </draw:rect>
            <draw:rect draw:style-name="gr2" draw:text-style-name="P1" draw:layer="layout" svg:width="0.227cm" svg:height="0.238cm" svg:x="13.498cm" svg:y="4.996cm">
              <text:p/>
            </draw:rect>
            <draw:rect draw:style-name="gr2" draw:text-style-name="P1" draw:layer="layout" svg:width="0.226cm" svg:height="0.238cm" svg:x="12.41cm" svg:y="4.996cm">
              <text:p/>
            </draw:rect>
          </draw:g>
          <draw:g>
            <draw:rect draw:style-name="gr2" draw:text-style-name="P1" draw:layer="layout" svg:width="0.226cm" svg:height="0.239cm" svg:x="12.682cm" svg:y="5.282cm">
              <text:p/>
            </draw:rect>
            <draw:rect draw:style-name="gr2" draw:text-style-name="P1" draw:layer="layout" svg:width="0.227cm" svg:height="0.239cm" svg:x="12.954cm" svg:y="5.282cm">
              <text:p/>
            </draw:rect>
            <draw:rect draw:style-name="gr2" draw:text-style-name="P1" draw:layer="layout" svg:width="0.227cm" svg:height="0.239cm" svg:x="13.226cm" svg:y="5.282cm">
              <text:p/>
            </draw:rect>
            <draw:rect draw:style-name="gr2" draw:text-style-name="P1" draw:layer="layout" svg:width="0.227cm" svg:height="0.239cm" svg:x="13.498cm" svg:y="5.282cm">
              <text:p/>
            </draw:rect>
            <draw:rect draw:style-name="gr2" draw:text-style-name="P1" draw:layer="layout" svg:width="0.226cm" svg:height="0.239cm" svg:x="12.41cm" svg:y="5.282cm">
              <text:p/>
            </draw:rect>
          </draw:g>
        </draw:g>
        <draw:rect draw:style-name="gr1" draw:text-style-name="P1" draw:layer="layout" svg:width="1.834cm" svg:height="2.75cm" svg:x="10.333cm" svg:y="3cm">
          <text:p/>
        </draw:rect>
        <draw:g>
          <draw:g>
            <draw:rect draw:style-name="gr2" draw:text-style-name="P1" draw:layer="layout" svg:width="0.226cm" svg:height="0.239cm" svg:x="10.849cm" svg:y="3.275cm">
              <text:p/>
            </draw:rect>
            <draw:rect draw:style-name="gr2" draw:text-style-name="P1" draw:layer="layout" svg:width="0.226cm" svg:height="0.239cm" svg:x="11.121cm" svg:y="3.275cm">
              <text:p/>
            </draw:rect>
            <draw:rect draw:style-name="gr2" draw:text-style-name="P1" draw:layer="layout" svg:width="0.226cm" svg:height="0.239cm" svg:x="11.393cm" svg:y="3.275cm">
              <text:p/>
            </draw:rect>
            <draw:rect draw:style-name="gr2" draw:text-style-name="P1" draw:layer="layout" svg:width="0.228cm" svg:height="0.239cm" svg:x="11.664cm" svg:y="3.275cm">
              <text:p/>
            </draw:rect>
            <draw:rect draw:style-name="gr2" draw:text-style-name="P1" draw:layer="layout" svg:width="0.227cm" svg:height="0.239cm" svg:x="10.576cm" svg:y="3.275cm">
              <text:p/>
            </draw:rect>
          </draw:g>
          <draw:g>
            <draw:rect draw:style-name="gr2" draw:text-style-name="P1" draw:layer="layout" svg:width="0.226cm" svg:height="0.238cm" svg:x="10.849cm" svg:y="3.562cm">
              <text:p/>
            </draw:rect>
            <draw:rect draw:style-name="gr2" draw:text-style-name="P1" draw:layer="layout" svg:width="0.226cm" svg:height="0.238cm" svg:x="11.121cm" svg:y="3.562cm">
              <text:p/>
            </draw:rect>
            <draw:rect draw:style-name="gr2" draw:text-style-name="P1" draw:layer="layout" svg:width="0.226cm" svg:height="0.238cm" svg:x="11.393cm" svg:y="3.562cm">
              <text:p/>
            </draw:rect>
            <draw:rect draw:style-name="gr2" draw:text-style-name="P1" draw:layer="layout" svg:width="0.228cm" svg:height="0.238cm" svg:x="11.664cm" svg:y="3.562cm">
              <text:p/>
            </draw:rect>
            <draw:rect draw:style-name="gr2" draw:text-style-name="P1" draw:layer="layout" svg:width="0.227cm" svg:height="0.238cm" svg:x="10.576cm" svg:y="3.562cm">
              <text:p/>
            </draw:rect>
          </draw:g>
          <draw:g>
            <draw:rect draw:style-name="gr2" draw:text-style-name="P1" draw:layer="layout" svg:width="0.226cm" svg:height="0.239cm" svg:x="10.849cm" svg:y="3.848cm">
              <text:p/>
            </draw:rect>
            <draw:rect draw:style-name="gr2" draw:text-style-name="P1" draw:layer="layout" svg:width="0.226cm" svg:height="0.239cm" svg:x="11.121cm" svg:y="3.848cm">
              <text:p/>
            </draw:rect>
            <draw:rect draw:style-name="gr2" draw:text-style-name="P1" draw:layer="layout" svg:width="0.226cm" svg:height="0.239cm" svg:x="11.393cm" svg:y="3.848cm">
              <text:p/>
            </draw:rect>
            <draw:rect draw:style-name="gr2" draw:text-style-name="P1" draw:layer="layout" svg:width="0.228cm" svg:height="0.239cm" svg:x="11.664cm" svg:y="3.848cm">
              <text:p/>
            </draw:rect>
            <draw:rect draw:style-name="gr2" draw:text-style-name="P1" draw:layer="layout" svg:width="0.227cm" svg:height="0.239cm" svg:x="10.576cm" svg:y="3.848cm">
              <text:p/>
            </draw:rect>
          </draw:g>
          <draw:g>
            <draw:rect draw:style-name="gr2" draw:text-style-name="P1" draw:layer="layout" svg:width="0.226cm" svg:height="0.239cm" svg:x="10.849cm" svg:y="4.135cm">
              <text:p/>
            </draw:rect>
            <draw:rect draw:style-name="gr2" draw:text-style-name="P1" draw:layer="layout" svg:width="0.226cm" svg:height="0.239cm" svg:x="11.121cm" svg:y="4.135cm">
              <text:p/>
            </draw:rect>
            <draw:rect draw:style-name="gr2" draw:text-style-name="P1" draw:layer="layout" svg:width="0.226cm" svg:height="0.239cm" svg:x="11.393cm" svg:y="4.135cm">
              <text:p/>
            </draw:rect>
            <draw:rect draw:style-name="gr2" draw:text-style-name="P1" draw:layer="layout" svg:width="0.228cm" svg:height="0.239cm" svg:x="11.664cm" svg:y="4.135cm">
              <text:p/>
            </draw:rect>
            <draw:rect draw:style-name="gr2" draw:text-style-name="P1" draw:layer="layout" svg:width="0.227cm" svg:height="0.239cm" svg:x="10.576cm" svg:y="4.135cm">
              <text:p/>
            </draw:rect>
          </draw:g>
          <draw:g>
            <draw:rect draw:style-name="gr2" draw:text-style-name="P1" draw:layer="layout" svg:width="0.226cm" svg:height="0.239cm" svg:x="10.849cm" svg:y="4.422cm">
              <text:p/>
            </draw:rect>
            <draw:rect draw:style-name="gr2" draw:text-style-name="P1" draw:layer="layout" svg:width="0.226cm" svg:height="0.239cm" svg:x="11.121cm" svg:y="4.422cm">
              <text:p/>
            </draw:rect>
            <draw:rect draw:style-name="gr2" draw:text-style-name="P1" draw:layer="layout" svg:width="0.226cm" svg:height="0.239cm" svg:x="11.393cm" svg:y="4.422cm">
              <text:p/>
            </draw:rect>
            <draw:rect draw:style-name="gr2" draw:text-style-name="P1" draw:layer="layout" svg:width="0.228cm" svg:height="0.239cm" svg:x="11.664cm" svg:y="4.422cm">
              <text:p/>
            </draw:rect>
            <draw:rect draw:style-name="gr2" draw:text-style-name="P1" draw:layer="layout" svg:width="0.227cm" svg:height="0.239cm" svg:x="10.576cm" svg:y="4.422cm">
              <text:p/>
            </draw:rect>
          </draw:g>
          <draw:g>
            <draw:rect draw:style-name="gr2" draw:text-style-name="P1" draw:layer="layout" svg:width="0.226cm" svg:height="0.239cm" svg:x="10.849cm" svg:y="4.709cm">
              <text:p/>
            </draw:rect>
            <draw:rect draw:style-name="gr2" draw:text-style-name="P1" draw:layer="layout" svg:width="0.226cm" svg:height="0.239cm" svg:x="11.121cm" svg:y="4.709cm">
              <text:p/>
            </draw:rect>
            <draw:rect draw:style-name="gr2" draw:text-style-name="P1" draw:layer="layout" svg:width="0.226cm" svg:height="0.239cm" svg:x="11.393cm" svg:y="4.709cm">
              <text:p/>
            </draw:rect>
            <draw:rect draw:style-name="gr2" draw:text-style-name="P1" draw:layer="layout" svg:width="0.228cm" svg:height="0.239cm" svg:x="11.664cm" svg:y="4.709cm">
              <text:p/>
            </draw:rect>
            <draw:rect draw:style-name="gr2" draw:text-style-name="P1" draw:layer="layout" svg:width="0.227cm" svg:height="0.239cm" svg:x="10.576cm" svg:y="4.709cm">
              <text:p/>
            </draw:rect>
          </draw:g>
          <draw:g>
            <draw:rect draw:style-name="gr2" draw:text-style-name="P1" draw:layer="layout" svg:width="0.226cm" svg:height="0.238cm" svg:x="10.849cm" svg:y="4.996cm">
              <text:p/>
            </draw:rect>
            <draw:rect draw:style-name="gr2" draw:text-style-name="P1" draw:layer="layout" svg:width="0.226cm" svg:height="0.238cm" svg:x="11.121cm" svg:y="4.996cm">
              <text:p/>
            </draw:rect>
            <draw:rect draw:style-name="gr2" draw:text-style-name="P1" draw:layer="layout" svg:width="0.226cm" svg:height="0.238cm" svg:x="11.393cm" svg:y="4.996cm">
              <text:p/>
            </draw:rect>
            <draw:rect draw:style-name="gr2" draw:text-style-name="P1" draw:layer="layout" svg:width="0.228cm" svg:height="0.238cm" svg:x="11.664cm" svg:y="4.996cm">
              <text:p/>
            </draw:rect>
            <draw:rect draw:style-name="gr2" draw:text-style-name="P1" draw:layer="layout" svg:width="0.227cm" svg:height="0.238cm" svg:x="10.576cm" svg:y="4.996cm">
              <text:p/>
            </draw:rect>
          </draw:g>
          <draw:g>
            <draw:rect draw:style-name="gr2" draw:text-style-name="P1" draw:layer="layout" svg:width="0.226cm" svg:height="0.239cm" svg:x="10.849cm" svg:y="5.282cm">
              <text:p/>
            </draw:rect>
            <draw:rect draw:style-name="gr2" draw:text-style-name="P1" draw:layer="layout" svg:width="0.226cm" svg:height="0.239cm" svg:x="11.121cm" svg:y="5.282cm">
              <text:p/>
            </draw:rect>
            <draw:rect draw:style-name="gr2" draw:text-style-name="P1" draw:layer="layout" svg:width="0.226cm" svg:height="0.239cm" svg:x="11.393cm" svg:y="5.282cm">
              <text:p/>
            </draw:rect>
            <draw:rect draw:style-name="gr2" draw:text-style-name="P1" draw:layer="layout" svg:width="0.228cm" svg:height="0.239cm" svg:x="11.664cm" svg:y="5.282cm">
              <text:p/>
            </draw:rect>
            <draw:rect draw:style-name="gr2" draw:text-style-name="P1" draw:layer="layout" svg:width="0.227cm" svg:height="0.239cm" svg:x="10.576cm" svg:y="5.282cm">
              <text:p/>
            </draw:rect>
          </draw:g>
        </draw:g>
        <draw:rect draw:style-name="gr1" draw:text-style-name="P1" draw:layer="layout" svg:width="1.834cm" svg:height="2.75cm" svg:x="10.333cm" svg:y="5.75cm">
          <text:p/>
        </draw:rect>
        <draw:g>
          <draw:g>
            <draw:rect draw:style-name="gr2" draw:text-style-name="P1" draw:layer="layout" svg:width="0.226cm" svg:height="0.239cm" svg:x="10.849cm" svg:y="6.025cm">
              <text:p/>
            </draw:rect>
            <draw:rect draw:style-name="gr2" draw:text-style-name="P1" draw:layer="layout" svg:width="0.226cm" svg:height="0.239cm" svg:x="11.121cm" svg:y="6.025cm">
              <text:p/>
            </draw:rect>
            <draw:rect draw:style-name="gr2" draw:text-style-name="P1" draw:layer="layout" svg:width="0.226cm" svg:height="0.239cm" svg:x="11.393cm" svg:y="6.025cm">
              <text:p/>
            </draw:rect>
            <draw:rect draw:style-name="gr2" draw:text-style-name="P1" draw:layer="layout" svg:width="0.228cm" svg:height="0.239cm" svg:x="11.664cm" svg:y="6.025cm">
              <text:p/>
            </draw:rect>
            <draw:rect draw:style-name="gr2" draw:text-style-name="P1" draw:layer="layout" svg:width="0.227cm" svg:height="0.239cm" svg:x="10.576cm" svg:y="6.025cm">
              <text:p/>
            </draw:rect>
          </draw:g>
          <draw:g>
            <draw:rect draw:style-name="gr2" draw:text-style-name="P1" draw:layer="layout" svg:width="0.226cm" svg:height="0.238cm" svg:x="10.849cm" svg:y="6.312cm">
              <text:p/>
            </draw:rect>
            <draw:rect draw:style-name="gr2" draw:text-style-name="P1" draw:layer="layout" svg:width="0.226cm" svg:height="0.238cm" svg:x="11.121cm" svg:y="6.312cm">
              <text:p/>
            </draw:rect>
            <draw:rect draw:style-name="gr2" draw:text-style-name="P1" draw:layer="layout" svg:width="0.226cm" svg:height="0.238cm" svg:x="11.393cm" svg:y="6.312cm">
              <text:p/>
            </draw:rect>
            <draw:rect draw:style-name="gr2" draw:text-style-name="P1" draw:layer="layout" svg:width="0.228cm" svg:height="0.238cm" svg:x="11.664cm" svg:y="6.312cm">
              <text:p/>
            </draw:rect>
            <draw:rect draw:style-name="gr2" draw:text-style-name="P1" draw:layer="layout" svg:width="0.227cm" svg:height="0.238cm" svg:x="10.576cm" svg:y="6.312cm">
              <text:p/>
            </draw:rect>
          </draw:g>
          <draw:g>
            <draw:rect draw:style-name="gr2" draw:text-style-name="P1" draw:layer="layout" svg:width="0.226cm" svg:height="0.239cm" svg:x="10.849cm" svg:y="6.598cm">
              <text:p/>
            </draw:rect>
            <draw:rect draw:style-name="gr2" draw:text-style-name="P1" draw:layer="layout" svg:width="0.226cm" svg:height="0.239cm" svg:x="11.121cm" svg:y="6.598cm">
              <text:p/>
            </draw:rect>
            <draw:rect draw:style-name="gr2" draw:text-style-name="P1" draw:layer="layout" svg:width="0.226cm" svg:height="0.239cm" svg:x="11.393cm" svg:y="6.598cm">
              <text:p/>
            </draw:rect>
            <draw:rect draw:style-name="gr2" draw:text-style-name="P1" draw:layer="layout" svg:width="0.228cm" svg:height="0.239cm" svg:x="11.664cm" svg:y="6.598cm">
              <text:p/>
            </draw:rect>
            <draw:rect draw:style-name="gr2" draw:text-style-name="P1" draw:layer="layout" svg:width="0.227cm" svg:height="0.239cm" svg:x="10.576cm" svg:y="6.598cm">
              <text:p/>
            </draw:rect>
          </draw:g>
          <draw:g>
            <draw:rect draw:style-name="gr2" draw:text-style-name="P1" draw:layer="layout" svg:width="0.226cm" svg:height="0.239cm" svg:x="10.849cm" svg:y="6.885cm">
              <text:p/>
            </draw:rect>
            <draw:rect draw:style-name="gr2" draw:text-style-name="P1" draw:layer="layout" svg:width="0.226cm" svg:height="0.239cm" svg:x="11.121cm" svg:y="6.885cm">
              <text:p/>
            </draw:rect>
            <draw:rect draw:style-name="gr2" draw:text-style-name="P1" draw:layer="layout" svg:width="0.226cm" svg:height="0.239cm" svg:x="11.393cm" svg:y="6.885cm">
              <text:p/>
            </draw:rect>
            <draw:rect draw:style-name="gr2" draw:text-style-name="P1" draw:layer="layout" svg:width="0.228cm" svg:height="0.239cm" svg:x="11.664cm" svg:y="6.885cm">
              <text:p/>
            </draw:rect>
            <draw:rect draw:style-name="gr2" draw:text-style-name="P1" draw:layer="layout" svg:width="0.227cm" svg:height="0.239cm" svg:x="10.576cm" svg:y="6.885cm">
              <text:p/>
            </draw:rect>
          </draw:g>
          <draw:g>
            <draw:rect draw:style-name="gr2" draw:text-style-name="P1" draw:layer="layout" svg:width="0.226cm" svg:height="0.239cm" svg:x="10.849cm" svg:y="7.172cm">
              <text:p/>
            </draw:rect>
            <draw:rect draw:style-name="gr2" draw:text-style-name="P1" draw:layer="layout" svg:width="0.226cm" svg:height="0.239cm" svg:x="11.121cm" svg:y="7.172cm">
              <text:p/>
            </draw:rect>
            <draw:rect draw:style-name="gr2" draw:text-style-name="P1" draw:layer="layout" svg:width="0.226cm" svg:height="0.239cm" svg:x="11.393cm" svg:y="7.172cm">
              <text:p/>
            </draw:rect>
            <draw:rect draw:style-name="gr2" draw:text-style-name="P1" draw:layer="layout" svg:width="0.228cm" svg:height="0.239cm" svg:x="11.664cm" svg:y="7.172cm">
              <text:p/>
            </draw:rect>
            <draw:rect draw:style-name="gr2" draw:text-style-name="P1" draw:layer="layout" svg:width="0.227cm" svg:height="0.239cm" svg:x="10.576cm" svg:y="7.172cm">
              <text:p/>
            </draw:rect>
          </draw:g>
          <draw:g>
            <draw:rect draw:style-name="gr2" draw:text-style-name="P1" draw:layer="layout" svg:width="0.226cm" svg:height="0.239cm" svg:x="10.849cm" svg:y="7.459cm">
              <text:p/>
            </draw:rect>
            <draw:rect draw:style-name="gr2" draw:text-style-name="P1" draw:layer="layout" svg:width="0.226cm" svg:height="0.239cm" svg:x="11.121cm" svg:y="7.459cm">
              <text:p/>
            </draw:rect>
            <draw:rect draw:style-name="gr2" draw:text-style-name="P1" draw:layer="layout" svg:width="0.226cm" svg:height="0.239cm" svg:x="11.393cm" svg:y="7.459cm">
              <text:p/>
            </draw:rect>
            <draw:rect draw:style-name="gr2" draw:text-style-name="P1" draw:layer="layout" svg:width="0.228cm" svg:height="0.239cm" svg:x="11.664cm" svg:y="7.459cm">
              <text:p/>
            </draw:rect>
            <draw:rect draw:style-name="gr2" draw:text-style-name="P1" draw:layer="layout" svg:width="0.227cm" svg:height="0.239cm" svg:x="10.576cm" svg:y="7.459cm">
              <text:p/>
            </draw:rect>
          </draw:g>
          <draw:g>
            <draw:rect draw:style-name="gr2" draw:text-style-name="P1" draw:layer="layout" svg:width="0.226cm" svg:height="0.238cm" svg:x="10.849cm" svg:y="7.746cm">
              <text:p/>
            </draw:rect>
            <draw:rect draw:style-name="gr2" draw:text-style-name="P1" draw:layer="layout" svg:width="0.226cm" svg:height="0.238cm" svg:x="11.121cm" svg:y="7.746cm">
              <text:p/>
            </draw:rect>
            <draw:rect draw:style-name="gr2" draw:text-style-name="P1" draw:layer="layout" svg:width="0.226cm" svg:height="0.238cm" svg:x="11.393cm" svg:y="7.746cm">
              <text:p/>
            </draw:rect>
            <draw:rect draw:style-name="gr2" draw:text-style-name="P1" draw:layer="layout" svg:width="0.228cm" svg:height="0.238cm" svg:x="11.664cm" svg:y="7.746cm">
              <text:p/>
            </draw:rect>
            <draw:rect draw:style-name="gr2" draw:text-style-name="P1" draw:layer="layout" svg:width="0.227cm" svg:height="0.238cm" svg:x="10.576cm" svg:y="7.746cm">
              <text:p/>
            </draw:rect>
          </draw:g>
          <draw:g>
            <draw:rect draw:style-name="gr2" draw:text-style-name="P1" draw:layer="layout" svg:width="0.226cm" svg:height="0.239cm" svg:x="10.849cm" svg:y="8.032cm">
              <text:p/>
            </draw:rect>
            <draw:rect draw:style-name="gr2" draw:text-style-name="P1" draw:layer="layout" svg:width="0.226cm" svg:height="0.239cm" svg:x="11.121cm" svg:y="8.032cm">
              <text:p/>
            </draw:rect>
            <draw:rect draw:style-name="gr2" draw:text-style-name="P1" draw:layer="layout" svg:width="0.226cm" svg:height="0.239cm" svg:x="11.393cm" svg:y="8.032cm">
              <text:p/>
            </draw:rect>
            <draw:rect draw:style-name="gr2" draw:text-style-name="P1" draw:layer="layout" svg:width="0.228cm" svg:height="0.239cm" svg:x="11.664cm" svg:y="8.032cm">
              <text:p/>
            </draw:rect>
            <draw:rect draw:style-name="gr2" draw:text-style-name="P1" draw:layer="layout" svg:width="0.227cm" svg:height="0.239cm" svg:x="10.576cm" svg:y="8.032cm">
              <text:p/>
            </draw:rect>
          </draw:g>
        </draw:g>
        <draw:rect draw:style-name="gr1" draw:text-style-name="P1" draw:layer="layout" svg:width="1.833cm" svg:height="2.75cm" svg:x="12.167cm" svg:y="5.75cm">
          <text:p/>
        </draw:rect>
        <draw:g>
          <draw:g>
            <draw:rect draw:style-name="gr2" draw:text-style-name="P1" draw:layer="layout" svg:width="0.226cm" svg:height="0.239cm" svg:x="12.682cm" svg:y="6.025cm">
              <text:p/>
            </draw:rect>
            <draw:rect draw:style-name="gr2" draw:text-style-name="P1" draw:layer="layout" svg:width="0.227cm" svg:height="0.239cm" svg:x="12.954cm" svg:y="6.025cm">
              <text:p/>
            </draw:rect>
            <draw:rect draw:style-name="gr2" draw:text-style-name="P1" draw:layer="layout" svg:width="0.227cm" svg:height="0.239cm" svg:x="13.226cm" svg:y="6.025cm">
              <text:p/>
            </draw:rect>
            <draw:rect draw:style-name="gr2" draw:text-style-name="P1" draw:layer="layout" svg:width="0.227cm" svg:height="0.239cm" svg:x="13.498cm" svg:y="6.025cm">
              <text:p/>
            </draw:rect>
            <draw:rect draw:style-name="gr2" draw:text-style-name="P1" draw:layer="layout" svg:width="0.226cm" svg:height="0.239cm" svg:x="12.41cm" svg:y="6.025cm">
              <text:p/>
            </draw:rect>
          </draw:g>
          <draw:g>
            <draw:rect draw:style-name="gr2" draw:text-style-name="P1" draw:layer="layout" svg:width="0.226cm" svg:height="0.238cm" svg:x="12.682cm" svg:y="6.312cm">
              <text:p/>
            </draw:rect>
            <draw:rect draw:style-name="gr2" draw:text-style-name="P1" draw:layer="layout" svg:width="0.227cm" svg:height="0.238cm" svg:x="12.954cm" svg:y="6.312cm">
              <text:p/>
            </draw:rect>
            <draw:rect draw:style-name="gr2" draw:text-style-name="P1" draw:layer="layout" svg:width="0.227cm" svg:height="0.238cm" svg:x="13.226cm" svg:y="6.312cm">
              <text:p/>
            </draw:rect>
            <draw:rect draw:style-name="gr2" draw:text-style-name="P1" draw:layer="layout" svg:width="0.227cm" svg:height="0.238cm" svg:x="13.498cm" svg:y="6.312cm">
              <text:p/>
            </draw:rect>
            <draw:rect draw:style-name="gr2" draw:text-style-name="P1" draw:layer="layout" svg:width="0.226cm" svg:height="0.238cm" svg:x="12.41cm" svg:y="6.312cm">
              <text:p/>
            </draw:rect>
          </draw:g>
          <draw:g>
            <draw:rect draw:style-name="gr2" draw:text-style-name="P1" draw:layer="layout" svg:width="0.226cm" svg:height="0.239cm" svg:x="12.682cm" svg:y="6.598cm">
              <text:p/>
            </draw:rect>
            <draw:rect draw:style-name="gr2" draw:text-style-name="P1" draw:layer="layout" svg:width="0.227cm" svg:height="0.239cm" svg:x="12.954cm" svg:y="6.598cm">
              <text:p/>
            </draw:rect>
            <draw:rect draw:style-name="gr2" draw:text-style-name="P1" draw:layer="layout" svg:width="0.227cm" svg:height="0.239cm" svg:x="13.226cm" svg:y="6.598cm">
              <text:p/>
            </draw:rect>
            <draw:rect draw:style-name="gr2" draw:text-style-name="P1" draw:layer="layout" svg:width="0.227cm" svg:height="0.239cm" svg:x="13.498cm" svg:y="6.598cm">
              <text:p/>
            </draw:rect>
            <draw:rect draw:style-name="gr2" draw:text-style-name="P1" draw:layer="layout" svg:width="0.226cm" svg:height="0.239cm" svg:x="12.41cm" svg:y="6.598cm">
              <text:p/>
            </draw:rect>
          </draw:g>
          <draw:g>
            <draw:rect draw:style-name="gr2" draw:text-style-name="P1" draw:layer="layout" svg:width="0.226cm" svg:height="0.239cm" svg:x="12.682cm" svg:y="6.885cm">
              <text:p/>
            </draw:rect>
            <draw:rect draw:style-name="gr2" draw:text-style-name="P1" draw:layer="layout" svg:width="0.227cm" svg:height="0.239cm" svg:x="12.954cm" svg:y="6.885cm">
              <text:p/>
            </draw:rect>
            <draw:rect draw:style-name="gr2" draw:text-style-name="P1" draw:layer="layout" svg:width="0.227cm" svg:height="0.239cm" svg:x="13.226cm" svg:y="6.885cm">
              <text:p/>
            </draw:rect>
            <draw:rect draw:style-name="gr2" draw:text-style-name="P1" draw:layer="layout" svg:width="0.227cm" svg:height="0.239cm" svg:x="13.498cm" svg:y="6.885cm">
              <text:p/>
            </draw:rect>
            <draw:rect draw:style-name="gr2" draw:text-style-name="P1" draw:layer="layout" svg:width="0.226cm" svg:height="0.239cm" svg:x="12.41cm" svg:y="6.885cm">
              <text:p/>
            </draw:rect>
          </draw:g>
          <draw:g>
            <draw:rect draw:style-name="gr2" draw:text-style-name="P1" draw:layer="layout" svg:width="0.226cm" svg:height="0.239cm" svg:x="12.682cm" svg:y="7.172cm">
              <text:p/>
            </draw:rect>
            <draw:rect draw:style-name="gr2" draw:text-style-name="P1" draw:layer="layout" svg:width="0.227cm" svg:height="0.239cm" svg:x="12.954cm" svg:y="7.172cm">
              <text:p/>
            </draw:rect>
            <draw:rect draw:style-name="gr2" draw:text-style-name="P1" draw:layer="layout" svg:width="0.227cm" svg:height="0.239cm" svg:x="13.226cm" svg:y="7.172cm">
              <text:p/>
            </draw:rect>
            <draw:rect draw:style-name="gr2" draw:text-style-name="P1" draw:layer="layout" svg:width="0.227cm" svg:height="0.239cm" svg:x="13.498cm" svg:y="7.172cm">
              <text:p/>
            </draw:rect>
            <draw:rect draw:style-name="gr2" draw:text-style-name="P1" draw:layer="layout" svg:width="0.226cm" svg:height="0.239cm" svg:x="12.41cm" svg:y="7.172cm">
              <text:p/>
            </draw:rect>
          </draw:g>
          <draw:g>
            <draw:rect draw:style-name="gr2" draw:text-style-name="P1" draw:layer="layout" svg:width="0.226cm" svg:height="0.239cm" svg:x="12.682cm" svg:y="7.459cm">
              <text:p/>
            </draw:rect>
            <draw:rect draw:style-name="gr2" draw:text-style-name="P1" draw:layer="layout" svg:width="0.227cm" svg:height="0.239cm" svg:x="12.954cm" svg:y="7.459cm">
              <text:p/>
            </draw:rect>
            <draw:rect draw:style-name="gr2" draw:text-style-name="P1" draw:layer="layout" svg:width="0.227cm" svg:height="0.239cm" svg:x="13.226cm" svg:y="7.459cm">
              <text:p/>
            </draw:rect>
            <draw:rect draw:style-name="gr2" draw:text-style-name="P1" draw:layer="layout" svg:width="0.227cm" svg:height="0.239cm" svg:x="13.498cm" svg:y="7.459cm">
              <text:p/>
            </draw:rect>
            <draw:rect draw:style-name="gr2" draw:text-style-name="P1" draw:layer="layout" svg:width="0.226cm" svg:height="0.239cm" svg:x="12.41cm" svg:y="7.459cm">
              <text:p/>
            </draw:rect>
          </draw:g>
          <draw:g>
            <draw:rect draw:style-name="gr2" draw:text-style-name="P1" draw:layer="layout" svg:width="0.226cm" svg:height="0.238cm" svg:x="12.682cm" svg:y="7.746cm">
              <text:p/>
            </draw:rect>
            <draw:rect draw:style-name="gr2" draw:text-style-name="P1" draw:layer="layout" svg:width="0.227cm" svg:height="0.238cm" svg:x="12.954cm" svg:y="7.746cm">
              <text:p/>
            </draw:rect>
            <draw:rect draw:style-name="gr2" draw:text-style-name="P1" draw:layer="layout" svg:width="0.227cm" svg:height="0.238cm" svg:x="13.226cm" svg:y="7.746cm">
              <text:p/>
            </draw:rect>
            <draw:rect draw:style-name="gr2" draw:text-style-name="P1" draw:layer="layout" svg:width="0.227cm" svg:height="0.238cm" svg:x="13.498cm" svg:y="7.746cm">
              <text:p/>
            </draw:rect>
            <draw:rect draw:style-name="gr2" draw:text-style-name="P1" draw:layer="layout" svg:width="0.226cm" svg:height="0.238cm" svg:x="12.41cm" svg:y="7.746cm">
              <text:p/>
            </draw:rect>
          </draw:g>
          <draw:g>
            <draw:rect draw:style-name="gr2" draw:text-style-name="P1" draw:layer="layout" svg:width="0.226cm" svg:height="0.239cm" svg:x="12.682cm" svg:y="8.032cm">
              <text:p/>
            </draw:rect>
            <draw:rect draw:style-name="gr2" draw:text-style-name="P1" draw:layer="layout" svg:width="0.227cm" svg:height="0.239cm" svg:x="12.954cm" svg:y="8.032cm">
              <text:p/>
            </draw:rect>
            <draw:rect draw:style-name="gr2" draw:text-style-name="P1" draw:layer="layout" svg:width="0.227cm" svg:height="0.239cm" svg:x="13.226cm" svg:y="8.032cm">
              <text:p/>
            </draw:rect>
            <draw:rect draw:style-name="gr2" draw:text-style-name="P1" draw:layer="layout" svg:width="0.227cm" svg:height="0.239cm" svg:x="13.498cm" svg:y="8.032cm">
              <text:p/>
            </draw:rect>
            <draw:rect draw:style-name="gr2" draw:text-style-name="P1" draw:layer="layout" svg:width="0.226cm" svg:height="0.239cm" svg:x="12.41cm" svg:y="8.032cm">
              <text:p/>
            </draw:rect>
          </draw:g>
        </draw:g>
        <draw:rect draw:style-name="gr1" draw:text-style-name="P1" draw:layer="layout" svg:width="1.833cm" svg:height="2.75cm" svg:x="8.5cm" svg:y="5.75cm">
          <text:p/>
        </draw:rect>
        <draw:g>
          <draw:g>
            <draw:rect draw:style-name="gr2" draw:text-style-name="P1" draw:layer="layout" svg:width="0.227cm" svg:height="0.239cm" svg:x="9.015cm" svg:y="6.025cm">
              <text:p/>
            </draw:rect>
            <draw:rect draw:style-name="gr2" draw:text-style-name="P1" draw:layer="layout" svg:width="0.227cm" svg:height="0.239cm" svg:x="9.287cm" svg:y="6.025cm">
              <text:p/>
            </draw:rect>
            <draw:rect draw:style-name="gr2" draw:text-style-name="P1" draw:layer="layout" svg:width="0.226cm" svg:height="0.239cm" svg:x="9.56cm" svg:y="6.025cm">
              <text:p/>
            </draw:rect>
            <draw:rect draw:style-name="gr2" draw:text-style-name="P1" draw:layer="layout" svg:width="0.227cm" svg:height="0.239cm" svg:x="9.831cm" svg:y="6.025cm">
              <text:p/>
            </draw:rect>
            <draw:rect draw:style-name="gr2" draw:text-style-name="P1" draw:layer="layout" svg:width="0.226cm" svg:height="0.239cm" svg:x="8.743cm" svg:y="6.025cm">
              <text:p/>
            </draw:rect>
          </draw:g>
          <draw:g>
            <draw:rect draw:style-name="gr2" draw:text-style-name="P1" draw:layer="layout" svg:width="0.227cm" svg:height="0.238cm" svg:x="9.015cm" svg:y="6.312cm">
              <text:p/>
            </draw:rect>
            <draw:rect draw:style-name="gr2" draw:text-style-name="P1" draw:layer="layout" svg:width="0.227cm" svg:height="0.238cm" svg:x="9.287cm" svg:y="6.312cm">
              <text:p/>
            </draw:rect>
            <draw:rect draw:style-name="gr2" draw:text-style-name="P1" draw:layer="layout" svg:width="0.226cm" svg:height="0.238cm" svg:x="9.56cm" svg:y="6.312cm">
              <text:p/>
            </draw:rect>
            <draw:rect draw:style-name="gr2" draw:text-style-name="P1" draw:layer="layout" svg:width="0.227cm" svg:height="0.238cm" svg:x="9.831cm" svg:y="6.312cm">
              <text:p/>
            </draw:rect>
            <draw:rect draw:style-name="gr2" draw:text-style-name="P1" draw:layer="layout" svg:width="0.226cm" svg:height="0.238cm" svg:x="8.743cm" svg:y="6.312cm">
              <text:p/>
            </draw:rect>
          </draw:g>
          <draw:g>
            <draw:rect draw:style-name="gr2" draw:text-style-name="P1" draw:layer="layout" svg:width="0.227cm" svg:height="0.239cm" svg:x="9.015cm" svg:y="6.598cm">
              <text:p/>
            </draw:rect>
            <draw:rect draw:style-name="gr2" draw:text-style-name="P1" draw:layer="layout" svg:width="0.227cm" svg:height="0.239cm" svg:x="9.287cm" svg:y="6.598cm">
              <text:p/>
            </draw:rect>
            <draw:rect draw:style-name="gr2" draw:text-style-name="P1" draw:layer="layout" svg:width="0.226cm" svg:height="0.239cm" svg:x="9.56cm" svg:y="6.598cm">
              <text:p/>
            </draw:rect>
            <draw:rect draw:style-name="gr2" draw:text-style-name="P1" draw:layer="layout" svg:width="0.227cm" svg:height="0.239cm" svg:x="9.831cm" svg:y="6.598cm">
              <text:p/>
            </draw:rect>
            <draw:rect draw:style-name="gr2" draw:text-style-name="P1" draw:layer="layout" svg:width="0.226cm" svg:height="0.239cm" svg:x="8.743cm" svg:y="6.598cm">
              <text:p/>
            </draw:rect>
          </draw:g>
          <draw:g>
            <draw:rect draw:style-name="gr2" draw:text-style-name="P1" draw:layer="layout" svg:width="0.227cm" svg:height="0.239cm" svg:x="9.015cm" svg:y="6.885cm">
              <text:p/>
            </draw:rect>
            <draw:rect draw:style-name="gr2" draw:text-style-name="P1" draw:layer="layout" svg:width="0.227cm" svg:height="0.239cm" svg:x="9.287cm" svg:y="6.885cm">
              <text:p/>
            </draw:rect>
            <draw:rect draw:style-name="gr2" draw:text-style-name="P1" draw:layer="layout" svg:width="0.226cm" svg:height="0.239cm" svg:x="9.56cm" svg:y="6.885cm">
              <text:p/>
            </draw:rect>
            <draw:rect draw:style-name="gr2" draw:text-style-name="P1" draw:layer="layout" svg:width="0.227cm" svg:height="0.239cm" svg:x="9.831cm" svg:y="6.885cm">
              <text:p/>
            </draw:rect>
            <draw:rect draw:style-name="gr2" draw:text-style-name="P1" draw:layer="layout" svg:width="0.226cm" svg:height="0.239cm" svg:x="8.743cm" svg:y="6.885cm">
              <text:p/>
            </draw:rect>
          </draw:g>
          <draw:g>
            <draw:rect draw:style-name="gr2" draw:text-style-name="P1" draw:layer="layout" svg:width="0.227cm" svg:height="0.239cm" svg:x="9.015cm" svg:y="7.172cm">
              <text:p/>
            </draw:rect>
            <draw:rect draw:style-name="gr2" draw:text-style-name="P1" draw:layer="layout" svg:width="0.227cm" svg:height="0.239cm" svg:x="9.287cm" svg:y="7.172cm">
              <text:p/>
            </draw:rect>
            <draw:rect draw:style-name="gr2" draw:text-style-name="P1" draw:layer="layout" svg:width="0.226cm" svg:height="0.239cm" svg:x="9.56cm" svg:y="7.172cm">
              <text:p/>
            </draw:rect>
            <draw:rect draw:style-name="gr2" draw:text-style-name="P1" draw:layer="layout" svg:width="0.227cm" svg:height="0.239cm" svg:x="9.831cm" svg:y="7.172cm">
              <text:p/>
            </draw:rect>
            <draw:rect draw:style-name="gr2" draw:text-style-name="P1" draw:layer="layout" svg:width="0.226cm" svg:height="0.239cm" svg:x="8.743cm" svg:y="7.172cm">
              <text:p/>
            </draw:rect>
          </draw:g>
          <draw:g>
            <draw:rect draw:style-name="gr2" draw:text-style-name="P1" draw:layer="layout" svg:width="0.227cm" svg:height="0.239cm" svg:x="9.015cm" svg:y="7.459cm">
              <text:p/>
            </draw:rect>
            <draw:rect draw:style-name="gr2" draw:text-style-name="P1" draw:layer="layout" svg:width="0.227cm" svg:height="0.239cm" svg:x="9.287cm" svg:y="7.459cm">
              <text:p/>
            </draw:rect>
            <draw:rect draw:style-name="gr2" draw:text-style-name="P1" draw:layer="layout" svg:width="0.226cm" svg:height="0.239cm" svg:x="9.56cm" svg:y="7.459cm">
              <text:p/>
            </draw:rect>
            <draw:rect draw:style-name="gr2" draw:text-style-name="P1" draw:layer="layout" svg:width="0.227cm" svg:height="0.239cm" svg:x="9.831cm" svg:y="7.459cm">
              <text:p/>
            </draw:rect>
            <draw:rect draw:style-name="gr2" draw:text-style-name="P1" draw:layer="layout" svg:width="0.226cm" svg:height="0.239cm" svg:x="8.743cm" svg:y="7.459cm">
              <text:p/>
            </draw:rect>
          </draw:g>
          <draw:g>
            <draw:rect draw:style-name="gr2" draw:text-style-name="P1" draw:layer="layout" svg:width="0.227cm" svg:height="0.238cm" svg:x="9.015cm" svg:y="7.746cm">
              <text:p/>
            </draw:rect>
            <draw:rect draw:style-name="gr2" draw:text-style-name="P1" draw:layer="layout" svg:width="0.227cm" svg:height="0.238cm" svg:x="9.287cm" svg:y="7.746cm">
              <text:p/>
            </draw:rect>
            <draw:rect draw:style-name="gr2" draw:text-style-name="P1" draw:layer="layout" svg:width="0.226cm" svg:height="0.238cm" svg:x="9.56cm" svg:y="7.746cm">
              <text:p/>
            </draw:rect>
            <draw:rect draw:style-name="gr2" draw:text-style-name="P1" draw:layer="layout" svg:width="0.227cm" svg:height="0.238cm" svg:x="9.831cm" svg:y="7.746cm">
              <text:p/>
            </draw:rect>
            <draw:rect draw:style-name="gr2" draw:text-style-name="P1" draw:layer="layout" svg:width="0.226cm" svg:height="0.238cm" svg:x="8.743cm" svg:y="7.746cm">
              <text:p/>
            </draw:rect>
          </draw:g>
          <draw:g>
            <draw:rect draw:style-name="gr2" draw:text-style-name="P1" draw:layer="layout" svg:width="0.227cm" svg:height="0.239cm" svg:x="9.015cm" svg:y="8.032cm">
              <text:p/>
            </draw:rect>
            <draw:rect draw:style-name="gr2" draw:text-style-name="P1" draw:layer="layout" svg:width="0.227cm" svg:height="0.239cm" svg:x="9.287cm" svg:y="8.032cm">
              <text:p/>
            </draw:rect>
            <draw:rect draw:style-name="gr2" draw:text-style-name="P1" draw:layer="layout" svg:width="0.226cm" svg:height="0.239cm" svg:x="9.56cm" svg:y="8.032cm">
              <text:p/>
            </draw:rect>
            <draw:rect draw:style-name="gr2" draw:text-style-name="P1" draw:layer="layout" svg:width="0.227cm" svg:height="0.239cm" svg:x="9.831cm" svg:y="8.032cm">
              <text:p/>
            </draw:rect>
            <draw:rect draw:style-name="gr2" draw:text-style-name="P1" draw:layer="layout" svg:width="0.226cm" svg:height="0.239cm" svg:x="8.743cm" svg:y="8.032cm">
              <text:p/>
            </draw:rect>
          </draw:g>
        </draw:g>
        <draw:rect draw:style-name="gr1" draw:text-style-name="P1" draw:layer="layout" svg:width="1.833cm" svg:height="2.75cm" svg:x="14cm" svg:y="3cm">
          <text:p/>
        </draw:rect>
        <draw:g>
          <draw:g>
            <draw:rect draw:style-name="gr2" draw:text-style-name="P1" draw:layer="layout" svg:width="0.227cm" svg:height="0.239cm" svg:x="14.515cm" svg:y="3.275cm">
              <text:p/>
            </draw:rect>
            <draw:rect draw:style-name="gr2" draw:text-style-name="P1" draw:layer="layout" svg:width="0.227cm" svg:height="0.239cm" svg:x="14.787cm" svg:y="3.275cm">
              <text:p/>
            </draw:rect>
            <draw:rect draw:style-name="gr2" draw:text-style-name="P1" draw:layer="layout" svg:width="0.226cm" svg:height="0.239cm" svg:x="15.06cm" svg:y="3.275cm">
              <text:p/>
            </draw:rect>
            <draw:rect draw:style-name="gr2" draw:text-style-name="P1" draw:layer="layout" svg:width="0.227cm" svg:height="0.239cm" svg:x="15.331cm" svg:y="3.275cm">
              <text:p/>
            </draw:rect>
            <draw:rect draw:style-name="gr2" draw:text-style-name="P1" draw:layer="layout" svg:width="0.226cm" svg:height="0.239cm" svg:x="14.243cm" svg:y="3.275cm">
              <text:p/>
            </draw:rect>
          </draw:g>
          <draw:g>
            <draw:rect draw:style-name="gr2" draw:text-style-name="P1" draw:layer="layout" svg:width="0.227cm" svg:height="0.238cm" svg:x="14.515cm" svg:y="3.562cm">
              <text:p/>
            </draw:rect>
            <draw:rect draw:style-name="gr2" draw:text-style-name="P1" draw:layer="layout" svg:width="0.227cm" svg:height="0.238cm" svg:x="14.787cm" svg:y="3.562cm">
              <text:p/>
            </draw:rect>
            <draw:rect draw:style-name="gr2" draw:text-style-name="P1" draw:layer="layout" svg:width="0.226cm" svg:height="0.238cm" svg:x="15.06cm" svg:y="3.562cm">
              <text:p/>
            </draw:rect>
            <draw:rect draw:style-name="gr2" draw:text-style-name="P1" draw:layer="layout" svg:width="0.227cm" svg:height="0.238cm" svg:x="15.331cm" svg:y="3.562cm">
              <text:p/>
            </draw:rect>
            <draw:rect draw:style-name="gr2" draw:text-style-name="P1" draw:layer="layout" svg:width="0.226cm" svg:height="0.238cm" svg:x="14.243cm" svg:y="3.562cm">
              <text:p/>
            </draw:rect>
          </draw:g>
          <draw:g>
            <draw:rect draw:style-name="gr2" draw:text-style-name="P1" draw:layer="layout" svg:width="0.227cm" svg:height="0.239cm" svg:x="14.515cm" svg:y="3.848cm">
              <text:p/>
            </draw:rect>
            <draw:rect draw:style-name="gr2" draw:text-style-name="P1" draw:layer="layout" svg:width="0.227cm" svg:height="0.239cm" svg:x="14.787cm" svg:y="3.848cm">
              <text:p/>
            </draw:rect>
            <draw:rect draw:style-name="gr2" draw:text-style-name="P1" draw:layer="layout" svg:width="0.226cm" svg:height="0.239cm" svg:x="15.06cm" svg:y="3.848cm">
              <text:p/>
            </draw:rect>
            <draw:rect draw:style-name="gr2" draw:text-style-name="P1" draw:layer="layout" svg:width="0.227cm" svg:height="0.239cm" svg:x="15.331cm" svg:y="3.848cm">
              <text:p/>
            </draw:rect>
            <draw:rect draw:style-name="gr2" draw:text-style-name="P1" draw:layer="layout" svg:width="0.226cm" svg:height="0.239cm" svg:x="14.243cm" svg:y="3.848cm">
              <text:p/>
            </draw:rect>
          </draw:g>
          <draw:g>
            <draw:rect draw:style-name="gr2" draw:text-style-name="P1" draw:layer="layout" svg:width="0.227cm" svg:height="0.239cm" svg:x="14.515cm" svg:y="4.135cm">
              <text:p/>
            </draw:rect>
            <draw:rect draw:style-name="gr2" draw:text-style-name="P1" draw:layer="layout" svg:width="0.227cm" svg:height="0.239cm" svg:x="14.787cm" svg:y="4.135cm">
              <text:p/>
            </draw:rect>
            <draw:rect draw:style-name="gr2" draw:text-style-name="P1" draw:layer="layout" svg:width="0.226cm" svg:height="0.239cm" svg:x="15.06cm" svg:y="4.135cm">
              <text:p/>
            </draw:rect>
            <draw:rect draw:style-name="gr2" draw:text-style-name="P1" draw:layer="layout" svg:width="0.227cm" svg:height="0.239cm" svg:x="15.331cm" svg:y="4.135cm">
              <text:p/>
            </draw:rect>
            <draw:rect draw:style-name="gr2" draw:text-style-name="P1" draw:layer="layout" svg:width="0.226cm" svg:height="0.239cm" svg:x="14.243cm" svg:y="4.135cm">
              <text:p/>
            </draw:rect>
          </draw:g>
          <draw:g>
            <draw:rect draw:style-name="gr2" draw:text-style-name="P1" draw:layer="layout" svg:width="0.227cm" svg:height="0.239cm" svg:x="14.515cm" svg:y="4.422cm">
              <text:p/>
            </draw:rect>
            <draw:rect draw:style-name="gr2" draw:text-style-name="P1" draw:layer="layout" svg:width="0.227cm" svg:height="0.239cm" svg:x="14.787cm" svg:y="4.422cm">
              <text:p/>
            </draw:rect>
            <draw:rect draw:style-name="gr2" draw:text-style-name="P1" draw:layer="layout" svg:width="0.226cm" svg:height="0.239cm" svg:x="15.06cm" svg:y="4.422cm">
              <text:p/>
            </draw:rect>
            <draw:rect draw:style-name="gr2" draw:text-style-name="P1" draw:layer="layout" svg:width="0.227cm" svg:height="0.239cm" svg:x="15.331cm" svg:y="4.422cm">
              <text:p/>
            </draw:rect>
            <draw:rect draw:style-name="gr2" draw:text-style-name="P1" draw:layer="layout" svg:width="0.226cm" svg:height="0.239cm" svg:x="14.243cm" svg:y="4.422cm">
              <text:p/>
            </draw:rect>
          </draw:g>
          <draw:g>
            <draw:rect draw:style-name="gr2" draw:text-style-name="P1" draw:layer="layout" svg:width="0.227cm" svg:height="0.239cm" svg:x="14.515cm" svg:y="4.709cm">
              <text:p/>
            </draw:rect>
            <draw:rect draw:style-name="gr2" draw:text-style-name="P1" draw:layer="layout" svg:width="0.227cm" svg:height="0.239cm" svg:x="14.787cm" svg:y="4.709cm">
              <text:p/>
            </draw:rect>
            <draw:rect draw:style-name="gr2" draw:text-style-name="P1" draw:layer="layout" svg:width="0.226cm" svg:height="0.239cm" svg:x="15.06cm" svg:y="4.709cm">
              <text:p/>
            </draw:rect>
            <draw:rect draw:style-name="gr2" draw:text-style-name="P1" draw:layer="layout" svg:width="0.227cm" svg:height="0.239cm" svg:x="15.331cm" svg:y="4.709cm">
              <text:p/>
            </draw:rect>
            <draw:rect draw:style-name="gr2" draw:text-style-name="P1" draw:layer="layout" svg:width="0.226cm" svg:height="0.239cm" svg:x="14.243cm" svg:y="4.709cm">
              <text:p/>
            </draw:rect>
          </draw:g>
          <draw:g>
            <draw:rect draw:style-name="gr2" draw:text-style-name="P1" draw:layer="layout" svg:width="0.227cm" svg:height="0.238cm" svg:x="14.515cm" svg:y="4.996cm">
              <text:p/>
            </draw:rect>
            <draw:rect draw:style-name="gr2" draw:text-style-name="P1" draw:layer="layout" svg:width="0.227cm" svg:height="0.238cm" svg:x="14.787cm" svg:y="4.996cm">
              <text:p/>
            </draw:rect>
            <draw:rect draw:style-name="gr2" draw:text-style-name="P1" draw:layer="layout" svg:width="0.226cm" svg:height="0.238cm" svg:x="15.06cm" svg:y="4.996cm">
              <text:p/>
            </draw:rect>
            <draw:rect draw:style-name="gr2" draw:text-style-name="P1" draw:layer="layout" svg:width="0.227cm" svg:height="0.238cm" svg:x="15.331cm" svg:y="4.996cm">
              <text:p/>
            </draw:rect>
            <draw:rect draw:style-name="gr2" draw:text-style-name="P1" draw:layer="layout" svg:width="0.226cm" svg:height="0.238cm" svg:x="14.243cm" svg:y="4.996cm">
              <text:p/>
            </draw:rect>
          </draw:g>
          <draw:g>
            <draw:rect draw:style-name="gr2" draw:text-style-name="P1" draw:layer="layout" svg:width="0.227cm" svg:height="0.239cm" svg:x="14.515cm" svg:y="5.282cm">
              <text:p/>
            </draw:rect>
            <draw:rect draw:style-name="gr2" draw:text-style-name="P1" draw:layer="layout" svg:width="0.227cm" svg:height="0.239cm" svg:x="14.787cm" svg:y="5.282cm">
              <text:p/>
            </draw:rect>
            <draw:rect draw:style-name="gr2" draw:text-style-name="P1" draw:layer="layout" svg:width="0.226cm" svg:height="0.239cm" svg:x="15.06cm" svg:y="5.282cm">
              <text:p/>
            </draw:rect>
            <draw:rect draw:style-name="gr2" draw:text-style-name="P1" draw:layer="layout" svg:width="0.227cm" svg:height="0.239cm" svg:x="15.331cm" svg:y="5.282cm">
              <text:p/>
            </draw:rect>
            <draw:rect draw:style-name="gr2" draw:text-style-name="P1" draw:layer="layout" svg:width="0.226cm" svg:height="0.239cm" svg:x="14.243cm" svg:y="5.282cm">
              <text:p/>
            </draw:rect>
          </draw:g>
        </draw:g>
        <draw:rect draw:style-name="gr1" draw:text-style-name="P1" draw:layer="layout" svg:width="1.833cm" svg:height="2.75cm" svg:x="17.667cm" svg:y="3cm">
          <text:p/>
        </draw:rect>
        <draw:g>
          <draw:g>
            <draw:rect draw:style-name="gr2" draw:text-style-name="P1" draw:layer="layout" svg:width="0.226cm" svg:height="0.239cm" svg:x="18.182cm" svg:y="3.275cm">
              <text:p/>
            </draw:rect>
            <draw:rect draw:style-name="gr2" draw:text-style-name="P1" draw:layer="layout" svg:width="0.227cm" svg:height="0.239cm" svg:x="18.454cm" svg:y="3.275cm">
              <text:p/>
            </draw:rect>
            <draw:rect draw:style-name="gr2" draw:text-style-name="P1" draw:layer="layout" svg:width="0.227cm" svg:height="0.239cm" svg:x="18.726cm" svg:y="3.275cm">
              <text:p/>
            </draw:rect>
            <draw:rect draw:style-name="gr2" draw:text-style-name="P1" draw:layer="layout" svg:width="0.227cm" svg:height="0.239cm" svg:x="18.998cm" svg:y="3.275cm">
              <text:p/>
            </draw:rect>
            <draw:rect draw:style-name="gr2" draw:text-style-name="P1" draw:layer="layout" svg:width="0.226cm" svg:height="0.239cm" svg:x="17.91cm" svg:y="3.275cm">
              <text:p/>
            </draw:rect>
          </draw:g>
          <draw:g>
            <draw:rect draw:style-name="gr2" draw:text-style-name="P1" draw:layer="layout" svg:width="0.226cm" svg:height="0.238cm" svg:x="18.182cm" svg:y="3.562cm">
              <text:p/>
            </draw:rect>
            <draw:rect draw:style-name="gr2" draw:text-style-name="P1" draw:layer="layout" svg:width="0.227cm" svg:height="0.238cm" svg:x="18.454cm" svg:y="3.562cm">
              <text:p/>
            </draw:rect>
            <draw:rect draw:style-name="gr2" draw:text-style-name="P1" draw:layer="layout" svg:width="0.227cm" svg:height="0.238cm" svg:x="18.726cm" svg:y="3.562cm">
              <text:p/>
            </draw:rect>
            <draw:rect draw:style-name="gr2" draw:text-style-name="P1" draw:layer="layout" svg:width="0.227cm" svg:height="0.238cm" svg:x="18.998cm" svg:y="3.562cm">
              <text:p/>
            </draw:rect>
            <draw:rect draw:style-name="gr2" draw:text-style-name="P1" draw:layer="layout" svg:width="0.226cm" svg:height="0.238cm" svg:x="17.91cm" svg:y="3.562cm">
              <text:p/>
            </draw:rect>
          </draw:g>
          <draw:g>
            <draw:rect draw:style-name="gr2" draw:text-style-name="P1" draw:layer="layout" svg:width="0.226cm" svg:height="0.239cm" svg:x="18.182cm" svg:y="3.848cm">
              <text:p/>
            </draw:rect>
            <draw:rect draw:style-name="gr2" draw:text-style-name="P1" draw:layer="layout" svg:width="0.227cm" svg:height="0.239cm" svg:x="18.454cm" svg:y="3.848cm">
              <text:p/>
            </draw:rect>
            <draw:rect draw:style-name="gr2" draw:text-style-name="P1" draw:layer="layout" svg:width="0.227cm" svg:height="0.239cm" svg:x="18.726cm" svg:y="3.848cm">
              <text:p/>
            </draw:rect>
            <draw:rect draw:style-name="gr2" draw:text-style-name="P1" draw:layer="layout" svg:width="0.227cm" svg:height="0.239cm" svg:x="18.998cm" svg:y="3.848cm">
              <text:p/>
            </draw:rect>
            <draw:rect draw:style-name="gr2" draw:text-style-name="P1" draw:layer="layout" svg:width="0.226cm" svg:height="0.239cm" svg:x="17.91cm" svg:y="3.848cm">
              <text:p/>
            </draw:rect>
          </draw:g>
          <draw:g>
            <draw:rect draw:style-name="gr2" draw:text-style-name="P1" draw:layer="layout" svg:width="0.226cm" svg:height="0.239cm" svg:x="18.182cm" svg:y="4.135cm">
              <text:p/>
            </draw:rect>
            <draw:rect draw:style-name="gr2" draw:text-style-name="P1" draw:layer="layout" svg:width="0.227cm" svg:height="0.239cm" svg:x="18.454cm" svg:y="4.135cm">
              <text:p/>
            </draw:rect>
            <draw:rect draw:style-name="gr2" draw:text-style-name="P1" draw:layer="layout" svg:width="0.227cm" svg:height="0.239cm" svg:x="18.726cm" svg:y="4.135cm">
              <text:p/>
            </draw:rect>
            <draw:rect draw:style-name="gr2" draw:text-style-name="P1" draw:layer="layout" svg:width="0.227cm" svg:height="0.239cm" svg:x="18.998cm" svg:y="4.135cm">
              <text:p/>
            </draw:rect>
            <draw:rect draw:style-name="gr2" draw:text-style-name="P1" draw:layer="layout" svg:width="0.226cm" svg:height="0.239cm" svg:x="17.91cm" svg:y="4.135cm">
              <text:p/>
            </draw:rect>
          </draw:g>
          <draw:g>
            <draw:rect draw:style-name="gr2" draw:text-style-name="P1" draw:layer="layout" svg:width="0.226cm" svg:height="0.239cm" svg:x="18.182cm" svg:y="4.422cm">
              <text:p/>
            </draw:rect>
            <draw:rect draw:style-name="gr2" draw:text-style-name="P1" draw:layer="layout" svg:width="0.227cm" svg:height="0.239cm" svg:x="18.454cm" svg:y="4.422cm">
              <text:p/>
            </draw:rect>
            <draw:rect draw:style-name="gr2" draw:text-style-name="P1" draw:layer="layout" svg:width="0.227cm" svg:height="0.239cm" svg:x="18.726cm" svg:y="4.422cm">
              <text:p/>
            </draw:rect>
            <draw:rect draw:style-name="gr2" draw:text-style-name="P1" draw:layer="layout" svg:width="0.227cm" svg:height="0.239cm" svg:x="18.998cm" svg:y="4.422cm">
              <text:p/>
            </draw:rect>
            <draw:rect draw:style-name="gr2" draw:text-style-name="P1" draw:layer="layout" svg:width="0.226cm" svg:height="0.239cm" svg:x="17.91cm" svg:y="4.422cm">
              <text:p/>
            </draw:rect>
          </draw:g>
          <draw:g>
            <draw:rect draw:style-name="gr2" draw:text-style-name="P1" draw:layer="layout" svg:width="0.226cm" svg:height="0.239cm" svg:x="18.182cm" svg:y="4.709cm">
              <text:p/>
            </draw:rect>
            <draw:rect draw:style-name="gr2" draw:text-style-name="P1" draw:layer="layout" svg:width="0.227cm" svg:height="0.239cm" svg:x="18.454cm" svg:y="4.709cm">
              <text:p/>
            </draw:rect>
            <draw:rect draw:style-name="gr2" draw:text-style-name="P1" draw:layer="layout" svg:width="0.227cm" svg:height="0.239cm" svg:x="18.726cm" svg:y="4.709cm">
              <text:p/>
            </draw:rect>
            <draw:rect draw:style-name="gr2" draw:text-style-name="P1" draw:layer="layout" svg:width="0.227cm" svg:height="0.239cm" svg:x="18.998cm" svg:y="4.709cm">
              <text:p/>
            </draw:rect>
            <draw:rect draw:style-name="gr2" draw:text-style-name="P1" draw:layer="layout" svg:width="0.226cm" svg:height="0.239cm" svg:x="17.91cm" svg:y="4.709cm">
              <text:p/>
            </draw:rect>
          </draw:g>
          <draw:g>
            <draw:rect draw:style-name="gr2" draw:text-style-name="P1" draw:layer="layout" svg:width="0.226cm" svg:height="0.238cm" svg:x="18.182cm" svg:y="4.996cm">
              <text:p/>
            </draw:rect>
            <draw:rect draw:style-name="gr2" draw:text-style-name="P1" draw:layer="layout" svg:width="0.227cm" svg:height="0.238cm" svg:x="18.454cm" svg:y="4.996cm">
              <text:p/>
            </draw:rect>
            <draw:rect draw:style-name="gr2" draw:text-style-name="P1" draw:layer="layout" svg:width="0.227cm" svg:height="0.238cm" svg:x="18.726cm" svg:y="4.996cm">
              <text:p/>
            </draw:rect>
            <draw:rect draw:style-name="gr2" draw:text-style-name="P1" draw:layer="layout" svg:width="0.227cm" svg:height="0.238cm" svg:x="18.998cm" svg:y="4.996cm">
              <text:p/>
            </draw:rect>
            <draw:rect draw:style-name="gr2" draw:text-style-name="P1" draw:layer="layout" svg:width="0.226cm" svg:height="0.238cm" svg:x="17.91cm" svg:y="4.996cm">
              <text:p/>
            </draw:rect>
          </draw:g>
          <draw:g>
            <draw:rect draw:style-name="gr2" draw:text-style-name="P1" draw:layer="layout" svg:width="0.226cm" svg:height="0.239cm" svg:x="18.182cm" svg:y="5.282cm">
              <text:p/>
            </draw:rect>
            <draw:rect draw:style-name="gr2" draw:text-style-name="P1" draw:layer="layout" svg:width="0.227cm" svg:height="0.239cm" svg:x="18.454cm" svg:y="5.282cm">
              <text:p/>
            </draw:rect>
            <draw:rect draw:style-name="gr2" draw:text-style-name="P1" draw:layer="layout" svg:width="0.227cm" svg:height="0.239cm" svg:x="18.726cm" svg:y="5.282cm">
              <text:p/>
            </draw:rect>
            <draw:rect draw:style-name="gr2" draw:text-style-name="P1" draw:layer="layout" svg:width="0.227cm" svg:height="0.239cm" svg:x="18.998cm" svg:y="5.282cm">
              <text:p/>
            </draw:rect>
            <draw:rect draw:style-name="gr2" draw:text-style-name="P1" draw:layer="layout" svg:width="0.226cm" svg:height="0.239cm" svg:x="17.91cm" svg:y="5.282cm">
              <text:p/>
            </draw:rect>
          </draw:g>
        </draw:g>
        <draw:rect draw:style-name="gr1" draw:text-style-name="P1" draw:layer="layout" svg:width="1.834cm" svg:height="2.75cm" svg:x="15.833cm" svg:y="3cm">
          <text:p/>
        </draw:rect>
        <draw:g>
          <draw:g>
            <draw:rect draw:style-name="gr2" draw:text-style-name="P1" draw:layer="layout" svg:width="0.226cm" svg:height="0.239cm" svg:x="16.349cm" svg:y="3.275cm">
              <text:p/>
            </draw:rect>
            <draw:rect draw:style-name="gr2" draw:text-style-name="P1" draw:layer="layout" svg:width="0.226cm" svg:height="0.239cm" svg:x="16.621cm" svg:y="3.275cm">
              <text:p/>
            </draw:rect>
            <draw:rect draw:style-name="gr2" draw:text-style-name="P1" draw:layer="layout" svg:width="0.226cm" svg:height="0.239cm" svg:x="16.893cm" svg:y="3.275cm">
              <text:p/>
            </draw:rect>
            <draw:rect draw:style-name="gr2" draw:text-style-name="P1" draw:layer="layout" svg:width="0.228cm" svg:height="0.239cm" svg:x="17.164cm" svg:y="3.275cm">
              <text:p/>
            </draw:rect>
            <draw:rect draw:style-name="gr2" draw:text-style-name="P1" draw:layer="layout" svg:width="0.227cm" svg:height="0.239cm" svg:x="16.076cm" svg:y="3.275cm">
              <text:p/>
            </draw:rect>
          </draw:g>
          <draw:g>
            <draw:rect draw:style-name="gr2" draw:text-style-name="P1" draw:layer="layout" svg:width="0.226cm" svg:height="0.238cm" svg:x="16.349cm" svg:y="3.562cm">
              <text:p/>
            </draw:rect>
            <draw:rect draw:style-name="gr2" draw:text-style-name="P1" draw:layer="layout" svg:width="0.226cm" svg:height="0.238cm" svg:x="16.621cm" svg:y="3.562cm">
              <text:p/>
            </draw:rect>
            <draw:rect draw:style-name="gr2" draw:text-style-name="P1" draw:layer="layout" svg:width="0.226cm" svg:height="0.238cm" svg:x="16.893cm" svg:y="3.562cm">
              <text:p/>
            </draw:rect>
            <draw:rect draw:style-name="gr2" draw:text-style-name="P1" draw:layer="layout" svg:width="0.228cm" svg:height="0.238cm" svg:x="17.164cm" svg:y="3.562cm">
              <text:p/>
            </draw:rect>
            <draw:rect draw:style-name="gr2" draw:text-style-name="P1" draw:layer="layout" svg:width="0.227cm" svg:height="0.238cm" svg:x="16.076cm" svg:y="3.562cm">
              <text:p/>
            </draw:rect>
          </draw:g>
          <draw:g>
            <draw:rect draw:style-name="gr2" draw:text-style-name="P1" draw:layer="layout" svg:width="0.226cm" svg:height="0.239cm" svg:x="16.349cm" svg:y="3.848cm">
              <text:p/>
            </draw:rect>
            <draw:rect draw:style-name="gr2" draw:text-style-name="P1" draw:layer="layout" svg:width="0.226cm" svg:height="0.239cm" svg:x="16.621cm" svg:y="3.848cm">
              <text:p/>
            </draw:rect>
            <draw:rect draw:style-name="gr2" draw:text-style-name="P1" draw:layer="layout" svg:width="0.226cm" svg:height="0.239cm" svg:x="16.893cm" svg:y="3.848cm">
              <text:p/>
            </draw:rect>
            <draw:rect draw:style-name="gr2" draw:text-style-name="P1" draw:layer="layout" svg:width="0.228cm" svg:height="0.239cm" svg:x="17.164cm" svg:y="3.848cm">
              <text:p/>
            </draw:rect>
            <draw:rect draw:style-name="gr2" draw:text-style-name="P1" draw:layer="layout" svg:width="0.227cm" svg:height="0.239cm" svg:x="16.076cm" svg:y="3.848cm">
              <text:p/>
            </draw:rect>
          </draw:g>
          <draw:g>
            <draw:rect draw:style-name="gr2" draw:text-style-name="P1" draw:layer="layout" svg:width="0.226cm" svg:height="0.239cm" svg:x="16.349cm" svg:y="4.135cm">
              <text:p/>
            </draw:rect>
            <draw:rect draw:style-name="gr2" draw:text-style-name="P1" draw:layer="layout" svg:width="0.226cm" svg:height="0.239cm" svg:x="16.621cm" svg:y="4.135cm">
              <text:p/>
            </draw:rect>
            <draw:rect draw:style-name="gr2" draw:text-style-name="P1" draw:layer="layout" svg:width="0.226cm" svg:height="0.239cm" svg:x="16.893cm" svg:y="4.135cm">
              <text:p/>
            </draw:rect>
            <draw:rect draw:style-name="gr2" draw:text-style-name="P1" draw:layer="layout" svg:width="0.228cm" svg:height="0.239cm" svg:x="17.164cm" svg:y="4.135cm">
              <text:p/>
            </draw:rect>
            <draw:rect draw:style-name="gr2" draw:text-style-name="P1" draw:layer="layout" svg:width="0.227cm" svg:height="0.239cm" svg:x="16.076cm" svg:y="4.135cm">
              <text:p/>
            </draw:rect>
          </draw:g>
          <draw:g>
            <draw:rect draw:style-name="gr2" draw:text-style-name="P1" draw:layer="layout" svg:width="0.226cm" svg:height="0.239cm" svg:x="16.349cm" svg:y="4.422cm">
              <text:p/>
            </draw:rect>
            <draw:rect draw:style-name="gr2" draw:text-style-name="P1" draw:layer="layout" svg:width="0.226cm" svg:height="0.239cm" svg:x="16.621cm" svg:y="4.422cm">
              <text:p/>
            </draw:rect>
            <draw:rect draw:style-name="gr2" draw:text-style-name="P1" draw:layer="layout" svg:width="0.226cm" svg:height="0.239cm" svg:x="16.893cm" svg:y="4.422cm">
              <text:p/>
            </draw:rect>
            <draw:rect draw:style-name="gr2" draw:text-style-name="P1" draw:layer="layout" svg:width="0.228cm" svg:height="0.239cm" svg:x="17.164cm" svg:y="4.422cm">
              <text:p/>
            </draw:rect>
            <draw:rect draw:style-name="gr2" draw:text-style-name="P1" draw:layer="layout" svg:width="0.227cm" svg:height="0.239cm" svg:x="16.076cm" svg:y="4.422cm">
              <text:p/>
            </draw:rect>
          </draw:g>
          <draw:g>
            <draw:rect draw:style-name="gr2" draw:text-style-name="P1" draw:layer="layout" svg:width="0.226cm" svg:height="0.239cm" svg:x="16.349cm" svg:y="4.709cm">
              <text:p/>
            </draw:rect>
            <draw:rect draw:style-name="gr2" draw:text-style-name="P1" draw:layer="layout" svg:width="0.226cm" svg:height="0.239cm" svg:x="16.621cm" svg:y="4.709cm">
              <text:p/>
            </draw:rect>
            <draw:rect draw:style-name="gr2" draw:text-style-name="P1" draw:layer="layout" svg:width="0.226cm" svg:height="0.239cm" svg:x="16.893cm" svg:y="4.709cm">
              <text:p/>
            </draw:rect>
            <draw:rect draw:style-name="gr2" draw:text-style-name="P1" draw:layer="layout" svg:width="0.228cm" svg:height="0.239cm" svg:x="17.164cm" svg:y="4.709cm">
              <text:p/>
            </draw:rect>
            <draw:rect draw:style-name="gr2" draw:text-style-name="P1" draw:layer="layout" svg:width="0.227cm" svg:height="0.239cm" svg:x="16.076cm" svg:y="4.709cm">
              <text:p/>
            </draw:rect>
          </draw:g>
          <draw:g>
            <draw:rect draw:style-name="gr2" draw:text-style-name="P1" draw:layer="layout" svg:width="0.226cm" svg:height="0.238cm" svg:x="16.349cm" svg:y="4.996cm">
              <text:p/>
            </draw:rect>
            <draw:rect draw:style-name="gr2" draw:text-style-name="P1" draw:layer="layout" svg:width="0.226cm" svg:height="0.238cm" svg:x="16.621cm" svg:y="4.996cm">
              <text:p/>
            </draw:rect>
            <draw:rect draw:style-name="gr2" draw:text-style-name="P1" draw:layer="layout" svg:width="0.226cm" svg:height="0.238cm" svg:x="16.893cm" svg:y="4.996cm">
              <text:p/>
            </draw:rect>
            <draw:rect draw:style-name="gr2" draw:text-style-name="P1" draw:layer="layout" svg:width="0.228cm" svg:height="0.238cm" svg:x="17.164cm" svg:y="4.996cm">
              <text:p/>
            </draw:rect>
            <draw:rect draw:style-name="gr2" draw:text-style-name="P1" draw:layer="layout" svg:width="0.227cm" svg:height="0.238cm" svg:x="16.076cm" svg:y="4.996cm">
              <text:p/>
            </draw:rect>
          </draw:g>
          <draw:g>
            <draw:rect draw:style-name="gr2" draw:text-style-name="P1" draw:layer="layout" svg:width="0.226cm" svg:height="0.239cm" svg:x="16.349cm" svg:y="5.282cm">
              <text:p/>
            </draw:rect>
            <draw:rect draw:style-name="gr2" draw:text-style-name="P1" draw:layer="layout" svg:width="0.226cm" svg:height="0.239cm" svg:x="16.621cm" svg:y="5.282cm">
              <text:p/>
            </draw:rect>
            <draw:rect draw:style-name="gr2" draw:text-style-name="P1" draw:layer="layout" svg:width="0.226cm" svg:height="0.239cm" svg:x="16.893cm" svg:y="5.282cm">
              <text:p/>
            </draw:rect>
            <draw:rect draw:style-name="gr2" draw:text-style-name="P1" draw:layer="layout" svg:width="0.228cm" svg:height="0.239cm" svg:x="17.164cm" svg:y="5.282cm">
              <text:p/>
            </draw:rect>
            <draw:rect draw:style-name="gr2" draw:text-style-name="P1" draw:layer="layout" svg:width="0.227cm" svg:height="0.239cm" svg:x="16.076cm" svg:y="5.282cm">
              <text:p/>
            </draw:rect>
          </draw:g>
        </draw:g>
        <draw:rect draw:style-name="gr1" draw:text-style-name="P1" draw:layer="layout" svg:width="1.834cm" svg:height="2.75cm" svg:x="15.833cm" svg:y="5.75cm">
          <text:p/>
        </draw:rect>
        <draw:g>
          <draw:g>
            <draw:rect draw:style-name="gr2" draw:text-style-name="P1" draw:layer="layout" svg:width="0.226cm" svg:height="0.239cm" svg:x="16.349cm" svg:y="6.025cm">
              <text:p/>
            </draw:rect>
            <draw:rect draw:style-name="gr2" draw:text-style-name="P1" draw:layer="layout" svg:width="0.226cm" svg:height="0.239cm" svg:x="16.621cm" svg:y="6.025cm">
              <text:p/>
            </draw:rect>
            <draw:rect draw:style-name="gr2" draw:text-style-name="P1" draw:layer="layout" svg:width="0.226cm" svg:height="0.239cm" svg:x="16.893cm" svg:y="6.025cm">
              <text:p/>
            </draw:rect>
            <draw:rect draw:style-name="gr2" draw:text-style-name="P1" draw:layer="layout" svg:width="0.228cm" svg:height="0.239cm" svg:x="17.164cm" svg:y="6.025cm">
              <text:p/>
            </draw:rect>
            <draw:rect draw:style-name="gr2" draw:text-style-name="P1" draw:layer="layout" svg:width="0.227cm" svg:height="0.239cm" svg:x="16.076cm" svg:y="6.025cm">
              <text:p/>
            </draw:rect>
          </draw:g>
          <draw:g>
            <draw:rect draw:style-name="gr2" draw:text-style-name="P1" draw:layer="layout" svg:width="0.226cm" svg:height="0.238cm" svg:x="16.349cm" svg:y="6.312cm">
              <text:p/>
            </draw:rect>
            <draw:rect draw:style-name="gr2" draw:text-style-name="P1" draw:layer="layout" svg:width="0.226cm" svg:height="0.238cm" svg:x="16.621cm" svg:y="6.312cm">
              <text:p/>
            </draw:rect>
            <draw:rect draw:style-name="gr2" draw:text-style-name="P1" draw:layer="layout" svg:width="0.226cm" svg:height="0.238cm" svg:x="16.893cm" svg:y="6.312cm">
              <text:p/>
            </draw:rect>
            <draw:rect draw:style-name="gr2" draw:text-style-name="P1" draw:layer="layout" svg:width="0.228cm" svg:height="0.238cm" svg:x="17.164cm" svg:y="6.312cm">
              <text:p/>
            </draw:rect>
            <draw:rect draw:style-name="gr2" draw:text-style-name="P1" draw:layer="layout" svg:width="0.227cm" svg:height="0.238cm" svg:x="16.076cm" svg:y="6.312cm">
              <text:p/>
            </draw:rect>
          </draw:g>
          <draw:g>
            <draw:rect draw:style-name="gr2" draw:text-style-name="P1" draw:layer="layout" svg:width="0.226cm" svg:height="0.239cm" svg:x="16.349cm" svg:y="6.598cm">
              <text:p/>
            </draw:rect>
            <draw:rect draw:style-name="gr2" draw:text-style-name="P1" draw:layer="layout" svg:width="0.226cm" svg:height="0.239cm" svg:x="16.621cm" svg:y="6.598cm">
              <text:p/>
            </draw:rect>
            <draw:rect draw:style-name="gr2" draw:text-style-name="P1" draw:layer="layout" svg:width="0.226cm" svg:height="0.239cm" svg:x="16.893cm" svg:y="6.598cm">
              <text:p/>
            </draw:rect>
            <draw:rect draw:style-name="gr2" draw:text-style-name="P1" draw:layer="layout" svg:width="0.228cm" svg:height="0.239cm" svg:x="17.164cm" svg:y="6.598cm">
              <text:p/>
            </draw:rect>
            <draw:rect draw:style-name="gr2" draw:text-style-name="P1" draw:layer="layout" svg:width="0.227cm" svg:height="0.239cm" svg:x="16.076cm" svg:y="6.598cm">
              <text:p/>
            </draw:rect>
          </draw:g>
          <draw:g>
            <draw:rect draw:style-name="gr2" draw:text-style-name="P1" draw:layer="layout" svg:width="0.226cm" svg:height="0.239cm" svg:x="16.349cm" svg:y="6.885cm">
              <text:p/>
            </draw:rect>
            <draw:rect draw:style-name="gr2" draw:text-style-name="P1" draw:layer="layout" svg:width="0.226cm" svg:height="0.239cm" svg:x="16.621cm" svg:y="6.885cm">
              <text:p/>
            </draw:rect>
            <draw:rect draw:style-name="gr2" draw:text-style-name="P1" draw:layer="layout" svg:width="0.226cm" svg:height="0.239cm" svg:x="16.893cm" svg:y="6.885cm">
              <text:p/>
            </draw:rect>
            <draw:rect draw:style-name="gr2" draw:text-style-name="P1" draw:layer="layout" svg:width="0.228cm" svg:height="0.239cm" svg:x="17.164cm" svg:y="6.885cm">
              <text:p/>
            </draw:rect>
            <draw:rect draw:style-name="gr2" draw:text-style-name="P1" draw:layer="layout" svg:width="0.227cm" svg:height="0.239cm" svg:x="16.076cm" svg:y="6.885cm">
              <text:p/>
            </draw:rect>
          </draw:g>
          <draw:g>
            <draw:rect draw:style-name="gr2" draw:text-style-name="P1" draw:layer="layout" svg:width="0.226cm" svg:height="0.239cm" svg:x="16.349cm" svg:y="7.172cm">
              <text:p/>
            </draw:rect>
            <draw:rect draw:style-name="gr2" draw:text-style-name="P1" draw:layer="layout" svg:width="0.226cm" svg:height="0.239cm" svg:x="16.621cm" svg:y="7.172cm">
              <text:p/>
            </draw:rect>
            <draw:rect draw:style-name="gr2" draw:text-style-name="P1" draw:layer="layout" svg:width="0.226cm" svg:height="0.239cm" svg:x="16.893cm" svg:y="7.172cm">
              <text:p/>
            </draw:rect>
            <draw:rect draw:style-name="gr2" draw:text-style-name="P1" draw:layer="layout" svg:width="0.228cm" svg:height="0.239cm" svg:x="17.164cm" svg:y="7.172cm">
              <text:p/>
            </draw:rect>
            <draw:rect draw:style-name="gr2" draw:text-style-name="P1" draw:layer="layout" svg:width="0.227cm" svg:height="0.239cm" svg:x="16.076cm" svg:y="7.172cm">
              <text:p/>
            </draw:rect>
          </draw:g>
          <draw:g>
            <draw:rect draw:style-name="gr2" draw:text-style-name="P1" draw:layer="layout" svg:width="0.226cm" svg:height="0.239cm" svg:x="16.349cm" svg:y="7.459cm">
              <text:p/>
            </draw:rect>
            <draw:rect draw:style-name="gr2" draw:text-style-name="P1" draw:layer="layout" svg:width="0.226cm" svg:height="0.239cm" svg:x="16.621cm" svg:y="7.459cm">
              <text:p/>
            </draw:rect>
            <draw:rect draw:style-name="gr2" draw:text-style-name="P1" draw:layer="layout" svg:width="0.226cm" svg:height="0.239cm" svg:x="16.893cm" svg:y="7.459cm">
              <text:p/>
            </draw:rect>
            <draw:rect draw:style-name="gr2" draw:text-style-name="P1" draw:layer="layout" svg:width="0.228cm" svg:height="0.239cm" svg:x="17.164cm" svg:y="7.459cm">
              <text:p/>
            </draw:rect>
            <draw:rect draw:style-name="gr2" draw:text-style-name="P1" draw:layer="layout" svg:width="0.227cm" svg:height="0.239cm" svg:x="16.076cm" svg:y="7.459cm">
              <text:p/>
            </draw:rect>
          </draw:g>
          <draw:g>
            <draw:rect draw:style-name="gr2" draw:text-style-name="P1" draw:layer="layout" svg:width="0.226cm" svg:height="0.238cm" svg:x="16.349cm" svg:y="7.746cm">
              <text:p/>
            </draw:rect>
            <draw:rect draw:style-name="gr2" draw:text-style-name="P1" draw:layer="layout" svg:width="0.226cm" svg:height="0.238cm" svg:x="16.621cm" svg:y="7.746cm">
              <text:p/>
            </draw:rect>
            <draw:rect draw:style-name="gr2" draw:text-style-name="P1" draw:layer="layout" svg:width="0.226cm" svg:height="0.238cm" svg:x="16.893cm" svg:y="7.746cm">
              <text:p/>
            </draw:rect>
            <draw:rect draw:style-name="gr2" draw:text-style-name="P1" draw:layer="layout" svg:width="0.228cm" svg:height="0.238cm" svg:x="17.164cm" svg:y="7.746cm">
              <text:p/>
            </draw:rect>
            <draw:rect draw:style-name="gr2" draw:text-style-name="P1" draw:layer="layout" svg:width="0.227cm" svg:height="0.238cm" svg:x="16.076cm" svg:y="7.746cm">
              <text:p/>
            </draw:rect>
          </draw:g>
          <draw:g>
            <draw:rect draw:style-name="gr2" draw:text-style-name="P1" draw:layer="layout" svg:width="0.226cm" svg:height="0.239cm" svg:x="16.349cm" svg:y="8.032cm">
              <text:p/>
            </draw:rect>
            <draw:rect draw:style-name="gr2" draw:text-style-name="P1" draw:layer="layout" svg:width="0.226cm" svg:height="0.239cm" svg:x="16.621cm" svg:y="8.032cm">
              <text:p/>
            </draw:rect>
            <draw:rect draw:style-name="gr2" draw:text-style-name="P1" draw:layer="layout" svg:width="0.226cm" svg:height="0.239cm" svg:x="16.893cm" svg:y="8.032cm">
              <text:p/>
            </draw:rect>
            <draw:rect draw:style-name="gr2" draw:text-style-name="P1" draw:layer="layout" svg:width="0.228cm" svg:height="0.239cm" svg:x="17.164cm" svg:y="8.032cm">
              <text:p/>
            </draw:rect>
            <draw:rect draw:style-name="gr2" draw:text-style-name="P1" draw:layer="layout" svg:width="0.227cm" svg:height="0.239cm" svg:x="16.076cm" svg:y="8.032cm">
              <text:p/>
            </draw:rect>
          </draw:g>
        </draw:g>
        <draw:rect draw:style-name="gr1" draw:text-style-name="P1" draw:layer="layout" svg:width="1.833cm" svg:height="2.75cm" svg:x="17.667cm" svg:y="5.75cm">
          <text:p/>
        </draw:rect>
        <draw:g>
          <draw:g>
            <draw:rect draw:style-name="gr2" draw:text-style-name="P1" draw:layer="layout" svg:width="0.226cm" svg:height="0.239cm" svg:x="18.182cm" svg:y="6.025cm">
              <text:p/>
            </draw:rect>
            <draw:rect draw:style-name="gr2" draw:text-style-name="P1" draw:layer="layout" svg:width="0.227cm" svg:height="0.239cm" svg:x="18.454cm" svg:y="6.025cm">
              <text:p/>
            </draw:rect>
            <draw:rect draw:style-name="gr2" draw:text-style-name="P1" draw:layer="layout" svg:width="0.227cm" svg:height="0.239cm" svg:x="18.726cm" svg:y="6.025cm">
              <text:p/>
            </draw:rect>
            <draw:rect draw:style-name="gr2" draw:text-style-name="P1" draw:layer="layout" svg:width="0.227cm" svg:height="0.239cm" svg:x="18.998cm" svg:y="6.025cm">
              <text:p/>
            </draw:rect>
            <draw:rect draw:style-name="gr2" draw:text-style-name="P1" draw:layer="layout" svg:width="0.226cm" svg:height="0.239cm" svg:x="17.91cm" svg:y="6.025cm">
              <text:p/>
            </draw:rect>
          </draw:g>
          <draw:g>
            <draw:rect draw:style-name="gr2" draw:text-style-name="P1" draw:layer="layout" svg:width="0.226cm" svg:height="0.238cm" svg:x="18.182cm" svg:y="6.312cm">
              <text:p/>
            </draw:rect>
            <draw:rect draw:style-name="gr2" draw:text-style-name="P1" draw:layer="layout" svg:width="0.227cm" svg:height="0.238cm" svg:x="18.454cm" svg:y="6.312cm">
              <text:p/>
            </draw:rect>
            <draw:rect draw:style-name="gr2" draw:text-style-name="P1" draw:layer="layout" svg:width="0.227cm" svg:height="0.238cm" svg:x="18.726cm" svg:y="6.312cm">
              <text:p/>
            </draw:rect>
            <draw:rect draw:style-name="gr2" draw:text-style-name="P1" draw:layer="layout" svg:width="0.227cm" svg:height="0.238cm" svg:x="18.998cm" svg:y="6.312cm">
              <text:p/>
            </draw:rect>
            <draw:rect draw:style-name="gr2" draw:text-style-name="P1" draw:layer="layout" svg:width="0.226cm" svg:height="0.238cm" svg:x="17.91cm" svg:y="6.312cm">
              <text:p/>
            </draw:rect>
          </draw:g>
          <draw:g>
            <draw:rect draw:style-name="gr2" draw:text-style-name="P1" draw:layer="layout" svg:width="0.226cm" svg:height="0.239cm" svg:x="18.182cm" svg:y="6.598cm">
              <text:p/>
            </draw:rect>
            <draw:rect draw:style-name="gr2" draw:text-style-name="P1" draw:layer="layout" svg:width="0.227cm" svg:height="0.239cm" svg:x="18.454cm" svg:y="6.598cm">
              <text:p/>
            </draw:rect>
            <draw:rect draw:style-name="gr2" draw:text-style-name="P1" draw:layer="layout" svg:width="0.227cm" svg:height="0.239cm" svg:x="18.726cm" svg:y="6.598cm">
              <text:p/>
            </draw:rect>
            <draw:rect draw:style-name="gr2" draw:text-style-name="P1" draw:layer="layout" svg:width="0.227cm" svg:height="0.239cm" svg:x="18.998cm" svg:y="6.598cm">
              <text:p/>
            </draw:rect>
            <draw:rect draw:style-name="gr2" draw:text-style-name="P1" draw:layer="layout" svg:width="0.226cm" svg:height="0.239cm" svg:x="17.91cm" svg:y="6.598cm">
              <text:p/>
            </draw:rect>
          </draw:g>
          <draw:g>
            <draw:rect draw:style-name="gr2" draw:text-style-name="P1" draw:layer="layout" svg:width="0.226cm" svg:height="0.239cm" svg:x="18.182cm" svg:y="6.885cm">
              <text:p/>
            </draw:rect>
            <draw:rect draw:style-name="gr2" draw:text-style-name="P1" draw:layer="layout" svg:width="0.227cm" svg:height="0.239cm" svg:x="18.454cm" svg:y="6.885cm">
              <text:p/>
            </draw:rect>
            <draw:rect draw:style-name="gr2" draw:text-style-name="P1" draw:layer="layout" svg:width="0.227cm" svg:height="0.239cm" svg:x="18.726cm" svg:y="6.885cm">
              <text:p/>
            </draw:rect>
            <draw:rect draw:style-name="gr2" draw:text-style-name="P1" draw:layer="layout" svg:width="0.227cm" svg:height="0.239cm" svg:x="18.998cm" svg:y="6.885cm">
              <text:p/>
            </draw:rect>
            <draw:rect draw:style-name="gr2" draw:text-style-name="P1" draw:layer="layout" svg:width="0.226cm" svg:height="0.239cm" svg:x="17.91cm" svg:y="6.885cm">
              <text:p/>
            </draw:rect>
          </draw:g>
          <draw:g>
            <draw:rect draw:style-name="gr2" draw:text-style-name="P1" draw:layer="layout" svg:width="0.226cm" svg:height="0.239cm" svg:x="18.182cm" svg:y="7.172cm">
              <text:p/>
            </draw:rect>
            <draw:rect draw:style-name="gr2" draw:text-style-name="P1" draw:layer="layout" svg:width="0.227cm" svg:height="0.239cm" svg:x="18.454cm" svg:y="7.172cm">
              <text:p/>
            </draw:rect>
            <draw:rect draw:style-name="gr2" draw:text-style-name="P1" draw:layer="layout" svg:width="0.227cm" svg:height="0.239cm" svg:x="18.726cm" svg:y="7.172cm">
              <text:p/>
            </draw:rect>
            <draw:rect draw:style-name="gr2" draw:text-style-name="P1" draw:layer="layout" svg:width="0.227cm" svg:height="0.239cm" svg:x="18.998cm" svg:y="7.172cm">
              <text:p/>
            </draw:rect>
            <draw:rect draw:style-name="gr2" draw:text-style-name="P1" draw:layer="layout" svg:width="0.226cm" svg:height="0.239cm" svg:x="17.91cm" svg:y="7.172cm">
              <text:p/>
            </draw:rect>
          </draw:g>
          <draw:g>
            <draw:rect draw:style-name="gr2" draw:text-style-name="P1" draw:layer="layout" svg:width="0.226cm" svg:height="0.239cm" svg:x="18.182cm" svg:y="7.459cm">
              <text:p/>
            </draw:rect>
            <draw:rect draw:style-name="gr2" draw:text-style-name="P1" draw:layer="layout" svg:width="0.227cm" svg:height="0.239cm" svg:x="18.454cm" svg:y="7.459cm">
              <text:p/>
            </draw:rect>
            <draw:rect draw:style-name="gr2" draw:text-style-name="P1" draw:layer="layout" svg:width="0.227cm" svg:height="0.239cm" svg:x="18.726cm" svg:y="7.459cm">
              <text:p/>
            </draw:rect>
            <draw:rect draw:style-name="gr2" draw:text-style-name="P1" draw:layer="layout" svg:width="0.227cm" svg:height="0.239cm" svg:x="18.998cm" svg:y="7.459cm">
              <text:p/>
            </draw:rect>
            <draw:rect draw:style-name="gr2" draw:text-style-name="P1" draw:layer="layout" svg:width="0.226cm" svg:height="0.239cm" svg:x="17.91cm" svg:y="7.459cm">
              <text:p/>
            </draw:rect>
          </draw:g>
          <draw:g>
            <draw:rect draw:style-name="gr2" draw:text-style-name="P1" draw:layer="layout" svg:width="0.226cm" svg:height="0.238cm" svg:x="18.182cm" svg:y="7.746cm">
              <text:p/>
            </draw:rect>
            <draw:rect draw:style-name="gr2" draw:text-style-name="P1" draw:layer="layout" svg:width="0.227cm" svg:height="0.238cm" svg:x="18.454cm" svg:y="7.746cm">
              <text:p/>
            </draw:rect>
            <draw:rect draw:style-name="gr2" draw:text-style-name="P1" draw:layer="layout" svg:width="0.227cm" svg:height="0.238cm" svg:x="18.726cm" svg:y="7.746cm">
              <text:p/>
            </draw:rect>
            <draw:rect draw:style-name="gr2" draw:text-style-name="P1" draw:layer="layout" svg:width="0.227cm" svg:height="0.238cm" svg:x="18.998cm" svg:y="7.746cm">
              <text:p/>
            </draw:rect>
            <draw:rect draw:style-name="gr2" draw:text-style-name="P1" draw:layer="layout" svg:width="0.226cm" svg:height="0.238cm" svg:x="17.91cm" svg:y="7.746cm">
              <text:p/>
            </draw:rect>
          </draw:g>
          <draw:g>
            <draw:rect draw:style-name="gr2" draw:text-style-name="P1" draw:layer="layout" svg:width="0.226cm" svg:height="0.239cm" svg:x="18.182cm" svg:y="8.032cm">
              <text:p/>
            </draw:rect>
            <draw:rect draw:style-name="gr2" draw:text-style-name="P1" draw:layer="layout" svg:width="0.227cm" svg:height="0.239cm" svg:x="18.454cm" svg:y="8.032cm">
              <text:p/>
            </draw:rect>
            <draw:rect draw:style-name="gr2" draw:text-style-name="P1" draw:layer="layout" svg:width="0.227cm" svg:height="0.239cm" svg:x="18.726cm" svg:y="8.032cm">
              <text:p/>
            </draw:rect>
            <draw:rect draw:style-name="gr2" draw:text-style-name="P1" draw:layer="layout" svg:width="0.227cm" svg:height="0.239cm" svg:x="18.998cm" svg:y="8.032cm">
              <text:p/>
            </draw:rect>
            <draw:rect draw:style-name="gr2" draw:text-style-name="P1" draw:layer="layout" svg:width="0.226cm" svg:height="0.239cm" svg:x="17.91cm" svg:y="8.032cm">
              <text:p/>
            </draw:rect>
          </draw:g>
        </draw:g>
        <draw:rect draw:style-name="gr1" draw:text-style-name="P1" draw:layer="layout" svg:width="1.833cm" svg:height="2.75cm" svg:x="14cm" svg:y="5.75cm">
          <text:p/>
        </draw:rect>
        <draw:g>
          <draw:g>
            <draw:rect draw:style-name="gr2" draw:text-style-name="P1" draw:layer="layout" svg:width="0.227cm" svg:height="0.239cm" svg:x="14.515cm" svg:y="6.025cm">
              <text:p/>
            </draw:rect>
            <draw:rect draw:style-name="gr2" draw:text-style-name="P1" draw:layer="layout" svg:width="0.227cm" svg:height="0.239cm" svg:x="14.787cm" svg:y="6.025cm">
              <text:p/>
            </draw:rect>
            <draw:rect draw:style-name="gr2" draw:text-style-name="P1" draw:layer="layout" svg:width="0.226cm" svg:height="0.239cm" svg:x="15.06cm" svg:y="6.025cm">
              <text:p/>
            </draw:rect>
            <draw:rect draw:style-name="gr2" draw:text-style-name="P1" draw:layer="layout" svg:width="0.227cm" svg:height="0.239cm" svg:x="15.331cm" svg:y="6.025cm">
              <text:p/>
            </draw:rect>
            <draw:rect draw:style-name="gr2" draw:text-style-name="P1" draw:layer="layout" svg:width="0.226cm" svg:height="0.239cm" svg:x="14.243cm" svg:y="6.025cm">
              <text:p/>
            </draw:rect>
          </draw:g>
          <draw:g>
            <draw:rect draw:style-name="gr2" draw:text-style-name="P1" draw:layer="layout" svg:width="0.227cm" svg:height="0.238cm" svg:x="14.515cm" svg:y="6.312cm">
              <text:p/>
            </draw:rect>
            <draw:rect draw:style-name="gr2" draw:text-style-name="P1" draw:layer="layout" svg:width="0.227cm" svg:height="0.238cm" svg:x="14.787cm" svg:y="6.312cm">
              <text:p/>
            </draw:rect>
            <draw:rect draw:style-name="gr2" draw:text-style-name="P1" draw:layer="layout" svg:width="0.226cm" svg:height="0.238cm" svg:x="15.06cm" svg:y="6.312cm">
              <text:p/>
            </draw:rect>
            <draw:rect draw:style-name="gr2" draw:text-style-name="P1" draw:layer="layout" svg:width="0.227cm" svg:height="0.238cm" svg:x="15.331cm" svg:y="6.312cm">
              <text:p/>
            </draw:rect>
            <draw:rect draw:style-name="gr2" draw:text-style-name="P1" draw:layer="layout" svg:width="0.226cm" svg:height="0.238cm" svg:x="14.243cm" svg:y="6.312cm">
              <text:p/>
            </draw:rect>
          </draw:g>
          <draw:g>
            <draw:rect draw:style-name="gr2" draw:text-style-name="P1" draw:layer="layout" svg:width="0.227cm" svg:height="0.239cm" svg:x="14.515cm" svg:y="6.598cm">
              <text:p/>
            </draw:rect>
            <draw:rect draw:style-name="gr2" draw:text-style-name="P1" draw:layer="layout" svg:width="0.227cm" svg:height="0.239cm" svg:x="14.787cm" svg:y="6.598cm">
              <text:p/>
            </draw:rect>
            <draw:rect draw:style-name="gr2" draw:text-style-name="P1" draw:layer="layout" svg:width="0.226cm" svg:height="0.239cm" svg:x="15.06cm" svg:y="6.598cm">
              <text:p/>
            </draw:rect>
            <draw:rect draw:style-name="gr2" draw:text-style-name="P1" draw:layer="layout" svg:width="0.227cm" svg:height="0.239cm" svg:x="15.331cm" svg:y="6.598cm">
              <text:p/>
            </draw:rect>
            <draw:rect draw:style-name="gr2" draw:text-style-name="P1" draw:layer="layout" svg:width="0.226cm" svg:height="0.239cm" svg:x="14.243cm" svg:y="6.598cm">
              <text:p/>
            </draw:rect>
          </draw:g>
          <draw:g>
            <draw:rect draw:style-name="gr2" draw:text-style-name="P1" draw:layer="layout" svg:width="0.227cm" svg:height="0.239cm" svg:x="14.515cm" svg:y="6.885cm">
              <text:p/>
            </draw:rect>
            <draw:rect draw:style-name="gr2" draw:text-style-name="P1" draw:layer="layout" svg:width="0.227cm" svg:height="0.239cm" svg:x="14.787cm" svg:y="6.885cm">
              <text:p/>
            </draw:rect>
            <draw:rect draw:style-name="gr2" draw:text-style-name="P1" draw:layer="layout" svg:width="0.226cm" svg:height="0.239cm" svg:x="15.06cm" svg:y="6.885cm">
              <text:p/>
            </draw:rect>
            <draw:rect draw:style-name="gr2" draw:text-style-name="P1" draw:layer="layout" svg:width="0.227cm" svg:height="0.239cm" svg:x="15.331cm" svg:y="6.885cm">
              <text:p/>
            </draw:rect>
            <draw:rect draw:style-name="gr2" draw:text-style-name="P1" draw:layer="layout" svg:width="0.226cm" svg:height="0.239cm" svg:x="14.243cm" svg:y="6.885cm">
              <text:p/>
            </draw:rect>
          </draw:g>
          <draw:g>
            <draw:rect draw:style-name="gr2" draw:text-style-name="P1" draw:layer="layout" svg:width="0.227cm" svg:height="0.239cm" svg:x="14.515cm" svg:y="7.172cm">
              <text:p/>
            </draw:rect>
            <draw:rect draw:style-name="gr2" draw:text-style-name="P1" draw:layer="layout" svg:width="0.227cm" svg:height="0.239cm" svg:x="14.787cm" svg:y="7.172cm">
              <text:p/>
            </draw:rect>
            <draw:rect draw:style-name="gr2" draw:text-style-name="P1" draw:layer="layout" svg:width="0.226cm" svg:height="0.239cm" svg:x="15.06cm" svg:y="7.172cm">
              <text:p/>
            </draw:rect>
            <draw:rect draw:style-name="gr2" draw:text-style-name="P1" draw:layer="layout" svg:width="0.227cm" svg:height="0.239cm" svg:x="15.331cm" svg:y="7.172cm">
              <text:p/>
            </draw:rect>
            <draw:rect draw:style-name="gr2" draw:text-style-name="P1" draw:layer="layout" svg:width="0.226cm" svg:height="0.239cm" svg:x="14.243cm" svg:y="7.172cm">
              <text:p/>
            </draw:rect>
          </draw:g>
          <draw:g>
            <draw:rect draw:style-name="gr2" draw:text-style-name="P1" draw:layer="layout" svg:width="0.227cm" svg:height="0.239cm" svg:x="14.515cm" svg:y="7.459cm">
              <text:p/>
            </draw:rect>
            <draw:rect draw:style-name="gr2" draw:text-style-name="P1" draw:layer="layout" svg:width="0.227cm" svg:height="0.239cm" svg:x="14.787cm" svg:y="7.459cm">
              <text:p/>
            </draw:rect>
            <draw:rect draw:style-name="gr2" draw:text-style-name="P1" draw:layer="layout" svg:width="0.226cm" svg:height="0.239cm" svg:x="15.06cm" svg:y="7.459cm">
              <text:p/>
            </draw:rect>
            <draw:rect draw:style-name="gr2" draw:text-style-name="P1" draw:layer="layout" svg:width="0.227cm" svg:height="0.239cm" svg:x="15.331cm" svg:y="7.459cm">
              <text:p/>
            </draw:rect>
            <draw:rect draw:style-name="gr2" draw:text-style-name="P1" draw:layer="layout" svg:width="0.226cm" svg:height="0.239cm" svg:x="14.243cm" svg:y="7.459cm">
              <text:p/>
            </draw:rect>
          </draw:g>
          <draw:g>
            <draw:rect draw:style-name="gr2" draw:text-style-name="P1" draw:layer="layout" svg:width="0.227cm" svg:height="0.238cm" svg:x="14.515cm" svg:y="7.746cm">
              <text:p/>
            </draw:rect>
            <draw:rect draw:style-name="gr2" draw:text-style-name="P1" draw:layer="layout" svg:width="0.227cm" svg:height="0.238cm" svg:x="14.787cm" svg:y="7.746cm">
              <text:p/>
            </draw:rect>
            <draw:rect draw:style-name="gr2" draw:text-style-name="P1" draw:layer="layout" svg:width="0.226cm" svg:height="0.238cm" svg:x="15.06cm" svg:y="7.746cm">
              <text:p/>
            </draw:rect>
            <draw:rect draw:style-name="gr2" draw:text-style-name="P1" draw:layer="layout" svg:width="0.227cm" svg:height="0.238cm" svg:x="15.331cm" svg:y="7.746cm">
              <text:p/>
            </draw:rect>
            <draw:rect draw:style-name="gr2" draw:text-style-name="P1" draw:layer="layout" svg:width="0.226cm" svg:height="0.238cm" svg:x="14.243cm" svg:y="7.746cm">
              <text:p/>
            </draw:rect>
          </draw:g>
          <draw:g>
            <draw:rect draw:style-name="gr2" draw:text-style-name="P1" draw:layer="layout" svg:width="0.227cm" svg:height="0.239cm" svg:x="14.515cm" svg:y="8.032cm">
              <text:p/>
            </draw:rect>
            <draw:rect draw:style-name="gr2" draw:text-style-name="P1" draw:layer="layout" svg:width="0.227cm" svg:height="0.239cm" svg:x="14.787cm" svg:y="8.032cm">
              <text:p/>
            </draw:rect>
            <draw:rect draw:style-name="gr2" draw:text-style-name="P1" draw:layer="layout" svg:width="0.226cm" svg:height="0.239cm" svg:x="15.06cm" svg:y="8.032cm">
              <text:p/>
            </draw:rect>
            <draw:rect draw:style-name="gr2" draw:text-style-name="P1" draw:layer="layout" svg:width="0.227cm" svg:height="0.239cm" svg:x="15.331cm" svg:y="8.032cm">
              <text:p/>
            </draw:rect>
            <draw:rect draw:style-name="gr2" draw:text-style-name="P1" draw:layer="layout" svg:width="0.226cm" svg:height="0.239cm" svg:x="14.243cm" svg:y="8.032cm">
              <text:p/>
            </draw:rect>
          </draw:g>
        </draw:g>
        <draw:line draw:style-name="gr3" draw:text-style-name="P2" draw:layer="layout" svg:x1="3cm" svg:y1="2.5cm" svg:x2="19.5cm" svg:y2="2.5cm">
          <text:p text:style-name="P2">Spalten</text:p>
        </draw:line>
        <draw:line draw:style-name="gr3" draw:text-style-name="P3" draw:layer="layout" svg:x1="2.5cm" svg:y1="3cm" svg:x2="2.5cm" svg:y2="9cm">
          <text:p text:style-name="P3">Zeilen</text:p>
        </draw:line>
        <draw:frame draw:style-name="gr4" draw:layer="layout" svg:width="4.185cm" svg:height="7.372cm" svg:x="7.5cm" svg:y="10.128cm">
          <draw:text-box>
            <text:p>byte c6[8] = {</text:p>
            <text:p><text:s text:c="2"/>0b00000,</text:p>
            <text:p><text:s text:c="2"/>0b00000,</text:p>
            <text:p><text:s text:c="2"/>0b11111,</text:p>
            <text:p><text:s text:c="2"/>0b11111,</text:p>
            <text:p><text:s text:c="2"/>0b11111,</text:p>
            <text:p><text:s text:c="2"/>0b11111,</text:p>
            <text:p><text:s text:c="2"/>0b11111,</text:p>
            <text:p><text:s text:c="2"/>0b11111</text:p>
            <text:p>};</text:p>
          </draw:text-box>
        </draw:frame>
        <draw:rect draw:style-name="gr1" draw:text-style-name="P1" draw:layer="layout" svg:width="1.833cm" svg:height="2.75cm" svg:x="3.167cm" svg:y="12.25cm">
          <text:p/>
        </draw:rect>
        <draw:g>
          <draw:rect draw:style-name="gr2" draw:text-style-name="P1" draw:layer="layout" svg:width="0.227cm" svg:height="0.239cm" svg:x="3.672cm" svg:y="12.504cm">
            <text:p/>
          </draw:rect>
          <draw:rect draw:style-name="gr2" draw:text-style-name="P1" draw:layer="layout" svg:width="0.227cm" svg:height="0.239cm" svg:x="3.944cm" svg:y="12.504cm">
            <text:p/>
          </draw:rect>
          <draw:rect draw:style-name="gr2" draw:text-style-name="P1" draw:layer="layout" svg:width="0.226cm" svg:height="0.239cm" svg:x="4.217cm" svg:y="12.504cm">
            <text:p/>
          </draw:rect>
          <draw:rect draw:style-name="gr2" draw:text-style-name="P1" draw:layer="layout" svg:width="0.227cm" svg:height="0.239cm" svg:x="4.488cm" svg:y="12.504cm">
            <text:p/>
          </draw:rect>
          <draw:rect draw:style-name="gr2" draw:text-style-name="P1" draw:layer="layout" svg:width="0.226cm" svg:height="0.239cm" svg:x="3.4cm" svg:y="12.504cm">
            <text:p/>
          </draw:rect>
        </draw:g>
        <draw:g>
          <draw:rect draw:style-name="gr2" draw:text-style-name="P1" draw:layer="layout" svg:width="0.227cm" svg:height="0.238cm" svg:x="3.672cm" svg:y="12.791cm">
            <text:p/>
          </draw:rect>
          <draw:rect draw:style-name="gr2" draw:text-style-name="P1" draw:layer="layout" svg:width="0.227cm" svg:height="0.238cm" svg:x="3.944cm" svg:y="12.791cm">
            <text:p/>
          </draw:rect>
          <draw:rect draw:style-name="gr2" draw:text-style-name="P1" draw:layer="layout" svg:width="0.226cm" svg:height="0.238cm" svg:x="4.217cm" svg:y="12.791cm">
            <text:p/>
          </draw:rect>
          <draw:rect draw:style-name="gr2" draw:text-style-name="P1" draw:layer="layout" svg:width="0.227cm" svg:height="0.238cm" svg:x="4.488cm" svg:y="12.791cm">
            <text:p/>
          </draw:rect>
          <draw:rect draw:style-name="gr2" draw:text-style-name="P1" draw:layer="layout" svg:width="0.226cm" svg:height="0.238cm" svg:x="3.4cm" svg:y="12.791cm">
            <text:p/>
          </draw:rect>
        </draw:g>
        <draw:g>
          <draw:rect draw:style-name="gr5" draw:text-style-name="P1" draw:layer="layout" svg:width="0.227cm" svg:height="0.239cm" svg:x="3.672cm" svg:y="13.077cm">
            <text:p/>
          </draw:rect>
          <draw:rect draw:style-name="gr5" draw:text-style-name="P1" draw:layer="layout" svg:width="0.227cm" svg:height="0.239cm" svg:x="3.944cm" svg:y="13.077cm">
            <text:p/>
          </draw:rect>
          <draw:rect draw:style-name="gr5" draw:text-style-name="P1" draw:layer="layout" svg:width="0.226cm" svg:height="0.239cm" svg:x="4.217cm" svg:y="13.077cm">
            <text:p/>
          </draw:rect>
          <draw:rect draw:style-name="gr5" draw:text-style-name="P1" draw:layer="layout" svg:width="0.227cm" svg:height="0.239cm" svg:x="4.488cm" svg:y="13.077cm">
            <text:p/>
          </draw:rect>
          <draw:rect draw:style-name="gr5" draw:text-style-name="P1" draw:layer="layout" svg:width="0.226cm" svg:height="0.239cm" svg:x="3.4cm" svg:y="13.077cm">
            <text:p/>
          </draw:rect>
        </draw:g>
        <draw:g>
          <draw:rect draw:style-name="gr5" draw:text-style-name="P1" draw:layer="layout" svg:width="0.227cm" svg:height="0.239cm" svg:x="3.672cm" svg:y="13.364cm">
            <text:p/>
          </draw:rect>
          <draw:rect draw:style-name="gr5" draw:text-style-name="P1" draw:layer="layout" svg:width="0.227cm" svg:height="0.239cm" svg:x="3.944cm" svg:y="13.364cm">
            <text:p/>
          </draw:rect>
          <draw:rect draw:style-name="gr5" draw:text-style-name="P1" draw:layer="layout" svg:width="0.226cm" svg:height="0.239cm" svg:x="4.217cm" svg:y="13.364cm">
            <text:p/>
          </draw:rect>
          <draw:rect draw:style-name="gr5" draw:text-style-name="P1" draw:layer="layout" svg:width="0.227cm" svg:height="0.239cm" svg:x="4.488cm" svg:y="13.364cm">
            <text:p/>
          </draw:rect>
          <draw:rect draw:style-name="gr5" draw:text-style-name="P1" draw:layer="layout" svg:width="0.226cm" svg:height="0.239cm" svg:x="3.4cm" svg:y="13.364cm">
            <text:p/>
          </draw:rect>
        </draw:g>
        <draw:g>
          <draw:rect draw:style-name="gr5" draw:text-style-name="P1" draw:layer="layout" svg:width="0.227cm" svg:height="0.239cm" svg:x="3.672cm" svg:y="13.651cm">
            <text:p/>
          </draw:rect>
          <draw:rect draw:style-name="gr5" draw:text-style-name="P1" draw:layer="layout" svg:width="0.227cm" svg:height="0.239cm" svg:x="3.944cm" svg:y="13.651cm">
            <text:p/>
          </draw:rect>
          <draw:rect draw:style-name="gr5" draw:text-style-name="P1" draw:layer="layout" svg:width="0.226cm" svg:height="0.239cm" svg:x="4.217cm" svg:y="13.651cm">
            <text:p/>
          </draw:rect>
          <draw:rect draw:style-name="gr5" draw:text-style-name="P1" draw:layer="layout" svg:width="0.227cm" svg:height="0.239cm" svg:x="4.488cm" svg:y="13.651cm">
            <text:p/>
          </draw:rect>
          <draw:rect draw:style-name="gr5" draw:text-style-name="P1" draw:layer="layout" svg:width="0.226cm" svg:height="0.239cm" svg:x="3.4cm" svg:y="13.651cm">
            <text:p/>
          </draw:rect>
        </draw:g>
        <draw:g>
          <draw:rect draw:style-name="gr5" draw:text-style-name="P1" draw:layer="layout" svg:width="0.227cm" svg:height="0.239cm" svg:x="3.672cm" svg:y="13.938cm">
            <text:p/>
          </draw:rect>
          <draw:rect draw:style-name="gr5" draw:text-style-name="P1" draw:layer="layout" svg:width="0.227cm" svg:height="0.239cm" svg:x="3.944cm" svg:y="13.938cm">
            <text:p/>
          </draw:rect>
          <draw:rect draw:style-name="gr5" draw:text-style-name="P1" draw:layer="layout" svg:width="0.226cm" svg:height="0.239cm" svg:x="4.217cm" svg:y="13.938cm">
            <text:p/>
          </draw:rect>
          <draw:rect draw:style-name="gr5" draw:text-style-name="P1" draw:layer="layout" svg:width="0.227cm" svg:height="0.239cm" svg:x="4.488cm" svg:y="13.938cm">
            <text:p/>
          </draw:rect>
          <draw:rect draw:style-name="gr5" draw:text-style-name="P1" draw:layer="layout" svg:width="0.226cm" svg:height="0.239cm" svg:x="3.4cm" svg:y="13.938cm">
            <text:p/>
          </draw:rect>
        </draw:g>
        <draw:g>
          <draw:rect draw:style-name="gr5" draw:text-style-name="P1" draw:layer="layout" svg:width="0.227cm" svg:height="0.238cm" svg:x="3.672cm" svg:y="14.225cm">
            <text:p/>
          </draw:rect>
          <draw:rect draw:style-name="gr5" draw:text-style-name="P1" draw:layer="layout" svg:width="0.227cm" svg:height="0.238cm" svg:x="3.944cm" svg:y="14.225cm">
            <text:p/>
          </draw:rect>
          <draw:rect draw:style-name="gr5" draw:text-style-name="P1" draw:layer="layout" svg:width="0.226cm" svg:height="0.238cm" svg:x="4.217cm" svg:y="14.225cm">
            <text:p/>
          </draw:rect>
          <draw:rect draw:style-name="gr5" draw:text-style-name="P1" draw:layer="layout" svg:width="0.227cm" svg:height="0.238cm" svg:x="4.488cm" svg:y="14.225cm">
            <text:p/>
          </draw:rect>
          <draw:rect draw:style-name="gr5" draw:text-style-name="P1" draw:layer="layout" svg:width="0.226cm" svg:height="0.238cm" svg:x="3.4cm" svg:y="14.225cm">
            <text:p/>
          </draw:rect>
        </draw:g>
        <draw:g>
          <draw:rect draw:style-name="gr5" draw:text-style-name="P1" draw:layer="layout" svg:width="0.227cm" svg:height="0.239cm" svg:x="3.672cm" svg:y="14.511cm">
            <text:p/>
          </draw:rect>
          <draw:rect draw:style-name="gr5" draw:text-style-name="P1" draw:layer="layout" svg:width="0.227cm" svg:height="0.239cm" svg:x="3.944cm" svg:y="14.511cm">
            <text:p/>
          </draw:rect>
          <draw:rect draw:style-name="gr5" draw:text-style-name="P1" draw:layer="layout" svg:width="0.226cm" svg:height="0.239cm" svg:x="4.217cm" svg:y="14.511cm">
            <text:p/>
          </draw:rect>
          <draw:rect draw:style-name="gr5" draw:text-style-name="P1" draw:layer="layout" svg:width="0.227cm" svg:height="0.239cm" svg:x="4.488cm" svg:y="14.511cm">
            <text:p/>
          </draw:rect>
          <draw:rect draw:style-name="gr5" draw:text-style-name="P1" draw:layer="layout" svg:width="0.226cm" svg:height="0.239cm" svg:x="3.4cm" svg:y="14.511cm">
            <text:p/>
          </draw:rect>
        </draw:g>
        <draw:line draw:style-name="gr6" draw:text-style-name="P1" draw:layer="layout" svg:x1="5cm" svg:y1="12cm" svg:x2="8cm" svg:y2="11cm">
          <text:p/>
        </draw:line>
        <draw:line draw:style-name="gr6" draw:text-style-name="P1" draw:layer="layout" svg:x1="5cm" svg:y1="15cm" svg:x2="8cm" svg:y2="16.5cm">
          <text:p/>
        </draw:line>
        <draw:rect draw:style-name="gr1" draw:text-style-name="P1" draw:layer="layout" svg:width="1.833cm" svg:height="2.75cm" svg:x="2.268cm" svg:y="19.25cm">
          <text:p/>
        </draw:rect>
        <draw:g>
          <draw:rect draw:style-name="gr5" draw:text-style-name="P1" draw:layer="layout" svg:width="0.227cm" svg:height="0.239cm" svg:x="2.773cm" svg:y="19.504cm">
            <text:p/>
          </draw:rect>
          <draw:rect draw:style-name="gr5" draw:text-style-name="P1" draw:layer="layout" svg:width="0.227cm" svg:height="0.239cm" svg:x="3.045cm" svg:y="19.504cm">
            <text:p/>
          </draw:rect>
          <draw:rect draw:style-name="gr5" draw:text-style-name="P1" draw:layer="layout" svg:width="0.226cm" svg:height="0.239cm" svg:x="3.318cm" svg:y="19.504cm">
            <text:p/>
          </draw:rect>
          <draw:rect draw:style-name="gr5" draw:text-style-name="P1" draw:layer="layout" svg:width="0.227cm" svg:height="0.239cm" svg:x="3.589cm" svg:y="19.504cm">
            <text:p/>
          </draw:rect>
          <draw:rect draw:style-name="gr5" draw:text-style-name="P1" draw:layer="layout" svg:width="0.226cm" svg:height="0.239cm" svg:x="2.501cm" svg:y="19.504cm">
            <text:p/>
          </draw:rect>
        </draw:g>
        <draw:g>
          <draw:rect draw:style-name="gr5" draw:text-style-name="P1" draw:layer="layout" svg:width="0.227cm" svg:height="0.238cm" svg:x="2.773cm" svg:y="19.791cm">
            <text:p/>
          </draw:rect>
          <draw:rect draw:style-name="gr5" draw:text-style-name="P1" draw:layer="layout" svg:width="0.227cm" svg:height="0.238cm" svg:x="3.045cm" svg:y="19.791cm">
            <text:p/>
          </draw:rect>
          <draw:rect draw:style-name="gr5" draw:text-style-name="P1" draw:layer="layout" svg:width="0.226cm" svg:height="0.238cm" svg:x="3.318cm" svg:y="19.791cm">
            <text:p/>
          </draw:rect>
          <draw:rect draw:style-name="gr5" draw:text-style-name="P1" draw:layer="layout" svg:width="0.227cm" svg:height="0.238cm" svg:x="3.589cm" svg:y="19.791cm">
            <text:p/>
          </draw:rect>
          <draw:rect draw:style-name="gr5" draw:text-style-name="P1" draw:layer="layout" svg:width="0.226cm" svg:height="0.238cm" svg:x="2.501cm" svg:y="19.791cm">
            <text:p/>
          </draw:rect>
        </draw:g>
        <draw:g>
          <draw:rect draw:style-name="gr5" draw:text-style-name="P1" draw:layer="layout" svg:width="0.227cm" svg:height="0.239cm" svg:x="2.773cm" svg:y="20.077cm">
            <text:p/>
          </draw:rect>
          <draw:rect draw:style-name="gr5" draw:text-style-name="P1" draw:layer="layout" svg:width="0.227cm" svg:height="0.239cm" svg:x="3.045cm" svg:y="20.077cm">
            <text:p/>
          </draw:rect>
          <draw:rect draw:style-name="gr5" draw:text-style-name="P1" draw:layer="layout" svg:width="0.226cm" svg:height="0.239cm" svg:x="3.318cm" svg:y="20.077cm">
            <text:p/>
          </draw:rect>
          <draw:rect draw:style-name="gr5" draw:text-style-name="P1" draw:layer="layout" svg:width="0.227cm" svg:height="0.239cm" svg:x="3.589cm" svg:y="20.077cm">
            <text:p/>
          </draw:rect>
          <draw:rect draw:style-name="gr5" draw:text-style-name="P1" draw:layer="layout" svg:width="0.226cm" svg:height="0.239cm" svg:x="2.501cm" svg:y="20.077cm">
            <text:p/>
          </draw:rect>
        </draw:g>
        <draw:g>
          <draw:rect draw:style-name="gr5" draw:text-style-name="P1" draw:layer="layout" svg:width="0.227cm" svg:height="0.239cm" svg:x="2.773cm" svg:y="20.364cm">
            <text:p/>
          </draw:rect>
          <draw:rect draw:style-name="gr5" draw:text-style-name="P1" draw:layer="layout" svg:width="0.227cm" svg:height="0.239cm" svg:x="3.045cm" svg:y="20.364cm">
            <text:p/>
          </draw:rect>
          <draw:rect draw:style-name="gr5" draw:text-style-name="P1" draw:layer="layout" svg:width="0.226cm" svg:height="0.239cm" svg:x="3.318cm" svg:y="20.364cm">
            <text:p/>
          </draw:rect>
          <draw:rect draw:style-name="gr5" draw:text-style-name="P1" draw:layer="layout" svg:width="0.227cm" svg:height="0.239cm" svg:x="3.589cm" svg:y="20.364cm">
            <text:p/>
          </draw:rect>
          <draw:rect draw:style-name="gr5" draw:text-style-name="P1" draw:layer="layout" svg:width="0.226cm" svg:height="0.239cm" svg:x="2.501cm" svg:y="20.364cm">
            <text:p/>
          </draw:rect>
        </draw:g>
        <draw:g>
          <draw:rect draw:style-name="gr5" draw:text-style-name="P1" draw:layer="layout" svg:width="0.227cm" svg:height="0.239cm" svg:x="2.773cm" svg:y="20.651cm">
            <text:p/>
          </draw:rect>
          <draw:rect draw:style-name="gr5" draw:text-style-name="P1" draw:layer="layout" svg:width="0.227cm" svg:height="0.239cm" svg:x="3.045cm" svg:y="20.651cm">
            <text:p/>
          </draw:rect>
          <draw:rect draw:style-name="gr5" draw:text-style-name="P1" draw:layer="layout" svg:width="0.226cm" svg:height="0.239cm" svg:x="3.318cm" svg:y="20.651cm">
            <text:p/>
          </draw:rect>
          <draw:rect draw:style-name="gr5" draw:text-style-name="P1" draw:layer="layout" svg:width="0.227cm" svg:height="0.239cm" svg:x="3.589cm" svg:y="20.651cm">
            <text:p/>
          </draw:rect>
          <draw:rect draw:style-name="gr5" draw:text-style-name="P1" draw:layer="layout" svg:width="0.226cm" svg:height="0.239cm" svg:x="2.501cm" svg:y="20.651cm">
            <text:p/>
          </draw:rect>
        </draw:g>
        <draw:g>
          <draw:rect draw:style-name="gr5" draw:text-style-name="P1" draw:layer="layout" svg:width="0.227cm" svg:height="0.239cm" svg:x="2.773cm" svg:y="20.938cm">
            <text:p/>
          </draw:rect>
          <draw:rect draw:style-name="gr5" draw:text-style-name="P1" draw:layer="layout" svg:width="0.227cm" svg:height="0.239cm" svg:x="3.045cm" svg:y="20.938cm">
            <text:p/>
          </draw:rect>
          <draw:rect draw:style-name="gr5" draw:text-style-name="P1" draw:layer="layout" svg:width="0.226cm" svg:height="0.239cm" svg:x="3.318cm" svg:y="20.938cm">
            <text:p/>
          </draw:rect>
          <draw:rect draw:style-name="gr5" draw:text-style-name="P1" draw:layer="layout" svg:width="0.227cm" svg:height="0.239cm" svg:x="3.589cm" svg:y="20.938cm">
            <text:p/>
          </draw:rect>
          <draw:rect draw:style-name="gr5" draw:text-style-name="P1" draw:layer="layout" svg:width="0.226cm" svg:height="0.239cm" svg:x="2.501cm" svg:y="20.938cm">
            <text:p/>
          </draw:rect>
        </draw:g>
        <draw:g>
          <draw:rect draw:style-name="gr5" draw:text-style-name="P1" draw:layer="layout" svg:width="0.227cm" svg:height="0.238cm" svg:x="2.773cm" svg:y="21.225cm">
            <text:p/>
          </draw:rect>
          <draw:rect draw:style-name="gr5" draw:text-style-name="P1" draw:layer="layout" svg:width="0.227cm" svg:height="0.238cm" svg:x="3.045cm" svg:y="21.225cm">
            <text:p/>
          </draw:rect>
          <draw:rect draw:style-name="gr5" draw:text-style-name="P1" draw:layer="layout" svg:width="0.226cm" svg:height="0.238cm" svg:x="3.318cm" svg:y="21.225cm">
            <text:p/>
          </draw:rect>
          <draw:rect draw:style-name="gr5" draw:text-style-name="P1" draw:layer="layout" svg:width="0.227cm" svg:height="0.238cm" svg:x="3.589cm" svg:y="21.225cm">
            <text:p/>
          </draw:rect>
          <draw:rect draw:style-name="gr5" draw:text-style-name="P1" draw:layer="layout" svg:width="0.226cm" svg:height="0.238cm" svg:x="2.501cm" svg:y="21.225cm">
            <text:p/>
          </draw:rect>
        </draw:g>
        <draw:g>
          <draw:rect draw:style-name="gr5" draw:text-style-name="P1" draw:layer="layout" svg:width="0.227cm" svg:height="0.239cm" svg:x="2.773cm" svg:y="21.511cm">
            <text:p/>
          </draw:rect>
          <draw:rect draw:style-name="gr5" draw:text-style-name="P1" draw:layer="layout" svg:width="0.227cm" svg:height="0.239cm" svg:x="3.045cm" svg:y="21.511cm">
            <text:p/>
          </draw:rect>
          <draw:rect draw:style-name="gr5" draw:text-style-name="P1" draw:layer="layout" svg:width="0.226cm" svg:height="0.239cm" svg:x="3.318cm" svg:y="21.511cm">
            <text:p/>
          </draw:rect>
          <draw:rect draw:style-name="gr5" draw:text-style-name="P1" draw:layer="layout" svg:width="0.227cm" svg:height="0.239cm" svg:x="3.589cm" svg:y="21.511cm">
            <text:p/>
          </draw:rect>
          <draw:rect draw:style-name="gr5" draw:text-style-name="P1" draw:layer="layout" svg:width="0.226cm" svg:height="0.239cm" svg:x="2.501cm" svg:y="21.511cm">
            <text:p/>
          </draw:rect>
        </draw:g>
        <draw:rect draw:style-name="gr1" draw:text-style-name="P1" draw:layer="layout" svg:width="1.833cm" svg:height="2.75cm" svg:x="4.369cm" svg:y="19.25cm">
          <text:p/>
        </draw:rect>
        <draw:g>
          <draw:rect draw:style-name="gr2" draw:text-style-name="P1" draw:layer="layout" svg:width="0.227cm" svg:height="0.239cm" svg:x="4.874cm" svg:y="19.504cm">
            <text:p/>
          </draw:rect>
          <draw:rect draw:style-name="gr2" draw:text-style-name="P1" draw:layer="layout" svg:width="0.227cm" svg:height="0.239cm" svg:x="5.146cm" svg:y="19.504cm">
            <text:p/>
          </draw:rect>
          <draw:rect draw:style-name="gr2" draw:text-style-name="P1" draw:layer="layout" svg:width="0.226cm" svg:height="0.239cm" svg:x="5.419cm" svg:y="19.504cm">
            <text:p/>
          </draw:rect>
          <draw:rect draw:style-name="gr2" draw:text-style-name="P1" draw:layer="layout" svg:width="0.227cm" svg:height="0.239cm" svg:x="5.69cm" svg:y="19.504cm">
            <text:p/>
          </draw:rect>
          <draw:rect draw:style-name="gr2" draw:text-style-name="P1" draw:layer="layout" svg:width="0.226cm" svg:height="0.239cm" svg:x="4.602cm" svg:y="19.504cm">
            <text:p/>
          </draw:rect>
        </draw:g>
        <draw:g>
          <draw:rect draw:style-name="gr5" draw:text-style-name="P1" draw:layer="layout" svg:width="0.227cm" svg:height="0.238cm" svg:x="4.874cm" svg:y="19.791cm">
            <text:p/>
          </draw:rect>
          <draw:rect draw:style-name="gr5" draw:text-style-name="P1" draw:layer="layout" svg:width="0.227cm" svg:height="0.238cm" svg:x="5.146cm" svg:y="19.791cm">
            <text:p/>
          </draw:rect>
          <draw:rect draw:style-name="gr5" draw:text-style-name="P1" draw:layer="layout" svg:width="0.226cm" svg:height="0.238cm" svg:x="5.419cm" svg:y="19.791cm">
            <text:p/>
          </draw:rect>
          <draw:rect draw:style-name="gr5" draw:text-style-name="P1" draw:layer="layout" svg:width="0.227cm" svg:height="0.238cm" svg:x="5.69cm" svg:y="19.791cm">
            <text:p/>
          </draw:rect>
          <draw:rect draw:style-name="gr5" draw:text-style-name="P1" draw:layer="layout" svg:width="0.226cm" svg:height="0.238cm" svg:x="4.602cm" svg:y="19.791cm">
            <text:p/>
          </draw:rect>
        </draw:g>
        <draw:g>
          <draw:rect draw:style-name="gr5" draw:text-style-name="P1" draw:layer="layout" svg:width="0.227cm" svg:height="0.239cm" svg:x="4.874cm" svg:y="20.077cm">
            <text:p/>
          </draw:rect>
          <draw:rect draw:style-name="gr5" draw:text-style-name="P1" draw:layer="layout" svg:width="0.227cm" svg:height="0.239cm" svg:x="5.146cm" svg:y="20.077cm">
            <text:p/>
          </draw:rect>
          <draw:rect draw:style-name="gr5" draw:text-style-name="P1" draw:layer="layout" svg:width="0.226cm" svg:height="0.239cm" svg:x="5.419cm" svg:y="20.077cm">
            <text:p/>
          </draw:rect>
          <draw:rect draw:style-name="gr5" draw:text-style-name="P1" draw:layer="layout" svg:width="0.227cm" svg:height="0.239cm" svg:x="5.69cm" svg:y="20.077cm">
            <text:p/>
          </draw:rect>
          <draw:rect draw:style-name="gr5" draw:text-style-name="P1" draw:layer="layout" svg:width="0.226cm" svg:height="0.239cm" svg:x="4.602cm" svg:y="20.077cm">
            <text:p/>
          </draw:rect>
        </draw:g>
        <draw:g>
          <draw:rect draw:style-name="gr5" draw:text-style-name="P1" draw:layer="layout" svg:width="0.227cm" svg:height="0.239cm" svg:x="4.874cm" svg:y="20.364cm">
            <text:p/>
          </draw:rect>
          <draw:rect draw:style-name="gr5" draw:text-style-name="P1" draw:layer="layout" svg:width="0.227cm" svg:height="0.239cm" svg:x="5.146cm" svg:y="20.364cm">
            <text:p/>
          </draw:rect>
          <draw:rect draw:style-name="gr5" draw:text-style-name="P1" draw:layer="layout" svg:width="0.226cm" svg:height="0.239cm" svg:x="5.419cm" svg:y="20.364cm">
            <text:p/>
          </draw:rect>
          <draw:rect draw:style-name="gr5" draw:text-style-name="P1" draw:layer="layout" svg:width="0.227cm" svg:height="0.239cm" svg:x="5.69cm" svg:y="20.364cm">
            <text:p/>
          </draw:rect>
          <draw:rect draw:style-name="gr5" draw:text-style-name="P1" draw:layer="layout" svg:width="0.226cm" svg:height="0.239cm" svg:x="4.602cm" svg:y="20.364cm">
            <text:p/>
          </draw:rect>
        </draw:g>
        <draw:g>
          <draw:rect draw:style-name="gr5" draw:text-style-name="P1" draw:layer="layout" svg:width="0.227cm" svg:height="0.239cm" svg:x="4.874cm" svg:y="20.651cm">
            <text:p/>
          </draw:rect>
          <draw:rect draw:style-name="gr5" draw:text-style-name="P1" draw:layer="layout" svg:width="0.227cm" svg:height="0.239cm" svg:x="5.146cm" svg:y="20.651cm">
            <text:p/>
          </draw:rect>
          <draw:rect draw:style-name="gr5" draw:text-style-name="P1" draw:layer="layout" svg:width="0.226cm" svg:height="0.239cm" svg:x="5.419cm" svg:y="20.651cm">
            <text:p/>
          </draw:rect>
          <draw:rect draw:style-name="gr5" draw:text-style-name="P1" draw:layer="layout" svg:width="0.227cm" svg:height="0.239cm" svg:x="5.69cm" svg:y="20.651cm">
            <text:p/>
          </draw:rect>
          <draw:rect draw:style-name="gr5" draw:text-style-name="P1" draw:layer="layout" svg:width="0.226cm" svg:height="0.239cm" svg:x="4.602cm" svg:y="20.651cm">
            <text:p/>
          </draw:rect>
        </draw:g>
        <draw:g>
          <draw:rect draw:style-name="gr5" draw:text-style-name="P1" draw:layer="layout" svg:width="0.227cm" svg:height="0.239cm" svg:x="4.874cm" svg:y="20.938cm">
            <text:p/>
          </draw:rect>
          <draw:rect draw:style-name="gr5" draw:text-style-name="P1" draw:layer="layout" svg:width="0.227cm" svg:height="0.239cm" svg:x="5.146cm" svg:y="20.938cm">
            <text:p/>
          </draw:rect>
          <draw:rect draw:style-name="gr5" draw:text-style-name="P1" draw:layer="layout" svg:width="0.226cm" svg:height="0.239cm" svg:x="5.419cm" svg:y="20.938cm">
            <text:p/>
          </draw:rect>
          <draw:rect draw:style-name="gr5" draw:text-style-name="P1" draw:layer="layout" svg:width="0.227cm" svg:height="0.239cm" svg:x="5.69cm" svg:y="20.938cm">
            <text:p/>
          </draw:rect>
          <draw:rect draw:style-name="gr5" draw:text-style-name="P1" draw:layer="layout" svg:width="0.226cm" svg:height="0.239cm" svg:x="4.602cm" svg:y="20.938cm">
            <text:p/>
          </draw:rect>
        </draw:g>
        <draw:g>
          <draw:rect draw:style-name="gr5" draw:text-style-name="P1" draw:layer="layout" svg:width="0.227cm" svg:height="0.238cm" svg:x="4.874cm" svg:y="21.225cm">
            <text:p/>
          </draw:rect>
          <draw:rect draw:style-name="gr5" draw:text-style-name="P1" draw:layer="layout" svg:width="0.227cm" svg:height="0.238cm" svg:x="5.146cm" svg:y="21.225cm">
            <text:p/>
          </draw:rect>
          <draw:rect draw:style-name="gr5" draw:text-style-name="P1" draw:layer="layout" svg:width="0.226cm" svg:height="0.238cm" svg:x="5.419cm" svg:y="21.225cm">
            <text:p/>
          </draw:rect>
          <draw:rect draw:style-name="gr5" draw:text-style-name="P1" draw:layer="layout" svg:width="0.227cm" svg:height="0.238cm" svg:x="5.69cm" svg:y="21.225cm">
            <text:p/>
          </draw:rect>
          <draw:rect draw:style-name="gr5" draw:text-style-name="P1" draw:layer="layout" svg:width="0.226cm" svg:height="0.238cm" svg:x="4.602cm" svg:y="21.225cm">
            <text:p/>
          </draw:rect>
        </draw:g>
        <draw:g>
          <draw:rect draw:style-name="gr5" draw:text-style-name="P1" draw:layer="layout" svg:width="0.227cm" svg:height="0.239cm" svg:x="4.874cm" svg:y="21.511cm">
            <text:p/>
          </draw:rect>
          <draw:rect draw:style-name="gr5" draw:text-style-name="P1" draw:layer="layout" svg:width="0.227cm" svg:height="0.239cm" svg:x="5.146cm" svg:y="21.511cm">
            <text:p/>
          </draw:rect>
          <draw:rect draw:style-name="gr5" draw:text-style-name="P1" draw:layer="layout" svg:width="0.226cm" svg:height="0.239cm" svg:x="5.419cm" svg:y="21.511cm">
            <text:p/>
          </draw:rect>
          <draw:rect draw:style-name="gr5" draw:text-style-name="P1" draw:layer="layout" svg:width="0.227cm" svg:height="0.239cm" svg:x="5.69cm" svg:y="21.511cm">
            <text:p/>
          </draw:rect>
          <draw:rect draw:style-name="gr5" draw:text-style-name="P1" draw:layer="layout" svg:width="0.226cm" svg:height="0.239cm" svg:x="4.602cm" svg:y="21.511cm">
            <text:p/>
          </draw:rect>
        </draw:g>
        <draw:rect draw:style-name="gr1" draw:text-style-name="P1" draw:layer="layout" svg:width="1.833cm" svg:height="2.75cm" svg:x="6.469cm" svg:y="19.25cm">
          <text:p/>
        </draw:rect>
        <draw:g>
          <draw:rect draw:style-name="gr2" draw:text-style-name="P1" draw:layer="layout" svg:width="0.227cm" svg:height="0.239cm" svg:x="6.974cm" svg:y="19.504cm">
            <text:p/>
          </draw:rect>
          <draw:rect draw:style-name="gr2" draw:text-style-name="P1" draw:layer="layout" svg:width="0.227cm" svg:height="0.239cm" svg:x="7.246cm" svg:y="19.504cm">
            <text:p/>
          </draw:rect>
          <draw:rect draw:style-name="gr2" draw:text-style-name="P1" draw:layer="layout" svg:width="0.226cm" svg:height="0.239cm" svg:x="7.519cm" svg:y="19.504cm">
            <text:p/>
          </draw:rect>
          <draw:rect draw:style-name="gr2" draw:text-style-name="P1" draw:layer="layout" svg:width="0.227cm" svg:height="0.239cm" svg:x="7.79cm" svg:y="19.504cm">
            <text:p/>
          </draw:rect>
          <draw:rect draw:style-name="gr2" draw:text-style-name="P1" draw:layer="layout" svg:width="0.226cm" svg:height="0.239cm" svg:x="6.702cm" svg:y="19.504cm">
            <text:p/>
          </draw:rect>
        </draw:g>
        <draw:g>
          <draw:rect draw:style-name="gr2" draw:text-style-name="P1" draw:layer="layout" svg:width="0.227cm" svg:height="0.238cm" svg:x="6.974cm" svg:y="19.791cm">
            <text:p/>
          </draw:rect>
          <draw:rect draw:style-name="gr2" draw:text-style-name="P1" draw:layer="layout" svg:width="0.227cm" svg:height="0.238cm" svg:x="7.246cm" svg:y="19.791cm">
            <text:p/>
          </draw:rect>
          <draw:rect draw:style-name="gr2" draw:text-style-name="P1" draw:layer="layout" svg:width="0.226cm" svg:height="0.238cm" svg:x="7.519cm" svg:y="19.791cm">
            <text:p/>
          </draw:rect>
          <draw:rect draw:style-name="gr2" draw:text-style-name="P1" draw:layer="layout" svg:width="0.227cm" svg:height="0.238cm" svg:x="7.79cm" svg:y="19.791cm">
            <text:p/>
          </draw:rect>
          <draw:rect draw:style-name="gr2" draw:text-style-name="P1" draw:layer="layout" svg:width="0.226cm" svg:height="0.238cm" svg:x="6.702cm" svg:y="19.791cm">
            <text:p/>
          </draw:rect>
        </draw:g>
        <draw:g>
          <draw:rect draw:style-name="gr5" draw:text-style-name="P1" draw:layer="layout" svg:width="0.227cm" svg:height="0.239cm" svg:x="6.974cm" svg:y="20.077cm">
            <text:p/>
          </draw:rect>
          <draw:rect draw:style-name="gr5" draw:text-style-name="P1" draw:layer="layout" svg:width="0.227cm" svg:height="0.239cm" svg:x="7.246cm" svg:y="20.077cm">
            <text:p/>
          </draw:rect>
          <draw:rect draw:style-name="gr5" draw:text-style-name="P1" draw:layer="layout" svg:width="0.226cm" svg:height="0.239cm" svg:x="7.519cm" svg:y="20.077cm">
            <text:p/>
          </draw:rect>
          <draw:rect draw:style-name="gr5" draw:text-style-name="P1" draw:layer="layout" svg:width="0.227cm" svg:height="0.239cm" svg:x="7.79cm" svg:y="20.077cm">
            <text:p/>
          </draw:rect>
          <draw:rect draw:style-name="gr5" draw:text-style-name="P1" draw:layer="layout" svg:width="0.226cm" svg:height="0.239cm" svg:x="6.702cm" svg:y="20.077cm">
            <text:p/>
          </draw:rect>
        </draw:g>
        <draw:g>
          <draw:rect draw:style-name="gr5" draw:text-style-name="P1" draw:layer="layout" svg:width="0.227cm" svg:height="0.239cm" svg:x="6.974cm" svg:y="20.364cm">
            <text:p/>
          </draw:rect>
          <draw:rect draw:style-name="gr5" draw:text-style-name="P1" draw:layer="layout" svg:width="0.227cm" svg:height="0.239cm" svg:x="7.246cm" svg:y="20.364cm">
            <text:p/>
          </draw:rect>
          <draw:rect draw:style-name="gr5" draw:text-style-name="P1" draw:layer="layout" svg:width="0.226cm" svg:height="0.239cm" svg:x="7.519cm" svg:y="20.364cm">
            <text:p/>
          </draw:rect>
          <draw:rect draw:style-name="gr5" draw:text-style-name="P1" draw:layer="layout" svg:width="0.227cm" svg:height="0.239cm" svg:x="7.79cm" svg:y="20.364cm">
            <text:p/>
          </draw:rect>
          <draw:rect draw:style-name="gr5" draw:text-style-name="P1" draw:layer="layout" svg:width="0.226cm" svg:height="0.239cm" svg:x="6.702cm" svg:y="20.364cm">
            <text:p/>
          </draw:rect>
        </draw:g>
        <draw:g>
          <draw:rect draw:style-name="gr5" draw:text-style-name="P1" draw:layer="layout" svg:width="0.227cm" svg:height="0.239cm" svg:x="6.974cm" svg:y="20.651cm">
            <text:p/>
          </draw:rect>
          <draw:rect draw:style-name="gr5" draw:text-style-name="P1" draw:layer="layout" svg:width="0.227cm" svg:height="0.239cm" svg:x="7.246cm" svg:y="20.651cm">
            <text:p/>
          </draw:rect>
          <draw:rect draw:style-name="gr5" draw:text-style-name="P1" draw:layer="layout" svg:width="0.226cm" svg:height="0.239cm" svg:x="7.519cm" svg:y="20.651cm">
            <text:p/>
          </draw:rect>
          <draw:rect draw:style-name="gr5" draw:text-style-name="P1" draw:layer="layout" svg:width="0.227cm" svg:height="0.239cm" svg:x="7.79cm" svg:y="20.651cm">
            <text:p/>
          </draw:rect>
          <draw:rect draw:style-name="gr5" draw:text-style-name="P1" draw:layer="layout" svg:width="0.226cm" svg:height="0.239cm" svg:x="6.702cm" svg:y="20.651cm">
            <text:p/>
          </draw:rect>
        </draw:g>
        <draw:g>
          <draw:rect draw:style-name="gr5" draw:text-style-name="P1" draw:layer="layout" svg:width="0.227cm" svg:height="0.239cm" svg:x="6.974cm" svg:y="20.938cm">
            <text:p/>
          </draw:rect>
          <draw:rect draw:style-name="gr5" draw:text-style-name="P1" draw:layer="layout" svg:width="0.227cm" svg:height="0.239cm" svg:x="7.246cm" svg:y="20.938cm">
            <text:p/>
          </draw:rect>
          <draw:rect draw:style-name="gr5" draw:text-style-name="P1" draw:layer="layout" svg:width="0.226cm" svg:height="0.239cm" svg:x="7.519cm" svg:y="20.938cm">
            <text:p/>
          </draw:rect>
          <draw:rect draw:style-name="gr5" draw:text-style-name="P1" draw:layer="layout" svg:width="0.227cm" svg:height="0.239cm" svg:x="7.79cm" svg:y="20.938cm">
            <text:p/>
          </draw:rect>
          <draw:rect draw:style-name="gr5" draw:text-style-name="P1" draw:layer="layout" svg:width="0.226cm" svg:height="0.239cm" svg:x="6.702cm" svg:y="20.938cm">
            <text:p/>
          </draw:rect>
        </draw:g>
        <draw:g>
          <draw:rect draw:style-name="gr5" draw:text-style-name="P1" draw:layer="layout" svg:width="0.227cm" svg:height="0.238cm" svg:x="6.974cm" svg:y="21.225cm">
            <text:p/>
          </draw:rect>
          <draw:rect draw:style-name="gr5" draw:text-style-name="P1" draw:layer="layout" svg:width="0.227cm" svg:height="0.238cm" svg:x="7.246cm" svg:y="21.225cm">
            <text:p/>
          </draw:rect>
          <draw:rect draw:style-name="gr5" draw:text-style-name="P1" draw:layer="layout" svg:width="0.226cm" svg:height="0.238cm" svg:x="7.519cm" svg:y="21.225cm">
            <text:p/>
          </draw:rect>
          <draw:rect draw:style-name="gr5" draw:text-style-name="P1" draw:layer="layout" svg:width="0.227cm" svg:height="0.238cm" svg:x="7.79cm" svg:y="21.225cm">
            <text:p/>
          </draw:rect>
          <draw:rect draw:style-name="gr5" draw:text-style-name="P1" draw:layer="layout" svg:width="0.226cm" svg:height="0.238cm" svg:x="6.702cm" svg:y="21.225cm">
            <text:p/>
          </draw:rect>
        </draw:g>
        <draw:g>
          <draw:rect draw:style-name="gr5" draw:text-style-name="P1" draw:layer="layout" svg:width="0.227cm" svg:height="0.239cm" svg:x="6.974cm" svg:y="21.511cm">
            <text:p/>
          </draw:rect>
          <draw:rect draw:style-name="gr5" draw:text-style-name="P1" draw:layer="layout" svg:width="0.227cm" svg:height="0.239cm" svg:x="7.246cm" svg:y="21.511cm">
            <text:p/>
          </draw:rect>
          <draw:rect draw:style-name="gr5" draw:text-style-name="P1" draw:layer="layout" svg:width="0.226cm" svg:height="0.239cm" svg:x="7.519cm" svg:y="21.511cm">
            <text:p/>
          </draw:rect>
          <draw:rect draw:style-name="gr5" draw:text-style-name="P1" draw:layer="layout" svg:width="0.227cm" svg:height="0.239cm" svg:x="7.79cm" svg:y="21.511cm">
            <text:p/>
          </draw:rect>
          <draw:rect draw:style-name="gr5" draw:text-style-name="P1" draw:layer="layout" svg:width="0.226cm" svg:height="0.239cm" svg:x="6.702cm" svg:y="21.511cm">
            <text:p/>
          </draw:rect>
        </draw:g>
        <draw:rect draw:style-name="gr1" draw:text-style-name="P1" draw:layer="layout" svg:width="1.833cm" svg:height="2.75cm" svg:x="8.569cm" svg:y="19.25cm">
          <text:p/>
        </draw:rect>
        <draw:g>
          <draw:rect draw:style-name="gr2" draw:text-style-name="P1" draw:layer="layout" svg:width="0.227cm" svg:height="0.239cm" svg:x="9.074cm" svg:y="19.504cm">
            <text:p/>
          </draw:rect>
          <draw:rect draw:style-name="gr2" draw:text-style-name="P1" draw:layer="layout" svg:width="0.227cm" svg:height="0.239cm" svg:x="9.346cm" svg:y="19.504cm">
            <text:p/>
          </draw:rect>
          <draw:rect draw:style-name="gr2" draw:text-style-name="P1" draw:layer="layout" svg:width="0.226cm" svg:height="0.239cm" svg:x="9.619cm" svg:y="19.504cm">
            <text:p/>
          </draw:rect>
          <draw:rect draw:style-name="gr2" draw:text-style-name="P1" draw:layer="layout" svg:width="0.227cm" svg:height="0.239cm" svg:x="9.89cm" svg:y="19.504cm">
            <text:p/>
          </draw:rect>
          <draw:rect draw:style-name="gr2" draw:text-style-name="P1" draw:layer="layout" svg:width="0.226cm" svg:height="0.239cm" svg:x="8.802cm" svg:y="19.504cm">
            <text:p/>
          </draw:rect>
        </draw:g>
        <draw:g>
          <draw:rect draw:style-name="gr2" draw:text-style-name="P1" draw:layer="layout" svg:width="0.227cm" svg:height="0.238cm" svg:x="9.074cm" svg:y="19.791cm">
            <text:p/>
          </draw:rect>
          <draw:rect draw:style-name="gr2" draw:text-style-name="P1" draw:layer="layout" svg:width="0.227cm" svg:height="0.238cm" svg:x="9.346cm" svg:y="19.791cm">
            <text:p/>
          </draw:rect>
          <draw:rect draw:style-name="gr2" draw:text-style-name="P1" draw:layer="layout" svg:width="0.226cm" svg:height="0.238cm" svg:x="9.619cm" svg:y="19.791cm">
            <text:p/>
          </draw:rect>
          <draw:rect draw:style-name="gr2" draw:text-style-name="P1" draw:layer="layout" svg:width="0.227cm" svg:height="0.238cm" svg:x="9.89cm" svg:y="19.791cm">
            <text:p/>
          </draw:rect>
          <draw:rect draw:style-name="gr2" draw:text-style-name="P1" draw:layer="layout" svg:width="0.226cm" svg:height="0.238cm" svg:x="8.802cm" svg:y="19.791cm">
            <text:p/>
          </draw:rect>
        </draw:g>
        <draw:g>
          <draw:rect draw:style-name="gr2" draw:text-style-name="P1" draw:layer="layout" svg:width="0.227cm" svg:height="0.239cm" svg:x="9.074cm" svg:y="20.077cm">
            <text:p/>
          </draw:rect>
          <draw:rect draw:style-name="gr2" draw:text-style-name="P1" draw:layer="layout" svg:width="0.227cm" svg:height="0.239cm" svg:x="9.346cm" svg:y="20.077cm">
            <text:p/>
          </draw:rect>
          <draw:rect draw:style-name="gr2" draw:text-style-name="P1" draw:layer="layout" svg:width="0.226cm" svg:height="0.239cm" svg:x="9.619cm" svg:y="20.077cm">
            <text:p/>
          </draw:rect>
          <draw:rect draw:style-name="gr2" draw:text-style-name="P1" draw:layer="layout" svg:width="0.227cm" svg:height="0.239cm" svg:x="9.89cm" svg:y="20.077cm">
            <text:p/>
          </draw:rect>
          <draw:rect draw:style-name="gr2" draw:text-style-name="P1" draw:layer="layout" svg:width="0.226cm" svg:height="0.239cm" svg:x="8.802cm" svg:y="20.077cm">
            <text:p/>
          </draw:rect>
        </draw:g>
        <draw:g>
          <draw:rect draw:style-name="gr5" draw:text-style-name="P1" draw:layer="layout" svg:width="0.227cm" svg:height="0.239cm" svg:x="9.074cm" svg:y="20.364cm">
            <text:p/>
          </draw:rect>
          <draw:rect draw:style-name="gr5" draw:text-style-name="P1" draw:layer="layout" svg:width="0.227cm" svg:height="0.239cm" svg:x="9.346cm" svg:y="20.364cm">
            <text:p/>
          </draw:rect>
          <draw:rect draw:style-name="gr5" draw:text-style-name="P1" draw:layer="layout" svg:width="0.226cm" svg:height="0.239cm" svg:x="9.619cm" svg:y="20.364cm">
            <text:p/>
          </draw:rect>
          <draw:rect draw:style-name="gr5" draw:text-style-name="P1" draw:layer="layout" svg:width="0.227cm" svg:height="0.239cm" svg:x="9.89cm" svg:y="20.364cm">
            <text:p/>
          </draw:rect>
          <draw:rect draw:style-name="gr5" draw:text-style-name="P1" draw:layer="layout" svg:width="0.226cm" svg:height="0.239cm" svg:x="8.802cm" svg:y="20.364cm">
            <text:p/>
          </draw:rect>
        </draw:g>
        <draw:g>
          <draw:rect draw:style-name="gr5" draw:text-style-name="P1" draw:layer="layout" svg:width="0.227cm" svg:height="0.239cm" svg:x="9.074cm" svg:y="20.651cm">
            <text:p/>
          </draw:rect>
          <draw:rect draw:style-name="gr5" draw:text-style-name="P1" draw:layer="layout" svg:width="0.227cm" svg:height="0.239cm" svg:x="9.346cm" svg:y="20.651cm">
            <text:p/>
          </draw:rect>
          <draw:rect draw:style-name="gr5" draw:text-style-name="P1" draw:layer="layout" svg:width="0.226cm" svg:height="0.239cm" svg:x="9.619cm" svg:y="20.651cm">
            <text:p/>
          </draw:rect>
          <draw:rect draw:style-name="gr5" draw:text-style-name="P1" draw:layer="layout" svg:width="0.227cm" svg:height="0.239cm" svg:x="9.89cm" svg:y="20.651cm">
            <text:p/>
          </draw:rect>
          <draw:rect draw:style-name="gr5" draw:text-style-name="P1" draw:layer="layout" svg:width="0.226cm" svg:height="0.239cm" svg:x="8.802cm" svg:y="20.651cm">
            <text:p/>
          </draw:rect>
        </draw:g>
        <draw:g>
          <draw:rect draw:style-name="gr5" draw:text-style-name="P1" draw:layer="layout" svg:width="0.227cm" svg:height="0.239cm" svg:x="9.074cm" svg:y="20.938cm">
            <text:p/>
          </draw:rect>
          <draw:rect draw:style-name="gr5" draw:text-style-name="P1" draw:layer="layout" svg:width="0.227cm" svg:height="0.239cm" svg:x="9.346cm" svg:y="20.938cm">
            <text:p/>
          </draw:rect>
          <draw:rect draw:style-name="gr5" draw:text-style-name="P1" draw:layer="layout" svg:width="0.226cm" svg:height="0.239cm" svg:x="9.619cm" svg:y="20.938cm">
            <text:p/>
          </draw:rect>
          <draw:rect draw:style-name="gr5" draw:text-style-name="P1" draw:layer="layout" svg:width="0.227cm" svg:height="0.239cm" svg:x="9.89cm" svg:y="20.938cm">
            <text:p/>
          </draw:rect>
          <draw:rect draw:style-name="gr5" draw:text-style-name="P1" draw:layer="layout" svg:width="0.226cm" svg:height="0.239cm" svg:x="8.802cm" svg:y="20.938cm">
            <text:p/>
          </draw:rect>
        </draw:g>
        <draw:g>
          <draw:rect draw:style-name="gr5" draw:text-style-name="P1" draw:layer="layout" svg:width="0.227cm" svg:height="0.238cm" svg:x="9.074cm" svg:y="21.225cm">
            <text:p/>
          </draw:rect>
          <draw:rect draw:style-name="gr5" draw:text-style-name="P1" draw:layer="layout" svg:width="0.227cm" svg:height="0.238cm" svg:x="9.346cm" svg:y="21.225cm">
            <text:p/>
          </draw:rect>
          <draw:rect draw:style-name="gr5" draw:text-style-name="P1" draw:layer="layout" svg:width="0.226cm" svg:height="0.238cm" svg:x="9.619cm" svg:y="21.225cm">
            <text:p/>
          </draw:rect>
          <draw:rect draw:style-name="gr5" draw:text-style-name="P1" draw:layer="layout" svg:width="0.227cm" svg:height="0.238cm" svg:x="9.89cm" svg:y="21.225cm">
            <text:p/>
          </draw:rect>
          <draw:rect draw:style-name="gr5" draw:text-style-name="P1" draw:layer="layout" svg:width="0.226cm" svg:height="0.238cm" svg:x="8.802cm" svg:y="21.225cm">
            <text:p/>
          </draw:rect>
        </draw:g>
        <draw:g>
          <draw:rect draw:style-name="gr5" draw:text-style-name="P1" draw:layer="layout" svg:width="0.227cm" svg:height="0.239cm" svg:x="9.074cm" svg:y="21.511cm">
            <text:p/>
          </draw:rect>
          <draw:rect draw:style-name="gr5" draw:text-style-name="P1" draw:layer="layout" svg:width="0.227cm" svg:height="0.239cm" svg:x="9.346cm" svg:y="21.511cm">
            <text:p/>
          </draw:rect>
          <draw:rect draw:style-name="gr5" draw:text-style-name="P1" draw:layer="layout" svg:width="0.226cm" svg:height="0.239cm" svg:x="9.619cm" svg:y="21.511cm">
            <text:p/>
          </draw:rect>
          <draw:rect draw:style-name="gr5" draw:text-style-name="P1" draw:layer="layout" svg:width="0.227cm" svg:height="0.239cm" svg:x="9.89cm" svg:y="21.511cm">
            <text:p/>
          </draw:rect>
          <draw:rect draw:style-name="gr5" draw:text-style-name="P1" draw:layer="layout" svg:width="0.226cm" svg:height="0.239cm" svg:x="8.802cm" svg:y="21.511cm">
            <text:p/>
          </draw:rect>
        </draw:g>
        <draw:rect draw:style-name="gr1" draw:text-style-name="P1" draw:layer="layout" svg:width="1.833cm" svg:height="2.75cm" svg:x="10.669cm" svg:y="19.25cm">
          <text:p/>
        </draw:rect>
        <draw:g>
          <draw:rect draw:style-name="gr2" draw:text-style-name="P1" draw:layer="layout" svg:width="0.227cm" svg:height="0.239cm" svg:x="11.174cm" svg:y="19.504cm">
            <text:p/>
          </draw:rect>
          <draw:rect draw:style-name="gr2" draw:text-style-name="P1" draw:layer="layout" svg:width="0.227cm" svg:height="0.239cm" svg:x="11.446cm" svg:y="19.504cm">
            <text:p/>
          </draw:rect>
          <draw:rect draw:style-name="gr2" draw:text-style-name="P1" draw:layer="layout" svg:width="0.226cm" svg:height="0.239cm" svg:x="11.719cm" svg:y="19.504cm">
            <text:p/>
          </draw:rect>
          <draw:rect draw:style-name="gr2" draw:text-style-name="P1" draw:layer="layout" svg:width="0.227cm" svg:height="0.239cm" svg:x="11.99cm" svg:y="19.504cm">
            <text:p/>
          </draw:rect>
          <draw:rect draw:style-name="gr2" draw:text-style-name="P1" draw:layer="layout" svg:width="0.226cm" svg:height="0.239cm" svg:x="10.902cm" svg:y="19.504cm">
            <text:p/>
          </draw:rect>
        </draw:g>
        <draw:g>
          <draw:rect draw:style-name="gr2" draw:text-style-name="P1" draw:layer="layout" svg:width="0.227cm" svg:height="0.238cm" svg:x="11.174cm" svg:y="19.791cm">
            <text:p/>
          </draw:rect>
          <draw:rect draw:style-name="gr2" draw:text-style-name="P1" draw:layer="layout" svg:width="0.227cm" svg:height="0.238cm" svg:x="11.446cm" svg:y="19.791cm">
            <text:p/>
          </draw:rect>
          <draw:rect draw:style-name="gr2" draw:text-style-name="P1" draw:layer="layout" svg:width="0.226cm" svg:height="0.238cm" svg:x="11.719cm" svg:y="19.791cm">
            <text:p/>
          </draw:rect>
          <draw:rect draw:style-name="gr2" draw:text-style-name="P1" draw:layer="layout" svg:width="0.227cm" svg:height="0.238cm" svg:x="11.99cm" svg:y="19.791cm">
            <text:p/>
          </draw:rect>
          <draw:rect draw:style-name="gr2" draw:text-style-name="P1" draw:layer="layout" svg:width="0.226cm" svg:height="0.238cm" svg:x="10.902cm" svg:y="19.791cm">
            <text:p/>
          </draw:rect>
        </draw:g>
        <draw:g>
          <draw:rect draw:style-name="gr2" draw:text-style-name="P1" draw:layer="layout" svg:width="0.227cm" svg:height="0.239cm" svg:x="11.174cm" svg:y="20.077cm">
            <text:p/>
          </draw:rect>
          <draw:rect draw:style-name="gr2" draw:text-style-name="P1" draw:layer="layout" svg:width="0.227cm" svg:height="0.239cm" svg:x="11.446cm" svg:y="20.077cm">
            <text:p/>
          </draw:rect>
          <draw:rect draw:style-name="gr2" draw:text-style-name="P1" draw:layer="layout" svg:width="0.226cm" svg:height="0.239cm" svg:x="11.719cm" svg:y="20.077cm">
            <text:p/>
          </draw:rect>
          <draw:rect draw:style-name="gr2" draw:text-style-name="P1" draw:layer="layout" svg:width="0.227cm" svg:height="0.239cm" svg:x="11.99cm" svg:y="20.077cm">
            <text:p/>
          </draw:rect>
          <draw:rect draw:style-name="gr2" draw:text-style-name="P1" draw:layer="layout" svg:width="0.226cm" svg:height="0.239cm" svg:x="10.902cm" svg:y="20.077cm">
            <text:p/>
          </draw:rect>
        </draw:g>
        <draw:g>
          <draw:rect draw:style-name="gr2" draw:text-style-name="P1" draw:layer="layout" svg:width="0.227cm" svg:height="0.239cm" svg:x="11.174cm" svg:y="20.364cm">
            <text:p/>
          </draw:rect>
          <draw:rect draw:style-name="gr2" draw:text-style-name="P1" draw:layer="layout" svg:width="0.227cm" svg:height="0.239cm" svg:x="11.446cm" svg:y="20.364cm">
            <text:p/>
          </draw:rect>
          <draw:rect draw:style-name="gr2" draw:text-style-name="P1" draw:layer="layout" svg:width="0.226cm" svg:height="0.239cm" svg:x="11.719cm" svg:y="20.364cm">
            <text:p/>
          </draw:rect>
          <draw:rect draw:style-name="gr2" draw:text-style-name="P1" draw:layer="layout" svg:width="0.227cm" svg:height="0.239cm" svg:x="11.99cm" svg:y="20.364cm">
            <text:p/>
          </draw:rect>
          <draw:rect draw:style-name="gr2" draw:text-style-name="P1" draw:layer="layout" svg:width="0.226cm" svg:height="0.239cm" svg:x="10.902cm" svg:y="20.364cm">
            <text:p/>
          </draw:rect>
        </draw:g>
        <draw:g>
          <draw:rect draw:style-name="gr5" draw:text-style-name="P1" draw:layer="layout" svg:width="0.227cm" svg:height="0.239cm" svg:x="11.174cm" svg:y="20.651cm">
            <text:p/>
          </draw:rect>
          <draw:rect draw:style-name="gr5" draw:text-style-name="P1" draw:layer="layout" svg:width="0.227cm" svg:height="0.239cm" svg:x="11.446cm" svg:y="20.651cm">
            <text:p/>
          </draw:rect>
          <draw:rect draw:style-name="gr5" draw:text-style-name="P1" draw:layer="layout" svg:width="0.226cm" svg:height="0.239cm" svg:x="11.719cm" svg:y="20.651cm">
            <text:p/>
          </draw:rect>
          <draw:rect draw:style-name="gr5" draw:text-style-name="P1" draw:layer="layout" svg:width="0.227cm" svg:height="0.239cm" svg:x="11.99cm" svg:y="20.651cm">
            <text:p/>
          </draw:rect>
          <draw:rect draw:style-name="gr5" draw:text-style-name="P1" draw:layer="layout" svg:width="0.226cm" svg:height="0.239cm" svg:x="10.902cm" svg:y="20.651cm">
            <text:p/>
          </draw:rect>
        </draw:g>
        <draw:g>
          <draw:rect draw:style-name="gr5" draw:text-style-name="P1" draw:layer="layout" svg:width="0.227cm" svg:height="0.239cm" svg:x="11.174cm" svg:y="20.938cm">
            <text:p/>
          </draw:rect>
          <draw:rect draw:style-name="gr5" draw:text-style-name="P1" draw:layer="layout" svg:width="0.227cm" svg:height="0.239cm" svg:x="11.446cm" svg:y="20.938cm">
            <text:p/>
          </draw:rect>
          <draw:rect draw:style-name="gr5" draw:text-style-name="P1" draw:layer="layout" svg:width="0.226cm" svg:height="0.239cm" svg:x="11.719cm" svg:y="20.938cm">
            <text:p/>
          </draw:rect>
          <draw:rect draw:style-name="gr5" draw:text-style-name="P1" draw:layer="layout" svg:width="0.227cm" svg:height="0.239cm" svg:x="11.99cm" svg:y="20.938cm">
            <text:p/>
          </draw:rect>
          <draw:rect draw:style-name="gr5" draw:text-style-name="P1" draw:layer="layout" svg:width="0.226cm" svg:height="0.239cm" svg:x="10.902cm" svg:y="20.938cm">
            <text:p/>
          </draw:rect>
        </draw:g>
        <draw:g>
          <draw:rect draw:style-name="gr5" draw:text-style-name="P1" draw:layer="layout" svg:width="0.227cm" svg:height="0.238cm" svg:x="11.174cm" svg:y="21.225cm">
            <text:p/>
          </draw:rect>
          <draw:rect draw:style-name="gr5" draw:text-style-name="P1" draw:layer="layout" svg:width="0.227cm" svg:height="0.238cm" svg:x="11.446cm" svg:y="21.225cm">
            <text:p/>
          </draw:rect>
          <draw:rect draw:style-name="gr5" draw:text-style-name="P1" draw:layer="layout" svg:width="0.226cm" svg:height="0.238cm" svg:x="11.719cm" svg:y="21.225cm">
            <text:p/>
          </draw:rect>
          <draw:rect draw:style-name="gr5" draw:text-style-name="P1" draw:layer="layout" svg:width="0.227cm" svg:height="0.238cm" svg:x="11.99cm" svg:y="21.225cm">
            <text:p/>
          </draw:rect>
          <draw:rect draw:style-name="gr5" draw:text-style-name="P1" draw:layer="layout" svg:width="0.226cm" svg:height="0.238cm" svg:x="10.902cm" svg:y="21.225cm">
            <text:p/>
          </draw:rect>
        </draw:g>
        <draw:g>
          <draw:rect draw:style-name="gr5" draw:text-style-name="P1" draw:layer="layout" svg:width="0.227cm" svg:height="0.239cm" svg:x="11.174cm" svg:y="21.511cm">
            <text:p/>
          </draw:rect>
          <draw:rect draw:style-name="gr5" draw:text-style-name="P1" draw:layer="layout" svg:width="0.227cm" svg:height="0.239cm" svg:x="11.446cm" svg:y="21.511cm">
            <text:p/>
          </draw:rect>
          <draw:rect draw:style-name="gr5" draw:text-style-name="P1" draw:layer="layout" svg:width="0.226cm" svg:height="0.239cm" svg:x="11.719cm" svg:y="21.511cm">
            <text:p/>
          </draw:rect>
          <draw:rect draw:style-name="gr5" draw:text-style-name="P1" draw:layer="layout" svg:width="0.227cm" svg:height="0.239cm" svg:x="11.99cm" svg:y="21.511cm">
            <text:p/>
          </draw:rect>
          <draw:rect draw:style-name="gr5" draw:text-style-name="P1" draw:layer="layout" svg:width="0.226cm" svg:height="0.239cm" svg:x="10.902cm" svg:y="21.511cm">
            <text:p/>
          </draw:rect>
        </draw:g>
        <draw:rect draw:style-name="gr1" draw:text-style-name="P1" draw:layer="layout" svg:width="1.833cm" svg:height="2.75cm" svg:x="12.769cm" svg:y="19.25cm">
          <text:p/>
        </draw:rect>
        <draw:g>
          <draw:rect draw:style-name="gr2" draw:text-style-name="P1" draw:layer="layout" svg:width="0.227cm" svg:height="0.239cm" svg:x="13.274cm" svg:y="19.504cm">
            <text:p/>
          </draw:rect>
          <draw:rect draw:style-name="gr2" draw:text-style-name="P1" draw:layer="layout" svg:width="0.227cm" svg:height="0.239cm" svg:x="13.546cm" svg:y="19.504cm">
            <text:p/>
          </draw:rect>
          <draw:rect draw:style-name="gr2" draw:text-style-name="P1" draw:layer="layout" svg:width="0.226cm" svg:height="0.239cm" svg:x="13.819cm" svg:y="19.504cm">
            <text:p/>
          </draw:rect>
          <draw:rect draw:style-name="gr2" draw:text-style-name="P1" draw:layer="layout" svg:width="0.227cm" svg:height="0.239cm" svg:x="14.09cm" svg:y="19.504cm">
            <text:p/>
          </draw:rect>
          <draw:rect draw:style-name="gr2" draw:text-style-name="P1" draw:layer="layout" svg:width="0.226cm" svg:height="0.239cm" svg:x="13.002cm" svg:y="19.504cm">
            <text:p/>
          </draw:rect>
        </draw:g>
        <draw:g>
          <draw:rect draw:style-name="gr2" draw:text-style-name="P1" draw:layer="layout" svg:width="0.227cm" svg:height="0.238cm" svg:x="13.274cm" svg:y="19.791cm">
            <text:p/>
          </draw:rect>
          <draw:rect draw:style-name="gr2" draw:text-style-name="P1" draw:layer="layout" svg:width="0.227cm" svg:height="0.238cm" svg:x="13.546cm" svg:y="19.791cm">
            <text:p/>
          </draw:rect>
          <draw:rect draw:style-name="gr2" draw:text-style-name="P1" draw:layer="layout" svg:width="0.226cm" svg:height="0.238cm" svg:x="13.819cm" svg:y="19.791cm">
            <text:p/>
          </draw:rect>
          <draw:rect draw:style-name="gr2" draw:text-style-name="P1" draw:layer="layout" svg:width="0.227cm" svg:height="0.238cm" svg:x="14.09cm" svg:y="19.791cm">
            <text:p/>
          </draw:rect>
          <draw:rect draw:style-name="gr2" draw:text-style-name="P1" draw:layer="layout" svg:width="0.226cm" svg:height="0.238cm" svg:x="13.002cm" svg:y="19.791cm">
            <text:p/>
          </draw:rect>
        </draw:g>
        <draw:g>
          <draw:rect draw:style-name="gr2" draw:text-style-name="P1" draw:layer="layout" svg:width="0.227cm" svg:height="0.239cm" svg:x="13.274cm" svg:y="20.077cm">
            <text:p/>
          </draw:rect>
          <draw:rect draw:style-name="gr2" draw:text-style-name="P1" draw:layer="layout" svg:width="0.227cm" svg:height="0.239cm" svg:x="13.546cm" svg:y="20.077cm">
            <text:p/>
          </draw:rect>
          <draw:rect draw:style-name="gr2" draw:text-style-name="P1" draw:layer="layout" svg:width="0.226cm" svg:height="0.239cm" svg:x="13.819cm" svg:y="20.077cm">
            <text:p/>
          </draw:rect>
          <draw:rect draw:style-name="gr2" draw:text-style-name="P1" draw:layer="layout" svg:width="0.227cm" svg:height="0.239cm" svg:x="14.09cm" svg:y="20.077cm">
            <text:p/>
          </draw:rect>
          <draw:rect draw:style-name="gr2" draw:text-style-name="P1" draw:layer="layout" svg:width="0.226cm" svg:height="0.239cm" svg:x="13.002cm" svg:y="20.077cm">
            <text:p/>
          </draw:rect>
        </draw:g>
        <draw:g>
          <draw:rect draw:style-name="gr2" draw:text-style-name="P1" draw:layer="layout" svg:width="0.227cm" svg:height="0.239cm" svg:x="13.274cm" svg:y="20.364cm">
            <text:p/>
          </draw:rect>
          <draw:rect draw:style-name="gr2" draw:text-style-name="P1" draw:layer="layout" svg:width="0.227cm" svg:height="0.239cm" svg:x="13.546cm" svg:y="20.364cm">
            <text:p/>
          </draw:rect>
          <draw:rect draw:style-name="gr2" draw:text-style-name="P1" draw:layer="layout" svg:width="0.226cm" svg:height="0.239cm" svg:x="13.819cm" svg:y="20.364cm">
            <text:p/>
          </draw:rect>
          <draw:rect draw:style-name="gr2" draw:text-style-name="P1" draw:layer="layout" svg:width="0.227cm" svg:height="0.239cm" svg:x="14.09cm" svg:y="20.364cm">
            <text:p/>
          </draw:rect>
          <draw:rect draw:style-name="gr2" draw:text-style-name="P1" draw:layer="layout" svg:width="0.226cm" svg:height="0.239cm" svg:x="13.002cm" svg:y="20.364cm">
            <text:p/>
          </draw:rect>
        </draw:g>
        <draw:g>
          <draw:rect draw:style-name="gr2" draw:text-style-name="P1" draw:layer="layout" svg:width="0.227cm" svg:height="0.239cm" svg:x="13.274cm" svg:y="20.651cm">
            <text:p/>
          </draw:rect>
          <draw:rect draw:style-name="gr2" draw:text-style-name="P1" draw:layer="layout" svg:width="0.227cm" svg:height="0.239cm" svg:x="13.546cm" svg:y="20.651cm">
            <text:p/>
          </draw:rect>
          <draw:rect draw:style-name="gr2" draw:text-style-name="P1" draw:layer="layout" svg:width="0.226cm" svg:height="0.239cm" svg:x="13.819cm" svg:y="20.651cm">
            <text:p/>
          </draw:rect>
          <draw:rect draw:style-name="gr2" draw:text-style-name="P1" draw:layer="layout" svg:width="0.227cm" svg:height="0.239cm" svg:x="14.09cm" svg:y="20.651cm">
            <text:p/>
          </draw:rect>
          <draw:rect draw:style-name="gr2" draw:text-style-name="P1" draw:layer="layout" svg:width="0.226cm" svg:height="0.239cm" svg:x="13.002cm" svg:y="20.651cm">
            <text:p/>
          </draw:rect>
        </draw:g>
        <draw:g>
          <draw:rect draw:style-name="gr5" draw:text-style-name="P1" draw:layer="layout" svg:width="0.227cm" svg:height="0.239cm" svg:x="13.274cm" svg:y="20.938cm">
            <text:p/>
          </draw:rect>
          <draw:rect draw:style-name="gr5" draw:text-style-name="P1" draw:layer="layout" svg:width="0.227cm" svg:height="0.239cm" svg:x="13.546cm" svg:y="20.938cm">
            <text:p/>
          </draw:rect>
          <draw:rect draw:style-name="gr5" draw:text-style-name="P1" draw:layer="layout" svg:width="0.226cm" svg:height="0.239cm" svg:x="13.819cm" svg:y="20.938cm">
            <text:p/>
          </draw:rect>
          <draw:rect draw:style-name="gr5" draw:text-style-name="P1" draw:layer="layout" svg:width="0.227cm" svg:height="0.239cm" svg:x="14.09cm" svg:y="20.938cm">
            <text:p/>
          </draw:rect>
          <draw:rect draw:style-name="gr5" draw:text-style-name="P1" draw:layer="layout" svg:width="0.226cm" svg:height="0.239cm" svg:x="13.002cm" svg:y="20.938cm">
            <text:p/>
          </draw:rect>
        </draw:g>
        <draw:g>
          <draw:rect draw:style-name="gr5" draw:text-style-name="P1" draw:layer="layout" svg:width="0.227cm" svg:height="0.238cm" svg:x="13.274cm" svg:y="21.225cm">
            <text:p/>
          </draw:rect>
          <draw:rect draw:style-name="gr5" draw:text-style-name="P1" draw:layer="layout" svg:width="0.227cm" svg:height="0.238cm" svg:x="13.546cm" svg:y="21.225cm">
            <text:p/>
          </draw:rect>
          <draw:rect draw:style-name="gr5" draw:text-style-name="P1" draw:layer="layout" svg:width="0.226cm" svg:height="0.238cm" svg:x="13.819cm" svg:y="21.225cm">
            <text:p/>
          </draw:rect>
          <draw:rect draw:style-name="gr5" draw:text-style-name="P1" draw:layer="layout" svg:width="0.227cm" svg:height="0.238cm" svg:x="14.09cm" svg:y="21.225cm">
            <text:p/>
          </draw:rect>
          <draw:rect draw:style-name="gr5" draw:text-style-name="P1" draw:layer="layout" svg:width="0.226cm" svg:height="0.238cm" svg:x="13.002cm" svg:y="21.225cm">
            <text:p/>
          </draw:rect>
        </draw:g>
        <draw:g>
          <draw:rect draw:style-name="gr5" draw:text-style-name="P1" draw:layer="layout" svg:width="0.227cm" svg:height="0.239cm" svg:x="13.274cm" svg:y="21.511cm">
            <text:p/>
          </draw:rect>
          <draw:rect draw:style-name="gr5" draw:text-style-name="P1" draw:layer="layout" svg:width="0.227cm" svg:height="0.239cm" svg:x="13.546cm" svg:y="21.511cm">
            <text:p/>
          </draw:rect>
          <draw:rect draw:style-name="gr5" draw:text-style-name="P1" draw:layer="layout" svg:width="0.226cm" svg:height="0.239cm" svg:x="13.819cm" svg:y="21.511cm">
            <text:p/>
          </draw:rect>
          <draw:rect draw:style-name="gr5" draw:text-style-name="P1" draw:layer="layout" svg:width="0.227cm" svg:height="0.239cm" svg:x="14.09cm" svg:y="21.511cm">
            <text:p/>
          </draw:rect>
          <draw:rect draw:style-name="gr5" draw:text-style-name="P1" draw:layer="layout" svg:width="0.226cm" svg:height="0.239cm" svg:x="13.002cm" svg:y="21.511cm">
            <text:p/>
          </draw:rect>
        </draw:g>
        <draw:rect draw:style-name="gr1" draw:text-style-name="P1" draw:layer="layout" svg:width="1.833cm" svg:height="2.75cm" svg:x="14.87cm" svg:y="19.25cm">
          <text:p/>
        </draw:rect>
        <draw:g>
          <draw:rect draw:style-name="gr2" draw:text-style-name="P1" draw:layer="layout" svg:width="0.227cm" svg:height="0.239cm" svg:x="15.375cm" svg:y="19.504cm">
            <text:p/>
          </draw:rect>
          <draw:rect draw:style-name="gr2" draw:text-style-name="P1" draw:layer="layout" svg:width="0.227cm" svg:height="0.239cm" svg:x="15.647cm" svg:y="19.504cm">
            <text:p/>
          </draw:rect>
          <draw:rect draw:style-name="gr2" draw:text-style-name="P1" draw:layer="layout" svg:width="0.226cm" svg:height="0.239cm" svg:x="15.92cm" svg:y="19.504cm">
            <text:p/>
          </draw:rect>
          <draw:rect draw:style-name="gr2" draw:text-style-name="P1" draw:layer="layout" svg:width="0.227cm" svg:height="0.239cm" svg:x="16.191cm" svg:y="19.504cm">
            <text:p/>
          </draw:rect>
          <draw:rect draw:style-name="gr2" draw:text-style-name="P1" draw:layer="layout" svg:width="0.226cm" svg:height="0.239cm" svg:x="15.103cm" svg:y="19.504cm">
            <text:p/>
          </draw:rect>
        </draw:g>
        <draw:g>
          <draw:rect draw:style-name="gr2" draw:text-style-name="P1" draw:layer="layout" svg:width="0.227cm" svg:height="0.238cm" svg:x="15.375cm" svg:y="19.791cm">
            <text:p/>
          </draw:rect>
          <draw:rect draw:style-name="gr2" draw:text-style-name="P1" draw:layer="layout" svg:width="0.227cm" svg:height="0.238cm" svg:x="15.647cm" svg:y="19.791cm">
            <text:p/>
          </draw:rect>
          <draw:rect draw:style-name="gr2" draw:text-style-name="P1" draw:layer="layout" svg:width="0.226cm" svg:height="0.238cm" svg:x="15.92cm" svg:y="19.791cm">
            <text:p/>
          </draw:rect>
          <draw:rect draw:style-name="gr2" draw:text-style-name="P1" draw:layer="layout" svg:width="0.227cm" svg:height="0.238cm" svg:x="16.191cm" svg:y="19.791cm">
            <text:p/>
          </draw:rect>
          <draw:rect draw:style-name="gr2" draw:text-style-name="P1" draw:layer="layout" svg:width="0.226cm" svg:height="0.238cm" svg:x="15.103cm" svg:y="19.791cm">
            <text:p/>
          </draw:rect>
        </draw:g>
        <draw:g>
          <draw:rect draw:style-name="gr2" draw:text-style-name="P1" draw:layer="layout" svg:width="0.227cm" svg:height="0.239cm" svg:x="15.375cm" svg:y="20.077cm">
            <text:p/>
          </draw:rect>
          <draw:rect draw:style-name="gr2" draw:text-style-name="P1" draw:layer="layout" svg:width="0.227cm" svg:height="0.239cm" svg:x="15.647cm" svg:y="20.077cm">
            <text:p/>
          </draw:rect>
          <draw:rect draw:style-name="gr2" draw:text-style-name="P1" draw:layer="layout" svg:width="0.226cm" svg:height="0.239cm" svg:x="15.92cm" svg:y="20.077cm">
            <text:p/>
          </draw:rect>
          <draw:rect draw:style-name="gr2" draw:text-style-name="P1" draw:layer="layout" svg:width="0.227cm" svg:height="0.239cm" svg:x="16.191cm" svg:y="20.077cm">
            <text:p/>
          </draw:rect>
          <draw:rect draw:style-name="gr2" draw:text-style-name="P1" draw:layer="layout" svg:width="0.226cm" svg:height="0.239cm" svg:x="15.103cm" svg:y="20.077cm">
            <text:p/>
          </draw:rect>
        </draw:g>
        <draw:g>
          <draw:rect draw:style-name="gr2" draw:text-style-name="P1" draw:layer="layout" svg:width="0.227cm" svg:height="0.239cm" svg:x="15.375cm" svg:y="20.364cm">
            <text:p/>
          </draw:rect>
          <draw:rect draw:style-name="gr2" draw:text-style-name="P1" draw:layer="layout" svg:width="0.227cm" svg:height="0.239cm" svg:x="15.647cm" svg:y="20.364cm">
            <text:p/>
          </draw:rect>
          <draw:rect draw:style-name="gr2" draw:text-style-name="P1" draw:layer="layout" svg:width="0.226cm" svg:height="0.239cm" svg:x="15.92cm" svg:y="20.364cm">
            <text:p/>
          </draw:rect>
          <draw:rect draw:style-name="gr2" draw:text-style-name="P1" draw:layer="layout" svg:width="0.227cm" svg:height="0.239cm" svg:x="16.191cm" svg:y="20.364cm">
            <text:p/>
          </draw:rect>
          <draw:rect draw:style-name="gr2" draw:text-style-name="P1" draw:layer="layout" svg:width="0.226cm" svg:height="0.239cm" svg:x="15.103cm" svg:y="20.364cm">
            <text:p/>
          </draw:rect>
        </draw:g>
        <draw:g>
          <draw:rect draw:style-name="gr2" draw:text-style-name="P1" draw:layer="layout" svg:width="0.227cm" svg:height="0.239cm" svg:x="15.375cm" svg:y="20.651cm">
            <text:p/>
          </draw:rect>
          <draw:rect draw:style-name="gr2" draw:text-style-name="P1" draw:layer="layout" svg:width="0.227cm" svg:height="0.239cm" svg:x="15.647cm" svg:y="20.651cm">
            <text:p/>
          </draw:rect>
          <draw:rect draw:style-name="gr2" draw:text-style-name="P1" draw:layer="layout" svg:width="0.226cm" svg:height="0.239cm" svg:x="15.92cm" svg:y="20.651cm">
            <text:p/>
          </draw:rect>
          <draw:rect draw:style-name="gr2" draw:text-style-name="P1" draw:layer="layout" svg:width="0.227cm" svg:height="0.239cm" svg:x="16.191cm" svg:y="20.651cm">
            <text:p/>
          </draw:rect>
          <draw:rect draw:style-name="gr2" draw:text-style-name="P1" draw:layer="layout" svg:width="0.226cm" svg:height="0.239cm" svg:x="15.103cm" svg:y="20.651cm">
            <text:p/>
          </draw:rect>
        </draw:g>
        <draw:g>
          <draw:rect draw:style-name="gr2" draw:text-style-name="P1" draw:layer="layout" svg:width="0.227cm" svg:height="0.239cm" svg:x="15.375cm" svg:y="20.938cm">
            <text:p/>
          </draw:rect>
          <draw:rect draw:style-name="gr2" draw:text-style-name="P1" draw:layer="layout" svg:width="0.227cm" svg:height="0.239cm" svg:x="15.647cm" svg:y="20.938cm">
            <text:p/>
          </draw:rect>
          <draw:rect draw:style-name="gr2" draw:text-style-name="P1" draw:layer="layout" svg:width="0.226cm" svg:height="0.239cm" svg:x="15.92cm" svg:y="20.938cm">
            <text:p/>
          </draw:rect>
          <draw:rect draw:style-name="gr2" draw:text-style-name="P1" draw:layer="layout" svg:width="0.227cm" svg:height="0.239cm" svg:x="16.191cm" svg:y="20.938cm">
            <text:p/>
          </draw:rect>
          <draw:rect draw:style-name="gr2" draw:text-style-name="P1" draw:layer="layout" svg:width="0.226cm" svg:height="0.239cm" svg:x="15.103cm" svg:y="20.938cm">
            <text:p/>
          </draw:rect>
        </draw:g>
        <draw:g>
          <draw:rect draw:style-name="gr5" draw:text-style-name="P1" draw:layer="layout" svg:width="0.227cm" svg:height="0.238cm" svg:x="15.375cm" svg:y="21.225cm">
            <text:p/>
          </draw:rect>
          <draw:rect draw:style-name="gr5" draw:text-style-name="P1" draw:layer="layout" svg:width="0.227cm" svg:height="0.238cm" svg:x="15.647cm" svg:y="21.225cm">
            <text:p/>
          </draw:rect>
          <draw:rect draw:style-name="gr5" draw:text-style-name="P1" draw:layer="layout" svg:width="0.226cm" svg:height="0.238cm" svg:x="15.92cm" svg:y="21.225cm">
            <text:p/>
          </draw:rect>
          <draw:rect draw:style-name="gr5" draw:text-style-name="P1" draw:layer="layout" svg:width="0.227cm" svg:height="0.238cm" svg:x="16.191cm" svg:y="21.225cm">
            <text:p/>
          </draw:rect>
          <draw:rect draw:style-name="gr5" draw:text-style-name="P1" draw:layer="layout" svg:width="0.226cm" svg:height="0.238cm" svg:x="15.103cm" svg:y="21.225cm">
            <text:p/>
          </draw:rect>
        </draw:g>
        <draw:g>
          <draw:rect draw:style-name="gr5" draw:text-style-name="P1" draw:layer="layout" svg:width="0.227cm" svg:height="0.239cm" svg:x="15.375cm" svg:y="21.511cm">
            <text:p/>
          </draw:rect>
          <draw:rect draw:style-name="gr5" draw:text-style-name="P1" draw:layer="layout" svg:width="0.227cm" svg:height="0.239cm" svg:x="15.647cm" svg:y="21.511cm">
            <text:p/>
          </draw:rect>
          <draw:rect draw:style-name="gr5" draw:text-style-name="P1" draw:layer="layout" svg:width="0.226cm" svg:height="0.239cm" svg:x="15.92cm" svg:y="21.511cm">
            <text:p/>
          </draw:rect>
          <draw:rect draw:style-name="gr5" draw:text-style-name="P1" draw:layer="layout" svg:width="0.227cm" svg:height="0.239cm" svg:x="16.191cm" svg:y="21.511cm">
            <text:p/>
          </draw:rect>
          <draw:rect draw:style-name="gr5" draw:text-style-name="P1" draw:layer="layout" svg:width="0.226cm" svg:height="0.239cm" svg:x="15.103cm" svg:y="21.511cm">
            <text:p/>
          </draw:rect>
        </draw:g>
        <draw:rect draw:style-name="gr1" draw:text-style-name="P1" draw:layer="layout" svg:width="1.833cm" svg:height="2.75cm" svg:x="16.971cm" svg:y="19.25cm">
          <text:p/>
        </draw:rect>
        <draw:g>
          <draw:rect draw:style-name="gr2" draw:text-style-name="P1" draw:layer="layout" svg:width="0.227cm" svg:height="0.239cm" svg:x="17.476cm" svg:y="19.504cm">
            <text:p/>
          </draw:rect>
          <draw:rect draw:style-name="gr2" draw:text-style-name="P1" draw:layer="layout" svg:width="0.227cm" svg:height="0.239cm" svg:x="17.748cm" svg:y="19.504cm">
            <text:p/>
          </draw:rect>
          <draw:rect draw:style-name="gr2" draw:text-style-name="P1" draw:layer="layout" svg:width="0.226cm" svg:height="0.239cm" svg:x="18.021cm" svg:y="19.504cm">
            <text:p/>
          </draw:rect>
          <draw:rect draw:style-name="gr2" draw:text-style-name="P1" draw:layer="layout" svg:width="0.227cm" svg:height="0.239cm" svg:x="18.292cm" svg:y="19.504cm">
            <text:p/>
          </draw:rect>
          <draw:rect draw:style-name="gr2" draw:text-style-name="P1" draw:layer="layout" svg:width="0.226cm" svg:height="0.239cm" svg:x="17.204cm" svg:y="19.504cm">
            <text:p/>
          </draw:rect>
        </draw:g>
        <draw:g>
          <draw:rect draw:style-name="gr2" draw:text-style-name="P1" draw:layer="layout" svg:width="0.227cm" svg:height="0.238cm" svg:x="17.476cm" svg:y="19.791cm">
            <text:p/>
          </draw:rect>
          <draw:rect draw:style-name="gr2" draw:text-style-name="P1" draw:layer="layout" svg:width="0.227cm" svg:height="0.238cm" svg:x="17.748cm" svg:y="19.791cm">
            <text:p/>
          </draw:rect>
          <draw:rect draw:style-name="gr2" draw:text-style-name="P1" draw:layer="layout" svg:width="0.226cm" svg:height="0.238cm" svg:x="18.021cm" svg:y="19.791cm">
            <text:p/>
          </draw:rect>
          <draw:rect draw:style-name="gr2" draw:text-style-name="P1" draw:layer="layout" svg:width="0.227cm" svg:height="0.238cm" svg:x="18.292cm" svg:y="19.791cm">
            <text:p/>
          </draw:rect>
          <draw:rect draw:style-name="gr2" draw:text-style-name="P1" draw:layer="layout" svg:width="0.226cm" svg:height="0.238cm" svg:x="17.204cm" svg:y="19.791cm">
            <text:p/>
          </draw:rect>
        </draw:g>
        <draw:g>
          <draw:rect draw:style-name="gr2" draw:text-style-name="P1" draw:layer="layout" svg:width="0.227cm" svg:height="0.239cm" svg:x="17.476cm" svg:y="20.077cm">
            <text:p/>
          </draw:rect>
          <draw:rect draw:style-name="gr2" draw:text-style-name="P1" draw:layer="layout" svg:width="0.227cm" svg:height="0.239cm" svg:x="17.748cm" svg:y="20.077cm">
            <text:p/>
          </draw:rect>
          <draw:rect draw:style-name="gr2" draw:text-style-name="P1" draw:layer="layout" svg:width="0.226cm" svg:height="0.239cm" svg:x="18.021cm" svg:y="20.077cm">
            <text:p/>
          </draw:rect>
          <draw:rect draw:style-name="gr2" draw:text-style-name="P1" draw:layer="layout" svg:width="0.227cm" svg:height="0.239cm" svg:x="18.292cm" svg:y="20.077cm">
            <text:p/>
          </draw:rect>
          <draw:rect draw:style-name="gr2" draw:text-style-name="P1" draw:layer="layout" svg:width="0.226cm" svg:height="0.239cm" svg:x="17.204cm" svg:y="20.077cm">
            <text:p/>
          </draw:rect>
        </draw:g>
        <draw:g>
          <draw:rect draw:style-name="gr2" draw:text-style-name="P1" draw:layer="layout" svg:width="0.227cm" svg:height="0.239cm" svg:x="17.476cm" svg:y="20.364cm">
            <text:p/>
          </draw:rect>
          <draw:rect draw:style-name="gr2" draw:text-style-name="P1" draw:layer="layout" svg:width="0.227cm" svg:height="0.239cm" svg:x="17.748cm" svg:y="20.364cm">
            <text:p/>
          </draw:rect>
          <draw:rect draw:style-name="gr2" draw:text-style-name="P1" draw:layer="layout" svg:width="0.226cm" svg:height="0.239cm" svg:x="18.021cm" svg:y="20.364cm">
            <text:p/>
          </draw:rect>
          <draw:rect draw:style-name="gr2" draw:text-style-name="P1" draw:layer="layout" svg:width="0.227cm" svg:height="0.239cm" svg:x="18.292cm" svg:y="20.364cm">
            <text:p/>
          </draw:rect>
          <draw:rect draw:style-name="gr2" draw:text-style-name="P1" draw:layer="layout" svg:width="0.226cm" svg:height="0.239cm" svg:x="17.204cm" svg:y="20.364cm">
            <text:p/>
          </draw:rect>
        </draw:g>
        <draw:g>
          <draw:rect draw:style-name="gr2" draw:text-style-name="P1" draw:layer="layout" svg:width="0.227cm" svg:height="0.239cm" svg:x="17.476cm" svg:y="20.651cm">
            <text:p/>
          </draw:rect>
          <draw:rect draw:style-name="gr2" draw:text-style-name="P1" draw:layer="layout" svg:width="0.227cm" svg:height="0.239cm" svg:x="17.748cm" svg:y="20.651cm">
            <text:p/>
          </draw:rect>
          <draw:rect draw:style-name="gr2" draw:text-style-name="P1" draw:layer="layout" svg:width="0.226cm" svg:height="0.239cm" svg:x="18.021cm" svg:y="20.651cm">
            <text:p/>
          </draw:rect>
          <draw:rect draw:style-name="gr2" draw:text-style-name="P1" draw:layer="layout" svg:width="0.227cm" svg:height="0.239cm" svg:x="18.292cm" svg:y="20.651cm">
            <text:p/>
          </draw:rect>
          <draw:rect draw:style-name="gr2" draw:text-style-name="P1" draw:layer="layout" svg:width="0.226cm" svg:height="0.239cm" svg:x="17.204cm" svg:y="20.651cm">
            <text:p/>
          </draw:rect>
        </draw:g>
        <draw:g>
          <draw:rect draw:style-name="gr2" draw:text-style-name="P1" draw:layer="layout" svg:width="0.227cm" svg:height="0.239cm" svg:x="17.476cm" svg:y="20.938cm">
            <text:p/>
          </draw:rect>
          <draw:rect draw:style-name="gr2" draw:text-style-name="P1" draw:layer="layout" svg:width="0.227cm" svg:height="0.239cm" svg:x="17.748cm" svg:y="20.938cm">
            <text:p/>
          </draw:rect>
          <draw:rect draw:style-name="gr2" draw:text-style-name="P1" draw:layer="layout" svg:width="0.226cm" svg:height="0.239cm" svg:x="18.021cm" svg:y="20.938cm">
            <text:p/>
          </draw:rect>
          <draw:rect draw:style-name="gr2" draw:text-style-name="P1" draw:layer="layout" svg:width="0.227cm" svg:height="0.239cm" svg:x="18.292cm" svg:y="20.938cm">
            <text:p/>
          </draw:rect>
          <draw:rect draw:style-name="gr2" draw:text-style-name="P1" draw:layer="layout" svg:width="0.226cm" svg:height="0.239cm" svg:x="17.204cm" svg:y="20.938cm">
            <text:p/>
          </draw:rect>
        </draw:g>
        <draw:g>
          <draw:rect draw:style-name="gr2" draw:text-style-name="P1" draw:layer="layout" svg:width="0.227cm" svg:height="0.238cm" svg:x="17.476cm" svg:y="21.225cm">
            <text:p/>
          </draw:rect>
          <draw:rect draw:style-name="gr2" draw:text-style-name="P1" draw:layer="layout" svg:width="0.227cm" svg:height="0.238cm" svg:x="17.748cm" svg:y="21.225cm">
            <text:p/>
          </draw:rect>
          <draw:rect draw:style-name="gr2" draw:text-style-name="P1" draw:layer="layout" svg:width="0.226cm" svg:height="0.238cm" svg:x="18.021cm" svg:y="21.225cm">
            <text:p/>
          </draw:rect>
          <draw:rect draw:style-name="gr2" draw:text-style-name="P1" draw:layer="layout" svg:width="0.227cm" svg:height="0.238cm" svg:x="18.292cm" svg:y="21.225cm">
            <text:p/>
          </draw:rect>
          <draw:rect draw:style-name="gr2" draw:text-style-name="P1" draw:layer="layout" svg:width="0.226cm" svg:height="0.238cm" svg:x="17.204cm" svg:y="21.225cm">
            <text:p/>
          </draw:rect>
        </draw:g>
        <draw:g>
          <draw:rect draw:style-name="gr5" draw:text-style-name="P1" draw:layer="layout" svg:width="0.227cm" svg:height="0.239cm" svg:x="17.476cm" svg:y="21.511cm">
            <text:p/>
          </draw:rect>
          <draw:rect draw:style-name="gr5" draw:text-style-name="P1" draw:layer="layout" svg:width="0.227cm" svg:height="0.239cm" svg:x="17.748cm" svg:y="21.511cm">
            <text:p/>
          </draw:rect>
          <draw:rect draw:style-name="gr5" draw:text-style-name="P1" draw:layer="layout" svg:width="0.226cm" svg:height="0.239cm" svg:x="18.021cm" svg:y="21.511cm">
            <text:p/>
          </draw:rect>
          <draw:rect draw:style-name="gr5" draw:text-style-name="P1" draw:layer="layout" svg:width="0.227cm" svg:height="0.239cm" svg:x="18.292cm" svg:y="21.511cm">
            <text:p/>
          </draw:rect>
          <draw:rect draw:style-name="gr5" draw:text-style-name="P1" draw:layer="layout" svg:width="0.226cm" svg:height="0.239cm" svg:x="17.204cm" svg:y="21.511cm">
            <text:p/>
          </draw:rect>
        </draw:g>
        <draw:rect draw:style-name="gr7" draw:text-style-name="P4" draw:layer="layout" svg:width="1.833cm" svg:height="0.5cm" svg:x="2.267cm" svg:y="18.5cm">
          <text:p text:style-name="P4">C8</text:p>
        </draw:rect>
        <draw:rect draw:style-name="gr7" draw:text-style-name="P4" draw:layer="layout" svg:width="1.833cm" svg:height="0.5cm" svg:x="4.368cm" svg:y="18.5cm">
          <text:p text:style-name="P4">C7</text:p>
        </draw:rect>
        <draw:rect draw:style-name="gr7" draw:text-style-name="P4" draw:layer="layout" svg:width="1.833cm" svg:height="0.5cm" svg:x="8.569cm" svg:y="18.5cm">
          <text:p text:style-name="P4">C5</text:p>
        </draw:rect>
        <draw:rect draw:style-name="gr7" draw:text-style-name="P4" draw:layer="layout" svg:width="1.833cm" svg:height="0.5cm" svg:x="10.67cm" svg:y="18.5cm">
          <text:p text:style-name="P4">C4</text:p>
        </draw:rect>
        <draw:rect draw:style-name="gr7" draw:text-style-name="P4" draw:layer="layout" svg:width="1.833cm" svg:height="0.5cm" svg:x="6.47cm" svg:y="18.5cm">
          <text:p text:style-name="P4">C6</text:p>
        </draw:rect>
        <draw:rect draw:style-name="gr7" draw:text-style-name="P4" draw:layer="layout" svg:width="1.833cm" svg:height="0.5cm" svg:x="14.87cm" svg:y="18.5cm">
          <text:p text:style-name="P4">C2</text:p>
        </draw:rect>
        <draw:rect draw:style-name="gr7" draw:text-style-name="P4" draw:layer="layout" svg:width="1.833cm" svg:height="0.5cm" svg:x="12.77cm" svg:y="18.5cm">
          <text:p text:style-name="P4">C3</text:p>
        </draw:rect>
        <draw:rect draw:style-name="gr7" draw:text-style-name="P4" draw:layer="layout" svg:width="1.833cm" svg:height="0.5cm" svg:x="16.97cm" svg:y="18.5cm">
          <text:p text:style-name="P4">C1</text:p>
        </draw:rect>
      </draw:page>
      <draw:page draw:name="page2" draw:style-name="dp1" draw:master-page-name="Default">
        <draw:rect draw:style-name="gr1" draw:text-style-name="P1" draw:layer="layout" svg:width="1.833cm" svg:height="2.75cm" svg:x="3cm" svg:y="3cm">
          <text:p/>
        </draw:rect>
        <draw:g>
          <draw:rect draw:style-name="gr2" draw:text-style-name="P1" draw:layer="layout" svg:width="0.227cm" svg:height="0.239cm" svg:x="3.515cm" svg:y="3.275cm">
            <text:p/>
          </draw:rect>
          <draw:rect draw:style-name="gr2" draw:text-style-name="P1" draw:layer="layout" svg:width="0.227cm" svg:height="0.239cm" svg:x="3.787cm" svg:y="3.275cm">
            <text:p/>
          </draw:rect>
          <draw:rect draw:style-name="gr2" draw:text-style-name="P1" draw:layer="layout" svg:width="0.226cm" svg:height="0.239cm" svg:x="4.06cm" svg:y="3.275cm">
            <text:p/>
          </draw:rect>
          <draw:rect draw:style-name="gr2" draw:text-style-name="P1" draw:layer="layout" svg:width="0.227cm" svg:height="0.239cm" svg:x="4.331cm" svg:y="3.275cm">
            <text:p/>
          </draw:rect>
          <draw:rect draw:style-name="gr2" draw:text-style-name="P1" draw:layer="layout" svg:width="0.226cm" svg:height="0.239cm" svg:x="3.243cm" svg:y="3.275cm">
            <text:p/>
          </draw:rect>
        </draw:g>
        <draw:g>
          <draw:rect draw:style-name="gr2" draw:text-style-name="P1" draw:layer="layout" svg:width="0.227cm" svg:height="0.238cm" svg:x="3.515cm" svg:y="3.562cm">
            <text:p/>
          </draw:rect>
          <draw:rect draw:style-name="gr2" draw:text-style-name="P1" draw:layer="layout" svg:width="0.227cm" svg:height="0.238cm" svg:x="3.787cm" svg:y="3.562cm">
            <text:p/>
          </draw:rect>
          <draw:rect draw:style-name="gr2" draw:text-style-name="P1" draw:layer="layout" svg:width="0.226cm" svg:height="0.238cm" svg:x="4.06cm" svg:y="3.562cm">
            <text:p/>
          </draw:rect>
          <draw:rect draw:style-name="gr2" draw:text-style-name="P1" draw:layer="layout" svg:width="0.227cm" svg:height="0.238cm" svg:x="4.331cm" svg:y="3.562cm">
            <text:p/>
          </draw:rect>
          <draw:rect draw:style-name="gr2" draw:text-style-name="P1" draw:layer="layout" svg:width="0.226cm" svg:height="0.238cm" svg:x="3.243cm" svg:y="3.562cm">
            <text:p/>
          </draw:rect>
        </draw:g>
        <draw:g>
          <draw:rect draw:style-name="gr2" draw:text-style-name="P1" draw:layer="layout" svg:width="0.227cm" svg:height="0.239cm" svg:x="3.515cm" svg:y="3.848cm">
            <text:p/>
          </draw:rect>
          <draw:rect draw:style-name="gr2" draw:text-style-name="P1" draw:layer="layout" svg:width="0.227cm" svg:height="0.239cm" svg:x="3.787cm" svg:y="3.848cm">
            <text:p/>
          </draw:rect>
          <draw:rect draw:style-name="gr2" draw:text-style-name="P1" draw:layer="layout" svg:width="0.226cm" svg:height="0.239cm" svg:x="4.06cm" svg:y="3.848cm">
            <text:p/>
          </draw:rect>
          <draw:rect draw:style-name="gr2" draw:text-style-name="P1" draw:layer="layout" svg:width="0.227cm" svg:height="0.239cm" svg:x="4.331cm" svg:y="3.848cm">
            <text:p/>
          </draw:rect>
          <draw:rect draw:style-name="gr2" draw:text-style-name="P1" draw:layer="layout" svg:width="0.226cm" svg:height="0.239cm" svg:x="3.243cm" svg:y="3.848cm">
            <text:p/>
          </draw:rect>
        </draw:g>
        <draw:g>
          <draw:rect draw:style-name="gr2" draw:text-style-name="P1" draw:layer="layout" svg:width="0.227cm" svg:height="0.239cm" svg:x="3.515cm" svg:y="4.135cm">
            <text:p/>
          </draw:rect>
          <draw:rect draw:style-name="gr2" draw:text-style-name="P1" draw:layer="layout" svg:width="0.227cm" svg:height="0.239cm" svg:x="3.787cm" svg:y="4.135cm">
            <text:p/>
          </draw:rect>
          <draw:rect draw:style-name="gr2" draw:text-style-name="P1" draw:layer="layout" svg:width="0.226cm" svg:height="0.239cm" svg:x="4.06cm" svg:y="4.135cm">
            <text:p/>
          </draw:rect>
          <draw:rect draw:style-name="gr2" draw:text-style-name="P1" draw:layer="layout" svg:width="0.227cm" svg:height="0.239cm" svg:x="4.331cm" svg:y="4.135cm">
            <text:p/>
          </draw:rect>
          <draw:rect draw:style-name="gr2" draw:text-style-name="P1" draw:layer="layout" svg:width="0.226cm" svg:height="0.239cm" svg:x="3.243cm" svg:y="4.135cm">
            <text:p/>
          </draw:rect>
        </draw:g>
        <draw:g>
          <draw:rect draw:style-name="gr5" draw:text-style-name="P1" draw:layer="layout" svg:width="0.227cm" svg:height="0.239cm" svg:x="3.515cm" svg:y="4.422cm">
            <text:p/>
          </draw:rect>
          <draw:rect draw:style-name="gr5" draw:text-style-name="P1" draw:layer="layout" svg:width="0.227cm" svg:height="0.239cm" svg:x="3.787cm" svg:y="4.422cm">
            <text:p/>
          </draw:rect>
          <draw:rect draw:style-name="gr5" draw:text-style-name="P1" draw:layer="layout" svg:width="0.226cm" svg:height="0.239cm" svg:x="4.06cm" svg:y="4.422cm">
            <text:p/>
          </draw:rect>
          <draw:rect draw:style-name="gr5" draw:text-style-name="P1" draw:layer="layout" svg:width="0.227cm" svg:height="0.239cm" svg:x="4.331cm" svg:y="4.422cm">
            <text:p/>
          </draw:rect>
          <draw:rect draw:style-name="gr5" draw:text-style-name="P1" draw:layer="layout" svg:width="0.226cm" svg:height="0.239cm" svg:x="3.243cm" svg:y="4.422cm">
            <text:p/>
          </draw:rect>
        </draw:g>
        <draw:g>
          <draw:rect draw:style-name="gr5" draw:text-style-name="P1" draw:layer="layout" svg:width="0.227cm" svg:height="0.239cm" svg:x="3.515cm" svg:y="4.709cm">
            <text:p/>
          </draw:rect>
          <draw:rect draw:style-name="gr5" draw:text-style-name="P1" draw:layer="layout" svg:width="0.227cm" svg:height="0.239cm" svg:x="3.787cm" svg:y="4.709cm">
            <text:p/>
          </draw:rect>
          <draw:rect draw:style-name="gr5" draw:text-style-name="P1" draw:layer="layout" svg:width="0.226cm" svg:height="0.239cm" svg:x="4.06cm" svg:y="4.709cm">
            <text:p/>
          </draw:rect>
          <draw:rect draw:style-name="gr5" draw:text-style-name="P1" draw:layer="layout" svg:width="0.227cm" svg:height="0.239cm" svg:x="4.331cm" svg:y="4.709cm">
            <text:p/>
          </draw:rect>
          <draw:rect draw:style-name="gr5" draw:text-style-name="P1" draw:layer="layout" svg:width="0.226cm" svg:height="0.239cm" svg:x="3.243cm" svg:y="4.709cm">
            <text:p/>
          </draw:rect>
        </draw:g>
        <draw:g>
          <draw:rect draw:style-name="gr5" draw:text-style-name="P1" draw:layer="layout" svg:width="0.227cm" svg:height="0.238cm" svg:x="3.515cm" svg:y="4.996cm">
            <text:p/>
          </draw:rect>
          <draw:rect draw:style-name="gr5" draw:text-style-name="P1" draw:layer="layout" svg:width="0.227cm" svg:height="0.238cm" svg:x="3.787cm" svg:y="4.996cm">
            <text:p/>
          </draw:rect>
          <draw:rect draw:style-name="gr5" draw:text-style-name="P1" draw:layer="layout" svg:width="0.226cm" svg:height="0.238cm" svg:x="4.06cm" svg:y="4.996cm">
            <text:p/>
          </draw:rect>
          <draw:rect draw:style-name="gr5" draw:text-style-name="P1" draw:layer="layout" svg:width="0.227cm" svg:height="0.238cm" svg:x="4.331cm" svg:y="4.996cm">
            <text:p/>
          </draw:rect>
          <draw:rect draw:style-name="gr5" draw:text-style-name="P1" draw:layer="layout" svg:width="0.226cm" svg:height="0.238cm" svg:x="3.243cm" svg:y="4.996cm">
            <text:p/>
          </draw:rect>
        </draw:g>
        <draw:g>
          <draw:rect draw:style-name="gr5" draw:text-style-name="P1" draw:layer="layout" svg:width="0.227cm" svg:height="0.239cm" svg:x="3.515cm" svg:y="5.282cm">
            <text:p/>
          </draw:rect>
          <draw:rect draw:style-name="gr5" draw:text-style-name="P1" draw:layer="layout" svg:width="0.227cm" svg:height="0.239cm" svg:x="3.787cm" svg:y="5.282cm">
            <text:p/>
          </draw:rect>
          <draw:rect draw:style-name="gr5" draw:text-style-name="P1" draw:layer="layout" svg:width="0.226cm" svg:height="0.239cm" svg:x="4.06cm" svg:y="5.282cm">
            <text:p/>
          </draw:rect>
          <draw:rect draw:style-name="gr5" draw:text-style-name="P1" draw:layer="layout" svg:width="0.227cm" svg:height="0.239cm" svg:x="4.331cm" svg:y="5.282cm">
            <text:p/>
          </draw:rect>
          <draw:rect draw:style-name="gr5" draw:text-style-name="P1" draw:layer="layout" svg:width="0.226cm" svg:height="0.239cm" svg:x="3.243cm" svg:y="5.282cm">
            <text:p/>
          </draw:rect>
        </draw:g>
        <draw:rect draw:style-name="gr1" draw:text-style-name="P1" draw:layer="layout" svg:width="1.833cm" svg:height="2.75cm" svg:x="6.667cm" svg:y="3cm">
          <text:p/>
        </draw:rect>
        <draw:g>
          <draw:rect draw:style-name="gr2" draw:text-style-name="P1" draw:layer="layout" svg:width="0.226cm" svg:height="0.239cm" svg:x="7.182cm" svg:y="3.275cm">
            <text:p/>
          </draw:rect>
          <draw:rect draw:style-name="gr2" draw:text-style-name="P1" draw:layer="layout" svg:width="0.227cm" svg:height="0.239cm" svg:x="7.454cm" svg:y="3.275cm">
            <text:p/>
          </draw:rect>
          <draw:rect draw:style-name="gr2" draw:text-style-name="P1" draw:layer="layout" svg:width="0.227cm" svg:height="0.239cm" svg:x="7.726cm" svg:y="3.275cm">
            <text:p/>
          </draw:rect>
          <draw:rect draw:style-name="gr2" draw:text-style-name="P1" draw:layer="layout" svg:width="0.227cm" svg:height="0.239cm" svg:x="7.998cm" svg:y="3.275cm">
            <text:p/>
          </draw:rect>
          <draw:rect draw:style-name="gr2" draw:text-style-name="P1" draw:layer="layout" svg:width="0.226cm" svg:height="0.239cm" svg:x="6.91cm" svg:y="3.275cm">
            <text:p/>
          </draw:rect>
        </draw:g>
        <draw:g>
          <draw:rect draw:style-name="gr2" draw:text-style-name="P1" draw:layer="layout" svg:width="0.226cm" svg:height="0.238cm" svg:x="7.182cm" svg:y="3.562cm">
            <text:p/>
          </draw:rect>
          <draw:rect draw:style-name="gr2" draw:text-style-name="P1" draw:layer="layout" svg:width="0.227cm" svg:height="0.238cm" svg:x="7.454cm" svg:y="3.562cm">
            <text:p/>
          </draw:rect>
          <draw:rect draw:style-name="gr2" draw:text-style-name="P1" draw:layer="layout" svg:width="0.227cm" svg:height="0.238cm" svg:x="7.726cm" svg:y="3.562cm">
            <text:p/>
          </draw:rect>
          <draw:rect draw:style-name="gr2" draw:text-style-name="P1" draw:layer="layout" svg:width="0.227cm" svg:height="0.238cm" svg:x="7.998cm" svg:y="3.562cm">
            <text:p/>
          </draw:rect>
          <draw:rect draw:style-name="gr2" draw:text-style-name="P1" draw:layer="layout" svg:width="0.226cm" svg:height="0.238cm" svg:x="6.91cm" svg:y="3.562cm">
            <text:p/>
          </draw:rect>
        </draw:g>
        <draw:g>
          <draw:rect draw:style-name="gr2" draw:text-style-name="P1" draw:layer="layout" svg:width="0.226cm" svg:height="0.239cm" svg:x="7.182cm" svg:y="3.848cm">
            <text:p/>
          </draw:rect>
          <draw:rect draw:style-name="gr2" draw:text-style-name="P1" draw:layer="layout" svg:width="0.227cm" svg:height="0.239cm" svg:x="7.454cm" svg:y="3.848cm">
            <text:p/>
          </draw:rect>
          <draw:rect draw:style-name="gr2" draw:text-style-name="P1" draw:layer="layout" svg:width="0.227cm" svg:height="0.239cm" svg:x="7.726cm" svg:y="3.848cm">
            <text:p/>
          </draw:rect>
          <draw:rect draw:style-name="gr2" draw:text-style-name="P1" draw:layer="layout" svg:width="0.227cm" svg:height="0.239cm" svg:x="7.998cm" svg:y="3.848cm">
            <text:p/>
          </draw:rect>
          <draw:rect draw:style-name="gr2" draw:text-style-name="P1" draw:layer="layout" svg:width="0.226cm" svg:height="0.239cm" svg:x="6.91cm" svg:y="3.848cm">
            <text:p/>
          </draw:rect>
        </draw:g>
        <draw:g>
          <draw:rect draw:style-name="gr2" draw:text-style-name="P1" draw:layer="layout" svg:width="0.226cm" svg:height="0.239cm" svg:x="7.182cm" svg:y="4.135cm">
            <text:p/>
          </draw:rect>
          <draw:rect draw:style-name="gr2" draw:text-style-name="P1" draw:layer="layout" svg:width="0.227cm" svg:height="0.239cm" svg:x="7.454cm" svg:y="4.135cm">
            <text:p/>
          </draw:rect>
          <draw:rect draw:style-name="gr2" draw:text-style-name="P1" draw:layer="layout" svg:width="0.227cm" svg:height="0.239cm" svg:x="7.726cm" svg:y="4.135cm">
            <text:p/>
          </draw:rect>
          <draw:rect draw:style-name="gr2" draw:text-style-name="P1" draw:layer="layout" svg:width="0.227cm" svg:height="0.239cm" svg:x="7.998cm" svg:y="4.135cm">
            <text:p/>
          </draw:rect>
          <draw:rect draw:style-name="gr2" draw:text-style-name="P1" draw:layer="layout" svg:width="0.226cm" svg:height="0.239cm" svg:x="6.91cm" svg:y="4.135cm">
            <text:p/>
          </draw:rect>
        </draw:g>
        <draw:g>
          <draw:rect draw:style-name="gr2" draw:text-style-name="P1" draw:layer="layout" svg:width="0.226cm" svg:height="0.239cm" svg:x="7.182cm" svg:y="4.422cm">
            <text:p/>
          </draw:rect>
          <draw:rect draw:style-name="gr2" draw:text-style-name="P1" draw:layer="layout" svg:width="0.227cm" svg:height="0.239cm" svg:x="7.454cm" svg:y="4.422cm">
            <text:p/>
          </draw:rect>
          <draw:rect draw:style-name="gr2" draw:text-style-name="P1" draw:layer="layout" svg:width="0.227cm" svg:height="0.239cm" svg:x="7.726cm" svg:y="4.422cm">
            <text:p/>
          </draw:rect>
          <draw:rect draw:style-name="gr2" draw:text-style-name="P1" draw:layer="layout" svg:width="0.227cm" svg:height="0.239cm" svg:x="7.998cm" svg:y="4.422cm">
            <text:p/>
          </draw:rect>
          <draw:rect draw:style-name="gr2" draw:text-style-name="P1" draw:layer="layout" svg:width="0.226cm" svg:height="0.239cm" svg:x="6.91cm" svg:y="4.422cm">
            <text:p/>
          </draw:rect>
        </draw:g>
        <draw:g>
          <draw:rect draw:style-name="gr2" draw:text-style-name="P1" draw:layer="layout" svg:width="0.226cm" svg:height="0.239cm" svg:x="7.182cm" svg:y="4.709cm">
            <text:p/>
          </draw:rect>
          <draw:rect draw:style-name="gr2" draw:text-style-name="P1" draw:layer="layout" svg:width="0.227cm" svg:height="0.239cm" svg:x="7.454cm" svg:y="4.709cm">
            <text:p/>
          </draw:rect>
          <draw:rect draw:style-name="gr2" draw:text-style-name="P1" draw:layer="layout" svg:width="0.227cm" svg:height="0.239cm" svg:x="7.726cm" svg:y="4.709cm">
            <text:p/>
          </draw:rect>
          <draw:rect draw:style-name="gr2" draw:text-style-name="P1" draw:layer="layout" svg:width="0.227cm" svg:height="0.239cm" svg:x="7.998cm" svg:y="4.709cm">
            <text:p/>
          </draw:rect>
          <draw:rect draw:style-name="gr2" draw:text-style-name="P1" draw:layer="layout" svg:width="0.226cm" svg:height="0.239cm" svg:x="6.91cm" svg:y="4.709cm">
            <text:p/>
          </draw:rect>
        </draw:g>
        <draw:g>
          <draw:rect draw:style-name="gr2" draw:text-style-name="P1" draw:layer="layout" svg:width="0.226cm" svg:height="0.238cm" svg:x="7.182cm" svg:y="4.996cm">
            <text:p/>
          </draw:rect>
          <draw:rect draw:style-name="gr2" draw:text-style-name="P1" draw:layer="layout" svg:width="0.227cm" svg:height="0.238cm" svg:x="7.454cm" svg:y="4.996cm">
            <text:p/>
          </draw:rect>
          <draw:rect draw:style-name="gr2" draw:text-style-name="P1" draw:layer="layout" svg:width="0.227cm" svg:height="0.238cm" svg:x="7.726cm" svg:y="4.996cm">
            <text:p/>
          </draw:rect>
          <draw:rect draw:style-name="gr2" draw:text-style-name="P1" draw:layer="layout" svg:width="0.227cm" svg:height="0.238cm" svg:x="7.998cm" svg:y="4.996cm">
            <text:p/>
          </draw:rect>
          <draw:rect draw:style-name="gr2" draw:text-style-name="P1" draw:layer="layout" svg:width="0.226cm" svg:height="0.238cm" svg:x="6.91cm" svg:y="4.996cm">
            <text:p/>
          </draw:rect>
        </draw:g>
        <draw:g>
          <draw:rect draw:style-name="gr2" draw:text-style-name="P1" draw:layer="layout" svg:width="0.226cm" svg:height="0.239cm" svg:x="7.182cm" svg:y="5.282cm">
            <text:p/>
          </draw:rect>
          <draw:rect draw:style-name="gr2" draw:text-style-name="P1" draw:layer="layout" svg:width="0.227cm" svg:height="0.239cm" svg:x="7.454cm" svg:y="5.282cm">
            <text:p/>
          </draw:rect>
          <draw:rect draw:style-name="gr2" draw:text-style-name="P1" draw:layer="layout" svg:width="0.227cm" svg:height="0.239cm" svg:x="7.726cm" svg:y="5.282cm">
            <text:p/>
          </draw:rect>
          <draw:rect draw:style-name="gr2" draw:text-style-name="P1" draw:layer="layout" svg:width="0.227cm" svg:height="0.239cm" svg:x="7.998cm" svg:y="5.282cm">
            <text:p/>
          </draw:rect>
          <draw:rect draw:style-name="gr2" draw:text-style-name="P1" draw:layer="layout" svg:width="0.226cm" svg:height="0.239cm" svg:x="6.91cm" svg:y="5.282cm">
            <text:p/>
          </draw:rect>
        </draw:g>
        <draw:rect draw:style-name="gr1" draw:text-style-name="P1" draw:layer="layout" svg:width="1.834cm" svg:height="2.75cm" svg:x="4.833cm" svg:y="3cm">
          <text:p/>
        </draw:rect>
        <draw:g>
          <draw:rect draw:style-name="gr2" draw:text-style-name="P1" draw:layer="layout" svg:width="0.226cm" svg:height="0.239cm" svg:x="5.349cm" svg:y="3.275cm">
            <text:p/>
          </draw:rect>
          <draw:rect draw:style-name="gr2" draw:text-style-name="P1" draw:layer="layout" svg:width="0.226cm" svg:height="0.239cm" svg:x="5.621cm" svg:y="3.275cm">
            <text:p/>
          </draw:rect>
          <draw:rect draw:style-name="gr2" draw:text-style-name="P1" draw:layer="layout" svg:width="0.226cm" svg:height="0.239cm" svg:x="5.893cm" svg:y="3.275cm">
            <text:p/>
          </draw:rect>
          <draw:rect draw:style-name="gr2" draw:text-style-name="P1" draw:layer="layout" svg:width="0.228cm" svg:height="0.239cm" svg:x="6.164cm" svg:y="3.275cm">
            <text:p/>
          </draw:rect>
          <draw:rect draw:style-name="gr2" draw:text-style-name="P1" draw:layer="layout" svg:width="0.227cm" svg:height="0.239cm" svg:x="5.076cm" svg:y="3.275cm">
            <text:p/>
          </draw:rect>
        </draw:g>
        <draw:g>
          <draw:rect draw:style-name="gr2" draw:text-style-name="P1" draw:layer="layout" svg:width="0.226cm" svg:height="0.238cm" svg:x="5.349cm" svg:y="3.562cm">
            <text:p/>
          </draw:rect>
          <draw:rect draw:style-name="gr2" draw:text-style-name="P1" draw:layer="layout" svg:width="0.226cm" svg:height="0.238cm" svg:x="5.621cm" svg:y="3.562cm">
            <text:p/>
          </draw:rect>
          <draw:rect draw:style-name="gr2" draw:text-style-name="P1" draw:layer="layout" svg:width="0.226cm" svg:height="0.238cm" svg:x="5.893cm" svg:y="3.562cm">
            <text:p/>
          </draw:rect>
          <draw:rect draw:style-name="gr2" draw:text-style-name="P1" draw:layer="layout" svg:width="0.228cm" svg:height="0.238cm" svg:x="6.164cm" svg:y="3.562cm">
            <text:p/>
          </draw:rect>
          <draw:rect draw:style-name="gr2" draw:text-style-name="P1" draw:layer="layout" svg:width="0.227cm" svg:height="0.238cm" svg:x="5.076cm" svg:y="3.562cm">
            <text:p/>
          </draw:rect>
        </draw:g>
        <draw:g>
          <draw:rect draw:style-name="gr2" draw:text-style-name="P1" draw:layer="layout" svg:width="0.226cm" svg:height="0.239cm" svg:x="5.349cm" svg:y="3.848cm">
            <text:p/>
          </draw:rect>
          <draw:rect draw:style-name="gr2" draw:text-style-name="P1" draw:layer="layout" svg:width="0.226cm" svg:height="0.239cm" svg:x="5.621cm" svg:y="3.848cm">
            <text:p/>
          </draw:rect>
          <draw:rect draw:style-name="gr2" draw:text-style-name="P1" draw:layer="layout" svg:width="0.226cm" svg:height="0.239cm" svg:x="5.893cm" svg:y="3.848cm">
            <text:p/>
          </draw:rect>
          <draw:rect draw:style-name="gr2" draw:text-style-name="P1" draw:layer="layout" svg:width="0.228cm" svg:height="0.239cm" svg:x="6.164cm" svg:y="3.848cm">
            <text:p/>
          </draw:rect>
          <draw:rect draw:style-name="gr2" draw:text-style-name="P1" draw:layer="layout" svg:width="0.227cm" svg:height="0.239cm" svg:x="5.076cm" svg:y="3.848cm">
            <text:p/>
          </draw:rect>
        </draw:g>
        <draw:g>
          <draw:rect draw:style-name="gr2" draw:text-style-name="P1" draw:layer="layout" svg:width="0.226cm" svg:height="0.239cm" svg:x="5.349cm" svg:y="4.135cm">
            <text:p/>
          </draw:rect>
          <draw:rect draw:style-name="gr2" draw:text-style-name="P1" draw:layer="layout" svg:width="0.226cm" svg:height="0.239cm" svg:x="5.621cm" svg:y="4.135cm">
            <text:p/>
          </draw:rect>
          <draw:rect draw:style-name="gr2" draw:text-style-name="P1" draw:layer="layout" svg:width="0.226cm" svg:height="0.239cm" svg:x="5.893cm" svg:y="4.135cm">
            <text:p/>
          </draw:rect>
          <draw:rect draw:style-name="gr2" draw:text-style-name="P1" draw:layer="layout" svg:width="0.228cm" svg:height="0.239cm" svg:x="6.164cm" svg:y="4.135cm">
            <text:p/>
          </draw:rect>
          <draw:rect draw:style-name="gr2" draw:text-style-name="P1" draw:layer="layout" svg:width="0.227cm" svg:height="0.239cm" svg:x="5.076cm" svg:y="4.135cm">
            <text:p/>
          </draw:rect>
        </draw:g>
        <draw:g>
          <draw:rect draw:style-name="gr2" draw:text-style-name="P1" draw:layer="layout" svg:width="0.226cm" svg:height="0.239cm" svg:x="5.349cm" svg:y="4.422cm">
            <text:p/>
          </draw:rect>
          <draw:rect draw:style-name="gr2" draw:text-style-name="P1" draw:layer="layout" svg:width="0.226cm" svg:height="0.239cm" svg:x="5.621cm" svg:y="4.422cm">
            <text:p/>
          </draw:rect>
          <draw:rect draw:style-name="gr2" draw:text-style-name="P1" draw:layer="layout" svg:width="0.226cm" svg:height="0.239cm" svg:x="5.893cm" svg:y="4.422cm">
            <text:p/>
          </draw:rect>
          <draw:rect draw:style-name="gr2" draw:text-style-name="P1" draw:layer="layout" svg:width="0.228cm" svg:height="0.239cm" svg:x="6.164cm" svg:y="4.422cm">
            <text:p/>
          </draw:rect>
          <draw:rect draw:style-name="gr2" draw:text-style-name="P1" draw:layer="layout" svg:width="0.227cm" svg:height="0.239cm" svg:x="5.076cm" svg:y="4.422cm">
            <text:p/>
          </draw:rect>
        </draw:g>
        <draw:g>
          <draw:rect draw:style-name="gr2" draw:text-style-name="P1" draw:layer="layout" svg:width="0.226cm" svg:height="0.239cm" svg:x="5.349cm" svg:y="4.709cm">
            <text:p/>
          </draw:rect>
          <draw:rect draw:style-name="gr2" draw:text-style-name="P1" draw:layer="layout" svg:width="0.226cm" svg:height="0.239cm" svg:x="5.621cm" svg:y="4.709cm">
            <text:p/>
          </draw:rect>
          <draw:rect draw:style-name="gr2" draw:text-style-name="P1" draw:layer="layout" svg:width="0.226cm" svg:height="0.239cm" svg:x="5.893cm" svg:y="4.709cm">
            <text:p/>
          </draw:rect>
          <draw:rect draw:style-name="gr2" draw:text-style-name="P1" draw:layer="layout" svg:width="0.228cm" svg:height="0.239cm" svg:x="6.164cm" svg:y="4.709cm">
            <text:p/>
          </draw:rect>
          <draw:rect draw:style-name="gr2" draw:text-style-name="P1" draw:layer="layout" svg:width="0.227cm" svg:height="0.239cm" svg:x="5.076cm" svg:y="4.709cm">
            <text:p/>
          </draw:rect>
        </draw:g>
        <draw:g>
          <draw:rect draw:style-name="gr5" draw:text-style-name="P1" draw:layer="layout" svg:width="0.226cm" svg:height="0.238cm" svg:x="5.349cm" svg:y="4.996cm">
            <text:p/>
          </draw:rect>
          <draw:rect draw:style-name="gr5" draw:text-style-name="P1" draw:layer="layout" svg:width="0.226cm" svg:height="0.238cm" svg:x="5.621cm" svg:y="4.996cm">
            <text:p/>
          </draw:rect>
          <draw:rect draw:style-name="gr5" draw:text-style-name="P1" draw:layer="layout" svg:width="0.226cm" svg:height="0.238cm" svg:x="5.893cm" svg:y="4.996cm">
            <text:p/>
          </draw:rect>
          <draw:rect draw:style-name="gr5" draw:text-style-name="P1" draw:layer="layout" svg:width="0.228cm" svg:height="0.238cm" svg:x="6.164cm" svg:y="4.996cm">
            <text:p/>
          </draw:rect>
          <draw:rect draw:style-name="gr5" draw:text-style-name="P1" draw:layer="layout" svg:width="0.227cm" svg:height="0.238cm" svg:x="5.076cm" svg:y="4.996cm">
            <text:p/>
          </draw:rect>
        </draw:g>
        <draw:g>
          <draw:rect draw:style-name="gr5" draw:text-style-name="P1" draw:layer="layout" svg:width="0.226cm" svg:height="0.239cm" svg:x="5.349cm" svg:y="5.282cm">
            <text:p/>
          </draw:rect>
          <draw:rect draw:style-name="gr5" draw:text-style-name="P1" draw:layer="layout" svg:width="0.226cm" svg:height="0.239cm" svg:x="5.621cm" svg:y="5.282cm">
            <text:p/>
          </draw:rect>
          <draw:rect draw:style-name="gr5" draw:text-style-name="P1" draw:layer="layout" svg:width="0.226cm" svg:height="0.239cm" svg:x="5.893cm" svg:y="5.282cm">
            <text:p/>
          </draw:rect>
          <draw:rect draw:style-name="gr5" draw:text-style-name="P1" draw:layer="layout" svg:width="0.228cm" svg:height="0.239cm" svg:x="6.164cm" svg:y="5.282cm">
            <text:p/>
          </draw:rect>
          <draw:rect draw:style-name="gr5" draw:text-style-name="P1" draw:layer="layout" svg:width="0.227cm" svg:height="0.239cm" svg:x="5.076cm" svg:y="5.282cm">
            <text:p/>
          </draw:rect>
        </draw:g>
        <draw:rect draw:style-name="gr1" draw:text-style-name="P1" draw:layer="layout" svg:width="1.834cm" svg:height="2.75cm" svg:x="4.833cm" svg:y="5.75cm">
          <text:p/>
        </draw:rect>
        <draw:g>
          <draw:g>
            <draw:rect draw:style-name="gr5" draw:text-style-name="P1" draw:layer="layout" svg:width="0.226cm" svg:height="0.239cm" svg:x="5.349cm" svg:y="6.025cm">
              <text:p/>
            </draw:rect>
            <draw:rect draw:style-name="gr5" draw:text-style-name="P1" draw:layer="layout" svg:width="0.226cm" svg:height="0.239cm" svg:x="5.621cm" svg:y="6.025cm">
              <text:p/>
            </draw:rect>
            <draw:rect draw:style-name="gr5" draw:text-style-name="P1" draw:layer="layout" svg:width="0.226cm" svg:height="0.239cm" svg:x="5.893cm" svg:y="6.025cm">
              <text:p/>
            </draw:rect>
            <draw:rect draw:style-name="gr5" draw:text-style-name="P1" draw:layer="layout" svg:width="0.228cm" svg:height="0.239cm" svg:x="6.164cm" svg:y="6.025cm">
              <text:p/>
            </draw:rect>
            <draw:rect draw:style-name="gr5" draw:text-style-name="P1" draw:layer="layout" svg:width="0.227cm" svg:height="0.239cm" svg:x="5.076cm" svg:y="6.025cm">
              <text:p/>
            </draw:rect>
          </draw:g>
          <draw:g>
            <draw:rect draw:style-name="gr5" draw:text-style-name="P1" draw:layer="layout" svg:width="0.226cm" svg:height="0.238cm" svg:x="5.349cm" svg:y="6.312cm">
              <text:p/>
            </draw:rect>
            <draw:rect draw:style-name="gr5" draw:text-style-name="P1" draw:layer="layout" svg:width="0.226cm" svg:height="0.238cm" svg:x="5.621cm" svg:y="6.312cm">
              <text:p/>
            </draw:rect>
            <draw:rect draw:style-name="gr5" draw:text-style-name="P1" draw:layer="layout" svg:width="0.226cm" svg:height="0.238cm" svg:x="5.893cm" svg:y="6.312cm">
              <text:p/>
            </draw:rect>
            <draw:rect draw:style-name="gr5" draw:text-style-name="P1" draw:layer="layout" svg:width="0.228cm" svg:height="0.238cm" svg:x="6.164cm" svg:y="6.312cm">
              <text:p/>
            </draw:rect>
            <draw:rect draw:style-name="gr5" draw:text-style-name="P1" draw:layer="layout" svg:width="0.227cm" svg:height="0.238cm" svg:x="5.076cm" svg:y="6.312cm">
              <text:p/>
            </draw:rect>
          </draw:g>
          <draw:g>
            <draw:rect draw:style-name="gr5" draw:text-style-name="P1" draw:layer="layout" svg:width="0.226cm" svg:height="0.239cm" svg:x="5.349cm" svg:y="6.598cm">
              <text:p/>
            </draw:rect>
            <draw:rect draw:style-name="gr5" draw:text-style-name="P1" draw:layer="layout" svg:width="0.226cm" svg:height="0.239cm" svg:x="5.621cm" svg:y="6.598cm">
              <text:p/>
            </draw:rect>
            <draw:rect draw:style-name="gr5" draw:text-style-name="P1" draw:layer="layout" svg:width="0.226cm" svg:height="0.239cm" svg:x="5.893cm" svg:y="6.598cm">
              <text:p/>
            </draw:rect>
            <draw:rect draw:style-name="gr5" draw:text-style-name="P1" draw:layer="layout" svg:width="0.228cm" svg:height="0.239cm" svg:x="6.164cm" svg:y="6.598cm">
              <text:p/>
            </draw:rect>
            <draw:rect draw:style-name="gr5" draw:text-style-name="P1" draw:layer="layout" svg:width="0.227cm" svg:height="0.239cm" svg:x="5.076cm" svg:y="6.598cm">
              <text:p/>
            </draw:rect>
          </draw:g>
          <draw:g>
            <draw:rect draw:style-name="gr5" draw:text-style-name="P1" draw:layer="layout" svg:width="0.226cm" svg:height="0.239cm" svg:x="5.349cm" svg:y="6.885cm">
              <text:p/>
            </draw:rect>
            <draw:rect draw:style-name="gr5" draw:text-style-name="P1" draw:layer="layout" svg:width="0.226cm" svg:height="0.239cm" svg:x="5.621cm" svg:y="6.885cm">
              <text:p/>
            </draw:rect>
            <draw:rect draw:style-name="gr5" draw:text-style-name="P1" draw:layer="layout" svg:width="0.226cm" svg:height="0.239cm" svg:x="5.893cm" svg:y="6.885cm">
              <text:p/>
            </draw:rect>
            <draw:rect draw:style-name="gr5" draw:text-style-name="P1" draw:layer="layout" svg:width="0.228cm" svg:height="0.239cm" svg:x="6.164cm" svg:y="6.885cm">
              <text:p/>
            </draw:rect>
            <draw:rect draw:style-name="gr5" draw:text-style-name="P1" draw:layer="layout" svg:width="0.227cm" svg:height="0.239cm" svg:x="5.076cm" svg:y="6.885cm">
              <text:p/>
            </draw:rect>
          </draw:g>
          <draw:g>
            <draw:rect draw:style-name="gr5" draw:text-style-name="P1" draw:layer="layout" svg:width="0.226cm" svg:height="0.239cm" svg:x="5.349cm" svg:y="7.172cm">
              <text:p/>
            </draw:rect>
            <draw:rect draw:style-name="gr5" draw:text-style-name="P1" draw:layer="layout" svg:width="0.226cm" svg:height="0.239cm" svg:x="5.621cm" svg:y="7.172cm">
              <text:p/>
            </draw:rect>
            <draw:rect draw:style-name="gr5" draw:text-style-name="P1" draw:layer="layout" svg:width="0.226cm" svg:height="0.239cm" svg:x="5.893cm" svg:y="7.172cm">
              <text:p/>
            </draw:rect>
            <draw:rect draw:style-name="gr5" draw:text-style-name="P1" draw:layer="layout" svg:width="0.228cm" svg:height="0.239cm" svg:x="6.164cm" svg:y="7.172cm">
              <text:p/>
            </draw:rect>
            <draw:rect draw:style-name="gr5" draw:text-style-name="P1" draw:layer="layout" svg:width="0.227cm" svg:height="0.239cm" svg:x="5.076cm" svg:y="7.172cm">
              <text:p/>
            </draw:rect>
          </draw:g>
          <draw:g>
            <draw:rect draw:style-name="gr5" draw:text-style-name="P1" draw:layer="layout" svg:width="0.226cm" svg:height="0.239cm" svg:x="5.349cm" svg:y="7.459cm">
              <text:p/>
            </draw:rect>
            <draw:rect draw:style-name="gr5" draw:text-style-name="P1" draw:layer="layout" svg:width="0.226cm" svg:height="0.239cm" svg:x="5.621cm" svg:y="7.459cm">
              <text:p/>
            </draw:rect>
            <draw:rect draw:style-name="gr5" draw:text-style-name="P1" draw:layer="layout" svg:width="0.226cm" svg:height="0.239cm" svg:x="5.893cm" svg:y="7.459cm">
              <text:p/>
            </draw:rect>
            <draw:rect draw:style-name="gr5" draw:text-style-name="P1" draw:layer="layout" svg:width="0.228cm" svg:height="0.239cm" svg:x="6.164cm" svg:y="7.459cm">
              <text:p/>
            </draw:rect>
            <draw:rect draw:style-name="gr5" draw:text-style-name="P1" draw:layer="layout" svg:width="0.227cm" svg:height="0.239cm" svg:x="5.076cm" svg:y="7.459cm">
              <text:p/>
            </draw:rect>
          </draw:g>
          <draw:g>
            <draw:rect draw:style-name="gr5" draw:text-style-name="P1" draw:layer="layout" svg:width="0.226cm" svg:height="0.238cm" svg:x="5.349cm" svg:y="7.746cm">
              <text:p/>
            </draw:rect>
            <draw:rect draw:style-name="gr5" draw:text-style-name="P1" draw:layer="layout" svg:width="0.226cm" svg:height="0.238cm" svg:x="5.621cm" svg:y="7.746cm">
              <text:p/>
            </draw:rect>
            <draw:rect draw:style-name="gr5" draw:text-style-name="P1" draw:layer="layout" svg:width="0.226cm" svg:height="0.238cm" svg:x="5.893cm" svg:y="7.746cm">
              <text:p/>
            </draw:rect>
            <draw:rect draw:style-name="gr5" draw:text-style-name="P1" draw:layer="layout" svg:width="0.228cm" svg:height="0.238cm" svg:x="6.164cm" svg:y="7.746cm">
              <text:p/>
            </draw:rect>
            <draw:rect draw:style-name="gr5" draw:text-style-name="P1" draw:layer="layout" svg:width="0.227cm" svg:height="0.238cm" svg:x="5.076cm" svg:y="7.746cm">
              <text:p/>
            </draw:rect>
          </draw:g>
          <draw:g>
            <draw:rect draw:style-name="gr5" draw:text-style-name="P1" draw:layer="layout" svg:width="0.226cm" svg:height="0.239cm" svg:x="5.349cm" svg:y="8.032cm">
              <text:p/>
            </draw:rect>
            <draw:rect draw:style-name="gr5" draw:text-style-name="P1" draw:layer="layout" svg:width="0.226cm" svg:height="0.239cm" svg:x="5.621cm" svg:y="8.032cm">
              <text:p/>
            </draw:rect>
            <draw:rect draw:style-name="gr5" draw:text-style-name="P1" draw:layer="layout" svg:width="0.226cm" svg:height="0.239cm" svg:x="5.893cm" svg:y="8.032cm">
              <text:p/>
            </draw:rect>
            <draw:rect draw:style-name="gr5" draw:text-style-name="P1" draw:layer="layout" svg:width="0.228cm" svg:height="0.239cm" svg:x="6.164cm" svg:y="8.032cm">
              <text:p/>
            </draw:rect>
            <draw:rect draw:style-name="gr5" draw:text-style-name="P1" draw:layer="layout" svg:width="0.227cm" svg:height="0.239cm" svg:x="5.076cm" svg:y="8.032cm">
              <text:p/>
            </draw:rect>
          </draw:g>
        </draw:g>
        <draw:rect draw:style-name="gr1" draw:text-style-name="P1" draw:layer="layout" svg:width="1.833cm" svg:height="2.75cm" svg:x="6.667cm" svg:y="5.75cm">
          <text:p/>
        </draw:rect>
        <draw:g>
          <draw:rect draw:style-name="gr2" draw:text-style-name="P1" draw:layer="layout" svg:width="0.226cm" svg:height="0.239cm" svg:x="7.182cm" svg:y="6.025cm">
            <text:p/>
          </draw:rect>
          <draw:rect draw:style-name="gr2" draw:text-style-name="P1" draw:layer="layout" svg:width="0.227cm" svg:height="0.239cm" svg:x="7.454cm" svg:y="6.025cm">
            <text:p/>
          </draw:rect>
          <draw:rect draw:style-name="gr2" draw:text-style-name="P1" draw:layer="layout" svg:width="0.227cm" svg:height="0.239cm" svg:x="7.726cm" svg:y="6.025cm">
            <text:p/>
          </draw:rect>
          <draw:rect draw:style-name="gr2" draw:text-style-name="P1" draw:layer="layout" svg:width="0.227cm" svg:height="0.239cm" svg:x="7.998cm" svg:y="6.025cm">
            <text:p/>
          </draw:rect>
          <draw:rect draw:style-name="gr2" draw:text-style-name="P1" draw:layer="layout" svg:width="0.226cm" svg:height="0.239cm" svg:x="6.91cm" svg:y="6.025cm">
            <text:p/>
          </draw:rect>
        </draw:g>
        <draw:g>
          <draw:rect draw:style-name="gr2" draw:text-style-name="P1" draw:layer="layout" svg:width="0.226cm" svg:height="0.238cm" svg:x="7.182cm" svg:y="6.312cm">
            <text:p/>
          </draw:rect>
          <draw:rect draw:style-name="gr2" draw:text-style-name="P1" draw:layer="layout" svg:width="0.227cm" svg:height="0.238cm" svg:x="7.454cm" svg:y="6.312cm">
            <text:p/>
          </draw:rect>
          <draw:rect draw:style-name="gr2" draw:text-style-name="P1" draw:layer="layout" svg:width="0.227cm" svg:height="0.238cm" svg:x="7.726cm" svg:y="6.312cm">
            <text:p/>
          </draw:rect>
          <draw:rect draw:style-name="gr2" draw:text-style-name="P1" draw:layer="layout" svg:width="0.227cm" svg:height="0.238cm" svg:x="7.998cm" svg:y="6.312cm">
            <text:p/>
          </draw:rect>
          <draw:rect draw:style-name="gr2" draw:text-style-name="P1" draw:layer="layout" svg:width="0.226cm" svg:height="0.238cm" svg:x="6.91cm" svg:y="6.312cm">
            <text:p/>
          </draw:rect>
        </draw:g>
        <draw:g>
          <draw:rect draw:style-name="gr5" draw:text-style-name="P1" draw:layer="layout" svg:width="0.226cm" svg:height="0.239cm" svg:x="7.182cm" svg:y="6.598cm">
            <text:p/>
          </draw:rect>
          <draw:rect draw:style-name="gr5" draw:text-style-name="P1" draw:layer="layout" svg:width="0.227cm" svg:height="0.239cm" svg:x="7.454cm" svg:y="6.598cm">
            <text:p/>
          </draw:rect>
          <draw:rect draw:style-name="gr5" draw:text-style-name="P1" draw:layer="layout" svg:width="0.227cm" svg:height="0.239cm" svg:x="7.726cm" svg:y="6.598cm">
            <text:p/>
          </draw:rect>
          <draw:rect draw:style-name="gr5" draw:text-style-name="P1" draw:layer="layout" svg:width="0.227cm" svg:height="0.239cm" svg:x="7.998cm" svg:y="6.598cm">
            <text:p/>
          </draw:rect>
          <draw:rect draw:style-name="gr5" draw:text-style-name="P1" draw:layer="layout" svg:width="0.226cm" svg:height="0.239cm" svg:x="6.91cm" svg:y="6.598cm">
            <text:p/>
          </draw:rect>
        </draw:g>
        <draw:g>
          <draw:rect draw:style-name="gr5" draw:text-style-name="P1" draw:layer="layout" svg:width="0.226cm" svg:height="0.239cm" svg:x="7.182cm" svg:y="6.885cm">
            <text:p/>
          </draw:rect>
          <draw:rect draw:style-name="gr5" draw:text-style-name="P1" draw:layer="layout" svg:width="0.227cm" svg:height="0.239cm" svg:x="7.454cm" svg:y="6.885cm">
            <text:p/>
          </draw:rect>
          <draw:rect draw:style-name="gr5" draw:text-style-name="P1" draw:layer="layout" svg:width="0.227cm" svg:height="0.239cm" svg:x="7.726cm" svg:y="6.885cm">
            <text:p/>
          </draw:rect>
          <draw:rect draw:style-name="gr5" draw:text-style-name="P1" draw:layer="layout" svg:width="0.227cm" svg:height="0.239cm" svg:x="7.998cm" svg:y="6.885cm">
            <text:p/>
          </draw:rect>
          <draw:rect draw:style-name="gr5" draw:text-style-name="P1" draw:layer="layout" svg:width="0.226cm" svg:height="0.239cm" svg:x="6.91cm" svg:y="6.885cm">
            <text:p/>
          </draw:rect>
        </draw:g>
        <draw:g>
          <draw:rect draw:style-name="gr5" draw:text-style-name="P1" draw:layer="layout" svg:width="0.226cm" svg:height="0.239cm" svg:x="7.182cm" svg:y="7.172cm">
            <text:p/>
          </draw:rect>
          <draw:rect draw:style-name="gr5" draw:text-style-name="P1" draw:layer="layout" svg:width="0.227cm" svg:height="0.239cm" svg:x="7.454cm" svg:y="7.172cm">
            <text:p/>
          </draw:rect>
          <draw:rect draw:style-name="gr5" draw:text-style-name="P1" draw:layer="layout" svg:width="0.227cm" svg:height="0.239cm" svg:x="7.726cm" svg:y="7.172cm">
            <text:p/>
          </draw:rect>
          <draw:rect draw:style-name="gr5" draw:text-style-name="P1" draw:layer="layout" svg:width="0.227cm" svg:height="0.239cm" svg:x="7.998cm" svg:y="7.172cm">
            <text:p/>
          </draw:rect>
          <draw:rect draw:style-name="gr5" draw:text-style-name="P1" draw:layer="layout" svg:width="0.226cm" svg:height="0.239cm" svg:x="6.91cm" svg:y="7.172cm">
            <text:p/>
          </draw:rect>
        </draw:g>
        <draw:g>
          <draw:rect draw:style-name="gr5" draw:text-style-name="P1" draw:layer="layout" svg:width="0.226cm" svg:height="0.239cm" svg:x="7.182cm" svg:y="7.459cm">
            <text:p/>
          </draw:rect>
          <draw:rect draw:style-name="gr5" draw:text-style-name="P1" draw:layer="layout" svg:width="0.227cm" svg:height="0.239cm" svg:x="7.454cm" svg:y="7.459cm">
            <text:p/>
          </draw:rect>
          <draw:rect draw:style-name="gr5" draw:text-style-name="P1" draw:layer="layout" svg:width="0.227cm" svg:height="0.239cm" svg:x="7.726cm" svg:y="7.459cm">
            <text:p/>
          </draw:rect>
          <draw:rect draw:style-name="gr5" draw:text-style-name="P1" draw:layer="layout" svg:width="0.227cm" svg:height="0.239cm" svg:x="7.998cm" svg:y="7.459cm">
            <text:p/>
          </draw:rect>
          <draw:rect draw:style-name="gr5" draw:text-style-name="P1" draw:layer="layout" svg:width="0.226cm" svg:height="0.239cm" svg:x="6.91cm" svg:y="7.459cm">
            <text:p/>
          </draw:rect>
        </draw:g>
        <draw:g>
          <draw:rect draw:style-name="gr5" draw:text-style-name="P1" draw:layer="layout" svg:width="0.226cm" svg:height="0.238cm" svg:x="7.182cm" svg:y="7.746cm">
            <text:p/>
          </draw:rect>
          <draw:rect draw:style-name="gr5" draw:text-style-name="P1" draw:layer="layout" svg:width="0.227cm" svg:height="0.238cm" svg:x="7.454cm" svg:y="7.746cm">
            <text:p/>
          </draw:rect>
          <draw:rect draw:style-name="gr5" draw:text-style-name="P1" draw:layer="layout" svg:width="0.227cm" svg:height="0.238cm" svg:x="7.726cm" svg:y="7.746cm">
            <text:p/>
          </draw:rect>
          <draw:rect draw:style-name="gr5" draw:text-style-name="P1" draw:layer="layout" svg:width="0.227cm" svg:height="0.238cm" svg:x="7.998cm" svg:y="7.746cm">
            <text:p/>
          </draw:rect>
          <draw:rect draw:style-name="gr5" draw:text-style-name="P1" draw:layer="layout" svg:width="0.226cm" svg:height="0.238cm" svg:x="6.91cm" svg:y="7.746cm">
            <text:p/>
          </draw:rect>
        </draw:g>
        <draw:g>
          <draw:rect draw:style-name="gr5" draw:text-style-name="P1" draw:layer="layout" svg:width="0.226cm" svg:height="0.239cm" svg:x="7.182cm" svg:y="8.032cm">
            <text:p/>
          </draw:rect>
          <draw:rect draw:style-name="gr5" draw:text-style-name="P1" draw:layer="layout" svg:width="0.227cm" svg:height="0.239cm" svg:x="7.454cm" svg:y="8.032cm">
            <text:p/>
          </draw:rect>
          <draw:rect draw:style-name="gr5" draw:text-style-name="P1" draw:layer="layout" svg:width="0.227cm" svg:height="0.239cm" svg:x="7.726cm" svg:y="8.032cm">
            <text:p/>
          </draw:rect>
          <draw:rect draw:style-name="gr5" draw:text-style-name="P1" draw:layer="layout" svg:width="0.227cm" svg:height="0.239cm" svg:x="7.998cm" svg:y="8.032cm">
            <text:p/>
          </draw:rect>
          <draw:rect draw:style-name="gr5" draw:text-style-name="P1" draw:layer="layout" svg:width="0.226cm" svg:height="0.239cm" svg:x="6.91cm" svg:y="8.032cm">
            <text:p/>
          </draw:rect>
        </draw:g>
        <draw:rect draw:style-name="gr1" draw:text-style-name="P1" draw:layer="layout" svg:width="1.833cm" svg:height="2.75cm" svg:x="3cm" svg:y="5.75cm">
          <text:p/>
        </draw:rect>
        <draw:g>
          <draw:g>
            <draw:rect draw:style-name="gr5" draw:text-style-name="P1" draw:layer="layout" svg:width="0.227cm" svg:height="0.239cm" svg:x="3.515cm" svg:y="6.025cm">
              <text:p/>
            </draw:rect>
            <draw:rect draw:style-name="gr5" draw:text-style-name="P1" draw:layer="layout" svg:width="0.227cm" svg:height="0.239cm" svg:x="3.787cm" svg:y="6.025cm">
              <text:p/>
            </draw:rect>
            <draw:rect draw:style-name="gr5" draw:text-style-name="P1" draw:layer="layout" svg:width="0.226cm" svg:height="0.239cm" svg:x="4.06cm" svg:y="6.025cm">
              <text:p/>
            </draw:rect>
            <draw:rect draw:style-name="gr5" draw:text-style-name="P1" draw:layer="layout" svg:width="0.227cm" svg:height="0.239cm" svg:x="4.331cm" svg:y="6.025cm">
              <text:p/>
            </draw:rect>
            <draw:rect draw:style-name="gr5" draw:text-style-name="P1" draw:layer="layout" svg:width="0.226cm" svg:height="0.239cm" svg:x="3.243cm" svg:y="6.025cm">
              <text:p/>
            </draw:rect>
          </draw:g>
          <draw:g>
            <draw:rect draw:style-name="gr5" draw:text-style-name="P1" draw:layer="layout" svg:width="0.227cm" svg:height="0.238cm" svg:x="3.515cm" svg:y="6.312cm">
              <text:p/>
            </draw:rect>
            <draw:rect draw:style-name="gr5" draw:text-style-name="P1" draw:layer="layout" svg:width="0.227cm" svg:height="0.238cm" svg:x="3.787cm" svg:y="6.312cm">
              <text:p/>
            </draw:rect>
            <draw:rect draw:style-name="gr5" draw:text-style-name="P1" draw:layer="layout" svg:width="0.226cm" svg:height="0.238cm" svg:x="4.06cm" svg:y="6.312cm">
              <text:p/>
            </draw:rect>
            <draw:rect draw:style-name="gr5" draw:text-style-name="P1" draw:layer="layout" svg:width="0.227cm" svg:height="0.238cm" svg:x="4.331cm" svg:y="6.312cm">
              <text:p/>
            </draw:rect>
            <draw:rect draw:style-name="gr5" draw:text-style-name="P1" draw:layer="layout" svg:width="0.226cm" svg:height="0.238cm" svg:x="3.243cm" svg:y="6.312cm">
              <text:p/>
            </draw:rect>
          </draw:g>
          <draw:g>
            <draw:rect draw:style-name="gr5" draw:text-style-name="P1" draw:layer="layout" svg:width="0.227cm" svg:height="0.239cm" svg:x="3.515cm" svg:y="6.598cm">
              <text:p/>
            </draw:rect>
            <draw:rect draw:style-name="gr5" draw:text-style-name="P1" draw:layer="layout" svg:width="0.227cm" svg:height="0.239cm" svg:x="3.787cm" svg:y="6.598cm">
              <text:p/>
            </draw:rect>
            <draw:rect draw:style-name="gr5" draw:text-style-name="P1" draw:layer="layout" svg:width="0.226cm" svg:height="0.239cm" svg:x="4.06cm" svg:y="6.598cm">
              <text:p/>
            </draw:rect>
            <draw:rect draw:style-name="gr5" draw:text-style-name="P1" draw:layer="layout" svg:width="0.227cm" svg:height="0.239cm" svg:x="4.331cm" svg:y="6.598cm">
              <text:p/>
            </draw:rect>
            <draw:rect draw:style-name="gr5" draw:text-style-name="P1" draw:layer="layout" svg:width="0.226cm" svg:height="0.239cm" svg:x="3.243cm" svg:y="6.598cm">
              <text:p/>
            </draw:rect>
          </draw:g>
          <draw:g>
            <draw:rect draw:style-name="gr5" draw:text-style-name="P1" draw:layer="layout" svg:width="0.227cm" svg:height="0.239cm" svg:x="3.515cm" svg:y="6.885cm">
              <text:p/>
            </draw:rect>
            <draw:rect draw:style-name="gr5" draw:text-style-name="P1" draw:layer="layout" svg:width="0.227cm" svg:height="0.239cm" svg:x="3.787cm" svg:y="6.885cm">
              <text:p/>
            </draw:rect>
            <draw:rect draw:style-name="gr5" draw:text-style-name="P1" draw:layer="layout" svg:width="0.226cm" svg:height="0.239cm" svg:x="4.06cm" svg:y="6.885cm">
              <text:p/>
            </draw:rect>
            <draw:rect draw:style-name="gr5" draw:text-style-name="P1" draw:layer="layout" svg:width="0.227cm" svg:height="0.239cm" svg:x="4.331cm" svg:y="6.885cm">
              <text:p/>
            </draw:rect>
            <draw:rect draw:style-name="gr5" draw:text-style-name="P1" draw:layer="layout" svg:width="0.226cm" svg:height="0.239cm" svg:x="3.243cm" svg:y="6.885cm">
              <text:p/>
            </draw:rect>
          </draw:g>
          <draw:g>
            <draw:rect draw:style-name="gr5" draw:text-style-name="P1" draw:layer="layout" svg:width="0.227cm" svg:height="0.239cm" svg:x="3.515cm" svg:y="7.172cm">
              <text:p/>
            </draw:rect>
            <draw:rect draw:style-name="gr5" draw:text-style-name="P1" draw:layer="layout" svg:width="0.227cm" svg:height="0.239cm" svg:x="3.787cm" svg:y="7.172cm">
              <text:p/>
            </draw:rect>
            <draw:rect draw:style-name="gr5" draw:text-style-name="P1" draw:layer="layout" svg:width="0.226cm" svg:height="0.239cm" svg:x="4.06cm" svg:y="7.172cm">
              <text:p/>
            </draw:rect>
            <draw:rect draw:style-name="gr5" draw:text-style-name="P1" draw:layer="layout" svg:width="0.227cm" svg:height="0.239cm" svg:x="4.331cm" svg:y="7.172cm">
              <text:p/>
            </draw:rect>
            <draw:rect draw:style-name="gr5" draw:text-style-name="P1" draw:layer="layout" svg:width="0.226cm" svg:height="0.239cm" svg:x="3.243cm" svg:y="7.172cm">
              <text:p/>
            </draw:rect>
          </draw:g>
          <draw:g>
            <draw:rect draw:style-name="gr5" draw:text-style-name="P1" draw:layer="layout" svg:width="0.227cm" svg:height="0.239cm" svg:x="3.515cm" svg:y="7.459cm">
              <text:p/>
            </draw:rect>
            <draw:rect draw:style-name="gr5" draw:text-style-name="P1" draw:layer="layout" svg:width="0.227cm" svg:height="0.239cm" svg:x="3.787cm" svg:y="7.459cm">
              <text:p/>
            </draw:rect>
            <draw:rect draw:style-name="gr5" draw:text-style-name="P1" draw:layer="layout" svg:width="0.226cm" svg:height="0.239cm" svg:x="4.06cm" svg:y="7.459cm">
              <text:p/>
            </draw:rect>
            <draw:rect draw:style-name="gr5" draw:text-style-name="P1" draw:layer="layout" svg:width="0.227cm" svg:height="0.239cm" svg:x="4.331cm" svg:y="7.459cm">
              <text:p/>
            </draw:rect>
            <draw:rect draw:style-name="gr5" draw:text-style-name="P1" draw:layer="layout" svg:width="0.226cm" svg:height="0.239cm" svg:x="3.243cm" svg:y="7.459cm">
              <text:p/>
            </draw:rect>
          </draw:g>
          <draw:g>
            <draw:rect draw:style-name="gr5" draw:text-style-name="P1" draw:layer="layout" svg:width="0.227cm" svg:height="0.238cm" svg:x="3.515cm" svg:y="7.746cm">
              <text:p/>
            </draw:rect>
            <draw:rect draw:style-name="gr5" draw:text-style-name="P1" draw:layer="layout" svg:width="0.227cm" svg:height="0.238cm" svg:x="3.787cm" svg:y="7.746cm">
              <text:p/>
            </draw:rect>
            <draw:rect draw:style-name="gr5" draw:text-style-name="P1" draw:layer="layout" svg:width="0.226cm" svg:height="0.238cm" svg:x="4.06cm" svg:y="7.746cm">
              <text:p/>
            </draw:rect>
            <draw:rect draw:style-name="gr5" draw:text-style-name="P1" draw:layer="layout" svg:width="0.227cm" svg:height="0.238cm" svg:x="4.331cm" svg:y="7.746cm">
              <text:p/>
            </draw:rect>
            <draw:rect draw:style-name="gr5" draw:text-style-name="P1" draw:layer="layout" svg:width="0.226cm" svg:height="0.238cm" svg:x="3.243cm" svg:y="7.746cm">
              <text:p/>
            </draw:rect>
          </draw:g>
          <draw:g>
            <draw:rect draw:style-name="gr5" draw:text-style-name="P1" draw:layer="layout" svg:width="0.227cm" svg:height="0.239cm" svg:x="3.515cm" svg:y="8.032cm">
              <text:p/>
            </draw:rect>
            <draw:rect draw:style-name="gr5" draw:text-style-name="P1" draw:layer="layout" svg:width="0.227cm" svg:height="0.239cm" svg:x="3.787cm" svg:y="8.032cm">
              <text:p/>
            </draw:rect>
            <draw:rect draw:style-name="gr5" draw:text-style-name="P1" draw:layer="layout" svg:width="0.226cm" svg:height="0.239cm" svg:x="4.06cm" svg:y="8.032cm">
              <text:p/>
            </draw:rect>
            <draw:rect draw:style-name="gr5" draw:text-style-name="P1" draw:layer="layout" svg:width="0.227cm" svg:height="0.239cm" svg:x="4.331cm" svg:y="8.032cm">
              <text:p/>
            </draw:rect>
            <draw:rect draw:style-name="gr5" draw:text-style-name="P1" draw:layer="layout" svg:width="0.226cm" svg:height="0.239cm" svg:x="3.243cm" svg:y="8.032cm">
              <text:p/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8M14S</meta:editing-duration>
    <meta:editing-cycles>3</meta:editing-cycles>
    <meta:generator>OpenOffice/4.1.8$Win32 OpenOffice.org_project/418m3$Build-9803</meta:generator>
    <dc:date>2022-02-27T22:52:23.90</dc:date>
    <dc:creator>Stefan Fambach</dc:creator>
    <meta:document-statistic meta:object-count="1650"/>
  </office:meta>
</office:document-meta>
</file>